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82a36"/>
      <style:paragraph-properties fo:line-height="133%" fo:background-color="#282a36"/>
    </style:style>
    <style:style style:name="P2" style:family="paragraph" style:parent-style-name="Standard">
      <loext:graphic-properties draw:fill="solid" draw:fill-color="#282a36"/>
      <style:paragraph-properties fo:line-height="133%" fo:background-color="#282a36"/>
      <style:text-properties fo:color="#f8f8f2" loext:opacity="100%" style:font-name="Consolas" fo:font-size="9pt" style:font-name-asian="Consolas1" style:font-size-asian="9pt" style:font-name-complex="Consolas1" style:font-size-complex="9pt"/>
    </style:style>
    <style:style style:name="P3" style:family="paragraph" style:parent-style-name="Standard" style:master-page-name="Standard">
      <style:paragraph-properties style:page-number="1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loext:graphic-properties draw:fill="solid" draw:fill-color="#282a36"/>
      <style:paragraph-properties fo:line-height="133%" fo:background-color="#282a36"/>
      <style:text-properties fo:color="#f8f8f2" loext:opacity="100%" style:font-name="Consolas" fo:font-size="9pt" style:font-name-asian="Consolas1" style:font-size-asian="9pt" style:font-name-complex="Consolas1" style:font-size-complex="9pt"/>
    </style:style>
    <style:style style:name="P6" style:family="paragraph" style:parent-style-name="Standard">
      <loext:graphic-properties draw:fill="solid" draw:fill-color="#282a36"/>
      <style:paragraph-properties fo:line-height="133%" fo:background-color="#282a36"/>
      <style:text-properties fo:color="#6272a4" loext:opacity="100%" style:font-name="Consolas" fo:font-size="9pt" style:font-name-asian="Consolas1" style:font-size-asian="9pt" style:font-name-complex="Consolas1" style:font-size-complex="9pt"/>
    </style:style>
    <style:style style:name="P7" style:family="paragraph" style:parent-style-name="Standard">
      <loext:graphic-properties draw:fill="solid" draw:fill-color="#282a36"/>
      <style:paragraph-properties fo:line-height="133%" fo:background-color="#282a36"/>
      <style:text-properties officeooo:paragraph-rsid="00168a60"/>
    </style:style>
    <style:style style:name="P8" style:family="paragraph" style:parent-style-name="Standard">
      <loext:graphic-properties draw:fill="solid" draw:fill-color="#282a36"/>
      <style:paragraph-properties fo:line-height="133%" fo:background-color="#282a36"/>
    </style:style>
    <style:style style:name="P9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10" style:family="paragraph" style:parent-style-name="Standard">
      <style:paragraph-properties fo:margin-top="0cm" fo:margin-bottom="0.499cm" style:contextual-spacing="false" style:line-height-at-least="0.503cm"/>
      <style:text-properties fo:color="#cccccc" loext:opacity="100%" style:font-name="Droid Sans Mono" fo:font-size="10.5pt" fo:font-weight="normal" fo:background-color="#1f1f1f"/>
    </style:style>
    <style:style style:name="P11" style:family="paragraph" style:parent-style-name="Standard">
      <loext:graphic-properties draw:fill="solid" draw:fill-color="#282a36"/>
      <style:paragraph-properties fo:line-height="133%" fo:background-color="#282a36"/>
      <style:text-properties fo:color="#cccccc" loext:opacity="100%" style:font-name="Droid Sans Mono" fo:font-size="10.5pt" fo:font-weight="normal" fo:background-color="#1f1f1f"/>
    </style:style>
    <style:style style:name="P12" style:family="paragraph" style:parent-style-name="Standard">
      <style:paragraph-properties style:line-height-at-least="0.503cm"/>
    </style:style>
    <style:style style:name="P13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14" style:family="paragraph" style:parent-style-name="Standard">
      <style:paragraph-properties style:line-height-at-least="0.503cm"/>
      <style:text-properties fo:color="#808080" loext:opacity="100%" style:font-name="Droid Sans Mono" fo:font-size="10.5pt" fo:font-weight="normal" fo:background-color="#1f1f1f"/>
    </style:style>
    <style:style style:name="T1" style:family="text">
      <style:text-properties fo:font-weight="bold" style:font-weight-asian="bold"/>
    </style:style>
    <style:style style:name="T2" style:family="text">
      <style:text-properties fo:color="#ff79c6" loext:opacity="100%" style:font-name="Consolas" fo:font-size="9pt" style:font-name-asian="Consolas1" style:font-size-asian="9pt" style:font-name-complex="Consolas1" style:font-size-complex="9pt"/>
    </style:style>
    <style:style style:name="T3" style:family="text">
      <style:text-properties fo:color="#ff79c6" loext:opacity="100%" style:font-name="Consolas" fo:font-size="9pt" fo:font-weight="bold" style:font-name-asian="Consolas1" style:font-size-asian="9pt" style:font-weight-asian="bold" style:font-name-complex="Consolas1" style:font-size-complex="9pt"/>
    </style:style>
    <style:style style:name="T4" style:family="text">
      <style:text-properties fo:color="#ff79c6" loext:opacity="100%" style:font-name="Consolas" fo:font-size="9pt" fo:font-style="italic" style:font-name-asian="Consolas1" style:font-size-asian="9pt" style:font-style-asian="italic" style:font-name-complex="Consolas1" style:font-size-complex="9pt"/>
    </style:style>
    <style:style style:name="T5" style:family="text">
      <style:text-properties fo:color="#f8f8f2" loext:opacity="100%" style:font-name="Consolas" fo:font-size="9pt" style:font-name-asian="Consolas1" style:font-size-asian="9pt" style:font-name-complex="Consolas1" style:font-size-complex="9pt"/>
    </style:style>
    <style:style style:name="T6" style:family="text">
      <style:text-properties fo:color="#f8f8f2" loext:opacity="100%" style:font-name="Consolas" fo:font-size="9pt" fo:font-weight="bold" style:font-name-asian="Consolas1" style:font-size-asian="9pt" style:font-weight-asian="bold" style:font-name-complex="Consolas1" style:font-size-complex="9pt"/>
    </style:style>
    <style:style style:name="T7" style:family="text">
      <style:text-properties fo:color="#50fa7b" loext:opacity="100%" style:font-name="Consolas" fo:font-size="9pt" style:font-name-asian="Consolas1" style:font-size-asian="9pt" style:font-name-complex="Consolas1" style:font-size-complex="9pt"/>
    </style:style>
    <style:style style:name="T8" style:family="text">
      <style:text-properties fo:color="#50fa7b" loext:opacity="100%" style:font-name="Consolas" fo:font-size="9pt" fo:font-style="italic" style:font-name-asian="Consolas1" style:font-size-asian="9pt" style:font-style-asian="italic" style:font-name-complex="Consolas1" style:font-size-complex="9pt"/>
    </style:style>
    <style:style style:name="T9" style:family="text">
      <style:text-properties fo:color="#e9f284" loext:opacity="100%" style:font-name="Consolas" fo:font-size="9pt" style:font-name-asian="Consolas1" style:font-size-asian="9pt" style:font-name-complex="Consolas1" style:font-size-complex="9pt"/>
    </style:style>
    <style:style style:name="T10" style:family="text">
      <style:text-properties fo:color="#f1fa8c" loext:opacity="100%" style:font-name="Consolas" fo:font-size="9pt" style:font-name-asian="Consolas1" style:font-size-asian="9pt" style:font-name-complex="Consolas1" style:font-size-complex="9pt"/>
    </style:style>
    <style:style style:name="T11" style:family="text">
      <style:text-properties fo:color="#f1fa8c" loext:opacity="100%" style:font-name="Consolas" fo:font-size="9pt" fo:font-weight="normal" fo:background-color="#1f1f1f" loext:char-shading-value="0" style:font-name-asian="Consolas1" style:font-size-asian="9pt" style:font-name-complex="Consolas1" style:font-size-complex="9pt"/>
    </style:style>
    <style:style style:name="T12" style:family="text">
      <style:text-properties fo:color="#8be9fd" loext:opacity="100%" style:font-name="Consolas" fo:font-size="9pt" style:font-name-asian="Consolas1" style:font-size-asian="9pt" style:font-name-complex="Consolas1" style:font-size-complex="9pt"/>
    </style:style>
    <style:style style:name="T13" style:family="text">
      <style:text-properties fo:color="#8be9fd" loext:opacity="100%" style:font-name="Consolas" fo:font-size="9pt" fo:font-style="italic" style:font-name-asian="Consolas1" style:font-size-asian="9pt" style:font-style-asian="italic" style:font-name-complex="Consolas1" style:font-size-complex="9pt"/>
    </style:style>
    <style:style style:name="T14" style:family="text">
      <style:text-properties fo:color="#bd93f9" loext:opacity="100%" style:font-name="Consolas" fo:font-size="9pt" style:font-name-asian="Consolas1" style:font-size-asian="9pt" style:font-name-complex="Consolas1" style:font-size-complex="9pt"/>
    </style:style>
    <style:style style:name="T15" style:family="text">
      <style:text-properties fo:color="#bd93f9" loext:opacity="100%" style:font-name="Consolas" fo:font-size="9pt" officeooo:rsid="00168a60" style:font-name-asian="Consolas1" style:font-size-asian="9pt" style:font-name-complex="Consolas1" style:font-size-complex="9pt"/>
    </style:style>
    <style:style style:name="T16" style:family="text">
      <style:text-properties fo:color="#bd93f9" loext:opacity="100%" style:font-name="Consolas" fo:font-size="9pt" fo:font-style="italic" style:font-name-asian="Consolas1" style:font-size-asian="9pt" style:font-style-asian="italic" style:font-name-complex="Consolas1" style:font-size-complex="9pt"/>
    </style:style>
    <style:style style:name="T17" style:family="text">
      <style:text-properties fo:color="#ffb86c" loext:opacity="100%" style:font-name="Consolas" fo:font-size="9pt" fo:font-style="italic" style:font-name-asian="Consolas1" style:font-size-asian="9pt" style:font-style-asian="italic" style:font-name-complex="Consolas1" style:font-size-complex="9pt"/>
    </style:style>
    <style:style style:name="T18" style:family="text">
      <style:text-properties fo:color="#6272a4" loext:opacity="100%" style:font-name="Consolas" fo:font-size="9pt" style:font-name-asian="Consolas1" style:font-size-asian="9pt" style:font-name-complex="Consolas1" style:font-size-complex="9pt"/>
    </style:style>
    <style:style style:name="T19" style:family="text">
      <style:text-properties fo:color="#c586c0" loext:opacity="100%"/>
    </style:style>
    <style:style style:name="T20" style:family="text">
      <style:text-properties fo:color="#c586c0" loext:opacity="100%" style:font-name="Consolas" fo:font-size="9pt" style:font-name-asian="Consolas1" style:font-size-asian="9pt" style:font-name-complex="Consolas1" style:font-size-complex="9pt"/>
    </style:style>
    <style:style style:name="T21" style:family="text">
      <style:text-properties style:font-name="Consolas" fo:font-size="9pt" style:font-name-asian="Consolas1" style:font-size-asian="9pt" style:font-name-complex="Consolas1" style:font-size-complex="9pt"/>
    </style:style>
    <style:style style:name="T22" style:family="text">
      <style:text-properties fo:color="#9cdcfe" loext:opacity="100%"/>
    </style:style>
    <style:style style:name="T23" style:family="text">
      <style:text-properties fo:color="#9cdcfe" loext:opacity="100%" style:font-name="Consolas" fo:font-size="9pt" style:font-name-asian="Consolas1" style:font-size-asian="9pt" style:font-name-complex="Consolas1" style:font-size-complex="9pt"/>
    </style:style>
    <style:style style:name="T24" style:family="text">
      <style:text-properties fo:color="#ce9178" loext:opacity="100%"/>
    </style:style>
    <style:style style:name="T25" style:family="text">
      <style:text-properties fo:color="#ce9178" loext:opacity="100%" style:font-name="Consolas" fo:font-size="9pt" style:font-name-asian="Consolas1" style:font-size-asian="9pt" style:font-name-complex="Consolas1" style:font-size-complex="9pt"/>
    </style:style>
    <style:style style:name="T26" style:family="text">
      <style:text-properties fo:color="#569cd6" loext:opacity="100%"/>
    </style:style>
    <style:style style:name="T27" style:family="text">
      <style:text-properties fo:color="#569cd6" loext:opacity="100%" style:font-name="Consolas" fo:font-size="9pt" style:font-name-asian="Consolas1" style:font-size-asian="9pt" style:font-name-complex="Consolas1" style:font-size-complex="9pt"/>
    </style:style>
    <style:style style:name="T28" style:family="text">
      <style:text-properties fo:color="#dcdcaa" loext:opacity="100%"/>
    </style:style>
    <style:style style:name="T29" style:family="text">
      <style:text-properties fo:color="#dcdcaa" loext:opacity="100%" style:font-name="Consolas" fo:font-size="9pt" style:font-name-asian="Consolas1" style:font-size-asian="9pt" style:font-name-complex="Consolas1" style:font-size-complex="9pt"/>
    </style:style>
    <style:style style:name="T30" style:family="text">
      <style:text-properties fo:color="#d4d4d4" loext:opacity="100%"/>
    </style:style>
    <style:style style:name="T31" style:family="text">
      <style:text-properties fo:color="#d4d4d4" loext:opacity="100%" style:font-name="Consolas" fo:font-size="9pt" style:font-name-asian="Consolas1" style:font-size-asian="9pt" style:font-name-complex="Consolas1" style:font-size-complex="9pt"/>
    </style:style>
    <style:style style:name="T32" style:family="text">
      <style:text-properties fo:color="#4fc1ff" loext:opacity="100%"/>
    </style:style>
    <style:style style:name="T33" style:family="text">
      <style:text-properties fo:color="#6a9955" loext:opacity="100%"/>
    </style:style>
    <style:style style:name="T34" style:family="text">
      <style:text-properties fo:color="#808080" loext:opacity="100%"/>
    </style:style>
    <style:style style:name="T35" style:family="text">
      <style:text-properties fo:color="#4ec9b0" loext:opacity="100%"/>
    </style:style>
    <style:style style:name="T36" style:family="text">
      <style:text-properties fo:color="#b5cea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a 7a etapa, todas as instalações foram realizadas, então basta adequar o código para implementar esta sétima etapa. Para isso ajuste os arquivos para ficarem iguais aos códigos abaixo.</text:p>
      <text:p text:style-name="Standard"/>
      <text:p text:style-name="P4">Back-end</text:p>
      <text:p text:style-name="Standard">routes.js:</text:p>
      <text:p text:style-name="Standard"/>
      <text:p text:style-name="P11"><text:span text:style-name="T27">const</text:span><text:span text:style-name="T21"> </text:span><text:span text:style-name="T29">express</text:span><text:span text:style-name="T21"> </text:span><text:span text:style-name="T31">=</text:span><text:span text:style-name="T21"> </text:span><text:span text:style-name="T29">require</text:span><text:span text:style-name="T21">(</text:span><text:span text:style-name="T25">'express'</text:span><text:span text:style-name="T21">)</text:span></text:p>
      <text:p text:style-name="P9"><text:span text:style-name="T26">const</text:span> { <text:span text:style-name="T35">Pool</text:span> } <text:span text:style-name="T30">=</text:span> <text:span text:style-name="T28">require</text:span>(<text:span text:style-name="T24">'pg'</text:span>);</text:p>
      <text:p text:style-name="P9"><text:span text:style-name="T26">const</text:span> <text:span text:style-name="T32">routes</text:span> <text:span text:style-name="T30">=</text:span> <text:span text:style-name="T28">express</text:span>.<text:span text:style-name="T28">Router</text:span>();</text:p>
      <text:p text:style-name="P12"/>
      <text:p text:style-name="P9"><text:span text:style-name="T26">const</text:span> <text:span text:style-name="T32">pool</text:span> <text:span text:style-name="T30">=</text:span> <text:span text:style-name="T26">new</text:span> <text:span text:style-name="T35">Pool</text:span>({</text:p>
      <text:p text:style-name="P9"><text:span text:style-name="T22">user:</text:span> <text:span text:style-name="T24">'postgres'</text:span>,</text:p>
      <text:p text:style-name="P9"><text:span text:style-name="T22">host:</text:span> <text:span text:style-name="T24">'localhost'</text:span>,</text:p>
      <text:p text:style-name="P9"><text:span text:style-name="T22">database:</text:span> <text:span text:style-name="T24">'postgres'</text:span>,</text:p>
      <text:p text:style-name="P9"><text:span text:style-name="T22">password:</text:span> <text:span text:style-name="T24">'12345'</text:span>,</text:p>
      <text:p text:style-name="P9"><text:span text:style-name="T22">port:</text:span> <text:span text:style-name="T36">5433</text:span>,</text:p>
      <text:p text:style-name="P9">});</text:p>
      <text:p text:style-name="P12"/>
      <text:p text:style-name="P9"><text:span text:style-name="T22">routes</text:span>.<text:span text:style-name="T28">get</text:span>(<text:span text:style-name="T24">'/doador'</text:span>, <text:span text:style-name="T26">async</text:span> (<text:span text:style-name="T22">req</text:span>, <text:span text:style-name="T22">res</text:span>) <text:span text:style-name="T26">=&gt;</text:span> {</text:p>
      <text:p text:style-name="P9"><text:span text:style-name="T19">try</text:span> {</text:p>
      <text:p text:style-name="P9"><text:span text:style-name="T26">const</text:span> <text:span text:style-name="T32">client</text:span> <text:span text:style-name="T30">=</text:span> <text:span text:style-name="T19">await</text:span> <text:span text:style-name="T22">pool</text:span>.<text:span text:style-name="T28">connect</text:span>();</text:p>
      <text:p text:style-name="P9"><text:span text:style-name="T26">const</text:span> <text:span text:style-name="T32">result</text:span> <text:span text:style-name="T30">=</text:span> <text:span text:style-name="T19">await</text:span> <text:span text:style-name="T22">client</text:span>.<text:span text:style-name="T28">query</text:span>(<text:span text:style-name="T24">"SELECT * FROM DOADOR"</text:span>);</text:p>
      <text:p text:style-name="P9"><text:span text:style-name="T26">const</text:span> <text:span text:style-name="T32">doador</text:span> <text:span text:style-name="T30">=</text:span> <text:span text:style-name="T22">result</text:span>.<text:span text:style-name="T22">rows</text:span>;</text:p>
      <text:p text:style-name="P9"><text:span text:style-name="T22">client</text:span>.<text:span text:style-name="T28">release</text:span>();</text:p>
      <text:p text:style-name="P9"><text:span text:style-name="T22">res</text:span>.<text:span text:style-name="T28">json</text:span>(<text:span text:style-name="T22">doador</text:span>);</text:p>
      <text:p text:style-name="P9">} <text:span text:style-name="T19">catch</text:span> (<text:span text:style-name="T22">err</text:span>) {</text:p>
      <text:p text:style-name="P9"><text:span text:style-name="T22">console</text:span>.<text:span text:style-name="T28">error</text:span>(<text:span text:style-name="T24">'Erro ao buscar usuários'</text:span>, <text:span text:style-name="T22">err</text:span>);</text:p>
      <text:p text:style-name="P9"><text:span text:style-name="T22">res</text:span>.<text:span text:style-name="T28">status</text:span>(<text:span text:style-name="T36">500</text:span>).<text:span text:style-name="T28">json</text:span>({ <text:span text:style-name="T22">error:</text:span> <text:span text:style-name="T24">'Erro ao buscar usuários'</text:span> });</text:p>
      <text:p text:style-name="P9">}</text:p>
      <text:p text:style-name="P9">})</text:p>
      <text:p text:style-name="P12"/>
      <text:p text:style-name="P9"><text:span text:style-name="T22">routes</text:span>.<text:span text:style-name="T28">get</text:span>(<text:span text:style-name="T24">'/doacoes'</text:span>, <text:span text:style-name="T26">async</text:span> (<text:span text:style-name="T22">req</text:span>, <text:span text:style-name="T22">res</text:span>) <text:span text:style-name="T26">=&gt;</text:span> {</text:p>
      <text:p text:style-name="P9"><text:span text:style-name="T19">try</text:span> {</text:p>
      <text:p text:style-name="P9"><text:span text:style-name="T26">const</text:span> { <text:span text:style-name="T32">dataInicio</text:span>, <text:span text:style-name="T32">dataFim</text:span>, <text:span text:style-name="T32">doador</text:span> } <text:span text:style-name="T30">=</text:span> <text:span text:style-name="T22">req</text:span>.<text:span text:style-name="T22">query</text:span>;</text:p>
      <text:p text:style-name="P9"><text:span text:style-name="T22">console</text:span>.<text:span text:style-name="T28">log</text:span>(<text:span text:style-name="T22">dataInicio</text:span>, <text:span text:style-name="T22">dataFim</text:span>, <text:span text:style-name="T22">doador</text:span>);</text:p>
      <text:p text:style-name="P12"/>
      <text:p text:style-name="P13">// Montando a consulta SQL base</text:p>
      <text:p text:style-name="P9"><text:span text:style-name="T26">let</text:span> <text:span text:style-name="T22">query</text:span> <text:span text:style-name="T30">=</text:span> <text:span text:style-name="T24">"SELECT * FROM DOACAO WHERE 1=1"</text:span>;</text:p>
      <text:p text:style-name="P12"/>
      <text:p text:style-name="P13">// Adicionando cláusulas WHERE conforme os filtros fornecidos</text:p>
      <text:p text:style-name="P9"><text:span text:style-name="T26">const</text:span> <text:span text:style-name="T32">params</text:span> <text:span text:style-name="T30">=</text:span> [];</text:p>
      <text:p text:style-name="P9"><text:span text:style-name="T26">let</text:span> <text:span text:style-name="T22">paramIndex</text:span> <text:span text:style-name="T30">=</text:span> <text:span text:style-name="T36">1</text:span>; <text:span text:style-name="T33">// Índice do parâmetro começa em 1</text:span></text:p>
      <text:p text:style-name="P12"/>
      <text:p text:style-name="P9"><text:span text:style-name="T19">if</text:span> (<text:span text:style-name="T22">doador</text:span>) {</text:p>
      <text:p text:style-name="P9"><text:span text:style-name="T22">query</text:span> <text:span text:style-name="T30">+=</text:span> <text:span text:style-name="T24">` AND codigo_doador = $</text:span><text:span text:style-name="T26">${</text:span><text:span text:style-name="T22">paramIndex</text:span><text:span text:style-name="T26">}</text:span><text:span text:style-name="T24">`</text:span>;</text:p>
      <text:p text:style-name="P9"><text:span text:style-name="T22">params</text:span>.<text:span text:style-name="T28">push</text:span>(<text:span text:style-name="T22">doador</text:span>);</text:p>
      <text:p text:style-name="P9"><text:span text:style-name="T22">paramIndex</text:span><text:span text:style-name="T30">++</text:span>;</text:p>
      <text:p text:style-name="P9">}</text:p>
      <text:p text:style-name="P9"><text:soft-page-break/><text:span text:style-name="T19">if</text:span> (<text:span text:style-name="T22">dataInicio</text:span>) {</text:p>
      <text:p text:style-name="P9"><text:span text:style-name="T22">query</text:span> <text:span text:style-name="T30">+=</text:span> <text:span text:style-name="T24">` AND data &gt;= $</text:span><text:span text:style-name="T26">${</text:span><text:span text:style-name="T22">paramIndex</text:span><text:span text:style-name="T26">}</text:span><text:span text:style-name="T24">`</text:span>;</text:p>
      <text:p text:style-name="P9"><text:span text:style-name="T22">params</text:span>.<text:span text:style-name="T28">push</text:span>(<text:span text:style-name="T22">dataInicio</text:span>);</text:p>
      <text:p text:style-name="P9"><text:span text:style-name="T22">paramIndex</text:span><text:span text:style-name="T30">++</text:span>;</text:p>
      <text:p text:style-name="P9">}</text:p>
      <text:p text:style-name="P9"><text:span text:style-name="T19">if</text:span> (<text:span text:style-name="T22">dataFim</text:span>) {</text:p>
      <text:p text:style-name="P9"><text:span text:style-name="T22">query</text:span> <text:span text:style-name="T30">+=</text:span> <text:span text:style-name="T24">` AND data &lt;= $</text:span><text:span text:style-name="T26">${</text:span><text:span text:style-name="T22">paramIndex</text:span><text:span text:style-name="T26">}</text:span><text:span text:style-name="T24">`</text:span>;</text:p>
      <text:p text:style-name="P9"><text:span text:style-name="T22">params</text:span>.<text:span text:style-name="T28">push</text:span>(<text:span text:style-name="T22">dataFim</text:span>);</text:p>
      <text:p text:style-name="P9">}</text:p>
      <text:p text:style-name="P9"><text:span text:style-name="T22">console</text:span>.<text:span text:style-name="T28">log</text:span>(<text:span text:style-name="T22">query</text:span>, <text:span text:style-name="T22">params</text:span>);</text:p>
      <text:p text:style-name="P12"/>
      <text:p text:style-name="P9"><text:span text:style-name="T26">const</text:span> <text:span text:style-name="T32">client</text:span> <text:span text:style-name="T30">=</text:span> <text:span text:style-name="T19">await</text:span> <text:span text:style-name="T22">pool</text:span>.<text:span text:style-name="T28">connect</text:span>();</text:p>
      <text:p text:style-name="P9"><text:span text:style-name="T26">const</text:span> <text:span text:style-name="T32">result</text:span> <text:span text:style-name="T30">=</text:span> <text:span text:style-name="T19">await</text:span> <text:span text:style-name="T22">client</text:span>.<text:span text:style-name="T28">query</text:span>(<text:span text:style-name="T22">query</text:span>, <text:span text:style-name="T22">params</text:span>);</text:p>
      <text:p text:style-name="P9"><text:span text:style-name="T26">const</text:span> <text:span text:style-name="T32">doacoes</text:span> <text:span text:style-name="T30">=</text:span> <text:span text:style-name="T22">result</text:span>.<text:span text:style-name="T22">rows</text:span>;</text:p>
      <text:p text:style-name="P9"><text:span text:style-name="T22">client</text:span>.<text:span text:style-name="T28">release</text:span>();</text:p>
      <text:p text:style-name="P9"><text:span text:style-name="T22">res</text:span>.<text:span text:style-name="T28">json</text:span>(<text:span text:style-name="T22">doacoes</text:span>);</text:p>
      <text:p text:style-name="P9">} <text:span text:style-name="T19">catch</text:span> (<text:span text:style-name="T22">err</text:span>) {</text:p>
      <text:p text:style-name="P9"><text:span text:style-name="T22">console</text:span>.<text:span text:style-name="T28">error</text:span>(<text:span text:style-name="T24">'Erro ao buscar doações'</text:span>, <text:span text:style-name="T22">err</text:span>);</text:p>
      <text:p text:style-name="P9"><text:span text:style-name="T22">res</text:span>.<text:span text:style-name="T28">status</text:span>(<text:span text:style-name="T36">500</text:span>).<text:span text:style-name="T28">json</text:span>({ <text:span text:style-name="T22">error:</text:span> <text:span text:style-name="T24">'Erro ao buscar doações'</text:span> });</text:p>
      <text:p text:style-name="P9">}</text:p>
      <text:p text:style-name="P9">});</text:p>
      <text:p text:style-name="P10"><text:line-break/></text:p>
      <text:p text:style-name="P9"><text:span text:style-name="T22">routes</text:span>.<text:span text:style-name="T28">post</text:span>(<text:span text:style-name="T24">'/cadastrarDoador'</text:span>, <text:span text:style-name="T26">async</text:span> (<text:span text:style-name="T22">req</text:span>, <text:span text:style-name="T22">res</text:span>) <text:span text:style-name="T26">=&gt;</text:span> {</text:p>
      <text:p text:style-name="P9"><text:span text:style-name="T19">try</text:span> {</text:p>
      <text:p text:style-name="P9"><text:span text:style-name="T26">const</text:span> { <text:span text:style-name="T32">texto</text:span>, <text:span text:style-name="T32">inteiro</text:span>, <text:span text:style-name="T32">cpf</text:span>, <text:span text:style-name="T32">contato</text:span>, <text:span text:style-name="T32">tipo_sanguineo</text:span>, <text:span text:style-name="T32">rh</text:span> } <text:span text:style-name="T30">=</text:span> <text:span text:style-name="T22">req</text:span>.<text:span text:style-name="T22">body</text:span>;</text:p>
      <text:p text:style-name="P9"><text:span text:style-name="T22">console</text:span>.<text:span text:style-name="T28">log</text:span>(<text:span text:style-name="T22">req</text:span>.<text:span text:style-name="T22">body</text:span>);</text:p>
      <text:p text:style-name="P9"><text:span text:style-name="T22">console</text:span>.<text:span text:style-name="T28">log</text:span>(<text:span text:style-name="T24">"Doador Cadastrado!"</text:span>);</text:p>
      <text:p text:style-name="P9"><text:span text:style-name="T26">const</text:span> <text:span text:style-name="T32">client</text:span> <text:span text:style-name="T30">=</text:span> <text:span text:style-name="T19">await</text:span> <text:span text:style-name="T22">pool</text:span>.<text:span text:style-name="T28">connect</text:span>();</text:p>
      <text:p text:style-name="P9"><text:span text:style-name="T26">const</text:span> <text:span text:style-name="T32">result</text:span> <text:span text:style-name="T30">=</text:span> <text:span text:style-name="T19">await</text:span> <text:span text:style-name="T22">client</text:span>.<text:span text:style-name="T28">query</text:span>(<text:span text:style-name="T24">"INSERT INTO doador (nome, cpf, contato, situacao, tipo_sanguineo, rh) VALUES ($1, $2, $3, $4, $5, $6) RETURNING *"</text:span>, [<text:span text:style-name="T22">texto</text:span>, <text:span text:style-name="T22">cpf</text:span>, <text:span text:style-name="T22">contato</text:span>, <text:span text:style-name="T24">'Ativo'</text:span>, <text:span text:style-name="T22">tipo_sanguineo</text:span>, <text:span text:style-name="T22">rh</text:span>]);</text:p>
      <text:p text:style-name="P9"><text:span text:style-name="T26">const</text:span> <text:span text:style-name="T32">newItem</text:span> <text:span text:style-name="T30">=</text:span> <text:span text:style-name="T22">result</text:span>.<text:span text:style-name="T22">rows</text:span>[<text:span text:style-name="T36">0</text:span>];</text:p>
      <text:p text:style-name="P9"><text:span text:style-name="T22">client</text:span>.<text:span text:style-name="T28">release</text:span>();</text:p>
      <text:p text:style-name="P9"><text:span text:style-name="T22">res</text:span>.<text:span text:style-name="T28">json</text:span>(<text:span text:style-name="T22">newItem</text:span>);</text:p>
      <text:p text:style-name="P9">} <text:span text:style-name="T19">catch</text:span> (<text:span text:style-name="T22">err</text:span>) {</text:p>
      <text:p text:style-name="P9"><text:span text:style-name="T22">console</text:span>.<text:span text:style-name="T28">error</text:span>(<text:span text:style-name="T22">err</text:span>);</text:p>
      <text:p text:style-name="P9"><text:span text:style-name="T22">res</text:span>.<text:span text:style-name="T28">status</text:span>(<text:span text:style-name="T36">500</text:span>).<text:span text:style-name="T28">json</text:span>({ <text:span text:style-name="T22">message:</text:span> <text:span text:style-name="T24">'Erro interno do servidor'</text:span> });</text:p>
      <text:p text:style-name="P9">}</text:p>
      <text:p text:style-name="P9">})</text:p>
      <text:p text:style-name="P12"/>
      <text:p text:style-name="P9"><text:span text:style-name="T32">routes</text:span>.<text:span text:style-name="T28">post</text:span>(<text:span text:style-name="T24">'/cadastrarDoacao'</text:span>, <text:span text:style-name="T26">async</text:span> (<text:span text:style-name="T22">req</text:span>, <text:span text:style-name="T22">res</text:span>) <text:span text:style-name="T26">=&gt;</text:span> {</text:p>
      <text:p text:style-name="P9"><text:span text:style-name="T19">try</text:span> {</text:p>
      <text:p text:style-name="P9"><text:span text:style-name="T26">const</text:span> { <text:span text:style-name="T32">doador</text:span>, <text:span text:style-name="T32">qtdSangue</text:span>, <text:span text:style-name="T32">dataDoacao</text:span>, <text:span text:style-name="T32">tipo_sanguineo</text:span>, <text:span text:style-name="T32">rh</text:span> } <text:span text:style-name="T30">=</text:span> <text:span text:style-name="T22">req</text:span>.<text:span text:style-name="T22">body</text:span>;</text:p>
      <text:p text:style-name="P9"><text:span text:style-name="T22">console</text:span>.<text:span text:style-name="T28">log</text:span>(<text:span text:style-name="T22">req</text:span>.<text:span text:style-name="T22">body</text:span>);</text:p>
      <text:p text:style-name="P9"><text:span text:style-name="T22">console</text:span>.<text:span text:style-name="T28">log</text:span>(<text:span text:style-name="T24">"Doação cadastrada!"</text:span>);</text:p>
      <text:p text:style-name="P9"><text:span text:style-name="T26">const</text:span> <text:span text:style-name="T32">client</text:span> <text:span text:style-name="T30">=</text:span> <text:span text:style-name="T19">await</text:span> <text:span text:style-name="T32">pool</text:span>.<text:span text:style-name="T28">connect</text:span>();</text:p>
      <text:p text:style-name="P9"><text:span text:style-name="T26">const</text:span> <text:span text:style-name="T32">result</text:span> <text:span text:style-name="T30">=</text:span> <text:span text:style-name="T19">await</text:span> <text:span text:style-name="T32">client</text:span>.<text:span text:style-name="T28">query</text:span>(<text:span text:style-name="T24">"INSERT INTO doacao (codigo_doador, data, volume) </text:span><text:soft-page-break/><text:span text:style-name="T24">VALUES ($1, $2, $3) RETURNING *"</text:span>, [<text:span text:style-name="T32">doador</text:span>, <text:span text:style-name="T32">dataDoacao</text:span>, <text:span text:style-name="T32">qtdSangue</text:span>]);</text:p>
      <text:p text:style-name="P9"><text:span text:style-name="T26">const</text:span> <text:span text:style-name="T32">newItem</text:span> <text:span text:style-name="T30">=</text:span> <text:span text:style-name="T32">result</text:span>.<text:span text:style-name="T22">rows</text:span>[<text:span text:style-name="T36">0</text:span>];</text:p>
      <text:p text:style-name="P9"><text:span text:style-name="T22">res</text:span>.<text:span text:style-name="T28">json</text:span>(<text:span text:style-name="T32">newItem</text:span>);</text:p>
      <text:p text:style-name="P9"><text:span text:style-name="T26">const</text:span> <text:span text:style-name="T32">update</text:span> <text:span text:style-name="T30">=</text:span> <text:span text:style-name="T19">await</text:span> <text:span text:style-name="T32">client</text:span>.<text:span text:style-name="T28">query</text:span>(<text:span text:style-name="T24">"UPDATE DOADOR SET tipo_rh_corretos = true, tipo_sanguineo = $1, rh = $2 WHERE codigo = $3"</text:span>, [<text:span text:style-name="T32">tipo_sanguineo</text:span>, <text:span text:style-name="T32">rh</text:span>, <text:span text:style-name="T32">doador</text:span>]);</text:p>
      <text:p text:style-name="P9"><text:span text:style-name="T32">client</text:span>.<text:span text:style-name="T28">release</text:span>();</text:p>
      <text:p text:style-name="P9">} <text:span text:style-name="T19">catch</text:span> (<text:span text:style-name="T22">err</text:span>) {</text:p>
      <text:p text:style-name="P9"><text:span text:style-name="T22">console</text:span>.<text:span text:style-name="T28">error</text:span>(<text:span text:style-name="T22">err</text:span>);</text:p>
      <text:p text:style-name="P9"><text:span text:style-name="T22">res</text:span>.<text:span text:style-name="T28">status</text:span>(<text:span text:style-name="T36">500</text:span>).<text:span text:style-name="T28">json</text:span>({ <text:span text:style-name="T22">message:</text:span> <text:span text:style-name="T24">'Erro interno do servidor'</text:span> });</text:p>
      <text:p text:style-name="P9">}</text:p>
      <text:p text:style-name="P9">})</text:p>
      <text:p text:style-name="P12"/>
      <text:p text:style-name="P9"><text:span text:style-name="T32">routes</text:span>.<text:span text:style-name="T28">post</text:span>(<text:span text:style-name="T24">'/excluirDoador/:id'</text:span>, <text:span text:style-name="T26">async</text:span> (<text:span text:style-name="T22">req</text:span>, <text:span text:style-name="T22">res</text:span>) <text:span text:style-name="T26">=&gt;</text:span> {</text:p>
      <text:p text:style-name="P9"><text:span text:style-name="T26">const</text:span> <text:span text:style-name="T32">id</text:span> <text:span text:style-name="T30">=</text:span> <text:span text:style-name="T22">req</text:span>.<text:span text:style-name="T22">params</text:span>.<text:span text:style-name="T22">id</text:span>;</text:p>
      <text:p text:style-name="P9"><text:span text:style-name="T26">const</text:span> { <text:span text:style-name="T32">nome</text:span>, <text:span text:style-name="T32">cpf</text:span>, <text:span text:style-name="T32">contato</text:span>, <text:span text:style-name="T32">tipo_sanguineo</text:span>, <text:span text:style-name="T32">rh</text:span>, <text:span text:style-name="T32">tipo_rh_corretos</text:span>, <text:span text:style-name="T32">situacao</text:span> } <text:span text:style-name="T30">=</text:span> <text:span text:style-name="T22">req</text:span>.<text:span text:style-name="T22">body</text:span>;</text:p>
      <text:p text:style-name="P12"/>
      <text:p text:style-name="P9"><text:span text:style-name="T19">try</text:span> {</text:p>
      <text:p text:style-name="P9"><text:span text:style-name="T26">const</text:span> <text:span text:style-name="T32">client</text:span> <text:span text:style-name="T30">=</text:span> <text:span text:style-name="T19">await</text:span> <text:span text:style-name="T32">pool</text:span>.<text:span text:style-name="T28">connect</text:span>();</text:p>
      <text:p text:style-name="P9"><text:span text:style-name="T26">const</text:span> <text:span text:style-name="T32">result</text:span> <text:span text:style-name="T30">=</text:span> <text:span text:style-name="T19">await</text:span> <text:span text:style-name="T32">client</text:span>.<text:span text:style-name="T28">query</text:span>(<text:span text:style-name="T24">"UPDATE DOADOR SET situacao = 'Inativo' WHERE codigo = $1"</text:span>, [<text:span text:style-name="T32">id</text:span>]);</text:p>
      <text:p text:style-name="P9"><text:span text:style-name="T32">client</text:span>.<text:span text:style-name="T28">release</text:span>();</text:p>
      <text:p text:style-name="P13">// Após a atualização, você pode enviar uma resposta de sucesso</text:p>
      <text:p text:style-name="P9"><text:span text:style-name="T22">res</text:span>.<text:span text:style-name="T28">status</text:span>(<text:span text:style-name="T36">200</text:span>).<text:span text:style-name="T28">json</text:span>({ <text:span text:style-name="T22">message:</text:span> <text:span text:style-name="T24">'Doador excluído com sucesso'</text:span> });</text:p>
      <text:p text:style-name="P9">} <text:span text:style-name="T19">catch</text:span> (<text:span text:style-name="T22">err</text:span>) {</text:p>
      <text:p text:style-name="P9"><text:span text:style-name="T22">console</text:span>.<text:span text:style-name="T28">error</text:span>(<text:span text:style-name="T24">'Erro ao atualizar doador:'</text:span>, <text:span text:style-name="T22">err</text:span>);</text:p>
      <text:p text:style-name="P9"><text:span text:style-name="T22">res</text:span>.<text:span text:style-name="T28">status</text:span>(<text:span text:style-name="T36">500</text:span>).<text:span text:style-name="T28">json</text:span>({ <text:span text:style-name="T22">error:</text:span> <text:span text:style-name="T24">'Erro ao atualizar doador'</text:span> });</text:p>
      <text:p text:style-name="P9">}</text:p>
      <text:p text:style-name="P9">});</text:p>
      <text:p text:style-name="P12"/>
      <text:p text:style-name="P9"><text:span text:style-name="T32">routes</text:span>.<text:span text:style-name="T28">put</text:span>(<text:span text:style-name="T24">'/editarDoador/:id'</text:span>, <text:span text:style-name="T26">async</text:span> (<text:span text:style-name="T22">req</text:span>, <text:span text:style-name="T22">res</text:span>) <text:span text:style-name="T26">=&gt;</text:span> {</text:p>
      <text:p text:style-name="P9"><text:span text:style-name="T26">const</text:span> <text:span text:style-name="T32">id</text:span> <text:span text:style-name="T30">=</text:span> <text:span text:style-name="T22">req</text:span>.<text:span text:style-name="T22">params</text:span>.<text:span text:style-name="T22">id</text:span>;</text:p>
      <text:p text:style-name="P9"><text:span text:style-name="T26">const</text:span> { <text:span text:style-name="T32">nome</text:span>, <text:span text:style-name="T32">cpf</text:span>, <text:span text:style-name="T32">contato</text:span>, <text:span text:style-name="T32">tipo_sanguineo</text:span>, <text:span text:style-name="T32">rh</text:span>, <text:span text:style-name="T32">tipo_rh_corretos</text:span>, <text:span text:style-name="T32">situacao</text:span> } <text:span text:style-name="T30">=</text:span> <text:span text:style-name="T22">req</text:span>.<text:span text:style-name="T22">body</text:span>;</text:p>
      <text:p text:style-name="P12"/>
      <text:p text:style-name="P9"><text:span text:style-name="T19">try</text:span> {</text:p>
      <text:p text:style-name="P9"><text:span text:style-name="T26">const</text:span> <text:span text:style-name="T32">client</text:span> <text:span text:style-name="T30">=</text:span> <text:span text:style-name="T19">await</text:span> <text:span text:style-name="T32">pool</text:span>.<text:span text:style-name="T28">connect</text:span>();</text:p>
      <text:p text:style-name="P9"><text:span text:style-name="T26">const</text:span> <text:span text:style-name="T32">result</text:span> <text:span text:style-name="T30">=</text:span> <text:span text:style-name="T19">await</text:span> <text:span text:style-name="T32">client</text:span>.<text:span text:style-name="T28">query</text:span>(</text:p>
      <text:p text:style-name="P9"><text:span text:style-name="T24">"UPDATE DOADOR SET nome = $1, cpf = $2, contato = $3, tipo_sanguineo = $4, rh = $5, tipo_rh_corretos = $6, situacao = $7 WHERE codigo = $8 RETURNING *"</text:span>,</text:p>
      <text:p text:style-name="P9">[<text:span text:style-name="T32">nome</text:span>, <text:span text:style-name="T32">cpf</text:span>, <text:span text:style-name="T32">contato</text:span>, <text:span text:style-name="T32">tipo_sanguineo</text:span>, <text:span text:style-name="T32">rh</text:span>, <text:span text:style-name="T32">tipo_rh_corretos</text:span>, <text:span text:style-name="T32">situacao</text:span>, <text:span text:style-name="T32">id</text:span>]</text:p>
      <text:p text:style-name="P9">);</text:p>
      <text:p text:style-name="P9"><text:span text:style-name="T32">client</text:span>.<text:span text:style-name="T28">release</text:span>();</text:p>
      <text:p text:style-name="P9"><text:span text:style-name="T19">if</text:span> (<text:span text:style-name="T32">result</text:span>.<text:span text:style-name="T22">rows</text:span>.<text:span text:style-name="T22">length</text:span> <text:span text:style-name="T30">&gt;</text:span> <text:span text:style-name="T36">0</text:span>) {</text:p>
      <text:p text:style-name="P9"><text:span text:style-name="T22">res</text:span>.<text:span text:style-name="T28">status</text:span>(<text:span text:style-name="T36">200</text:span>).<text:span text:style-name="T28">json</text:span>(<text:span text:style-name="T32">result</text:span>.<text:span text:style-name="T22">rows</text:span>[<text:span text:style-name="T36">0</text:span>]);</text:p>
      <text:p text:style-name="P9">} <text:span text:style-name="T19">else</text:span> {</text:p>
      <text:p text:style-name="P9"><text:span text:style-name="T22">res</text:span>.<text:span text:style-name="T28">status</text:span>(<text:span text:style-name="T36">404</text:span>).<text:span text:style-name="T28">json</text:span>({ <text:span text:style-name="T22">message:</text:span> <text:span text:style-name="T24">'Doador não encontrado'</text:span> });</text:p>
      <text:p text:style-name="P9">}</text:p>
      <text:p text:style-name="P9">} <text:span text:style-name="T19">catch</text:span> (<text:span text:style-name="T22">err</text:span>) {</text:p>
      <text:p text:style-name="P9"><text:soft-page-break/><text:span text:style-name="T22">console</text:span>.<text:span text:style-name="T28">error</text:span>(<text:span text:style-name="T24">'Erro ao atualizar doador:'</text:span>, <text:span text:style-name="T22">err</text:span>);</text:p>
      <text:p text:style-name="P9"><text:span text:style-name="T22">res</text:span>.<text:span text:style-name="T28">status</text:span>(<text:span text:style-name="T36">500</text:span>).<text:span text:style-name="T28">json</text:span>({ <text:span text:style-name="T22">error:</text:span> <text:span text:style-name="T24">'Erro ao atualizar doador'</text:span> });</text:p>
      <text:p text:style-name="P9">}</text:p>
      <text:p text:style-name="P9">});</text:p>
      <text:p text:style-name="P12"/>
      <text:p text:style-name="P9"><text:span text:style-name="T32">module</text:span>.<text:span text:style-name="T32">exports</text:span> <text:span text:style-name="T30">=</text:span> <text:span text:style-name="T32">routes</text:span>;</text:p>
      <text:p text:style-name="P9"/>
      <text:p text:style-name="Standard"><text:span text:style-name="T6"/></text:p>
      <text:p text:style-name="Standard"><text:span text:style-name="T1">Front-end: <text:line-break/></text:span></text:p>
      <text:p text:style-name="Standard">Crie o arquivo cadastrarDoacao.js dentro da pasta components e cole o código abaixo nele:</text:p>
      <text:p text:style-name="Standard"/>
      <text:p text:style-name="P1"><text:span text:style-name="T2">import</text:span><text:span text:style-name="T5"> React, { useState, useEffect } </text:span><text:span text:style-name="T2">from</text:span><text:span text:style-name="T5"> </text:span><text:span text:style-name="T9">'</text:span><text:span text:style-name="T10">react</text:span><text:span text:style-name="T9">'</text:span><text:span text:style-name="T5">;</text:span></text:p>
      <text:p text:style-name="P1"><text:span text:style-name="T2">import</text:span><text:span text:style-name="T5"> axios </text:span><text:span text:style-name="T2">from</text:span><text:span text:style-name="T5"> </text:span><text:span text:style-name="T9">'</text:span><text:span text:style-name="T10">axios</text:span><text:span text:style-name="T9">'</text:span><text:span text:style-name="T5">;</text:span></text:p>
      <text:p text:style-name="P2"/>
      <text:p text:style-name="P1"><text:span text:style-name="T2">const</text:span><text:span text:style-name="T5"> </text:span><text:span text:style-name="T7">Formulario</text:span><text:span text:style-name="T5"> </text:span><text:span text:style-name="T2">=</text:span><text:span text:style-name="T5"> () </text:span><text:span text:style-name="T2">=&gt;</text:span><text:span text:style-name="T5"> {</text:span></text:p>
      <text:p text:style-name="P2"/>
      <text:p text:style-name="P1"><text:span text:style-name="T5"><text:s text:c="2"/></text:span><text:span text:style-name="T2">const</text:span><text:span text:style-name="T5"> [</text:span><text:span text:style-name="T14">items</text:span><text:span text:style-name="T5">, </text:span><text:span text:style-name="T7">setItems</text:span><text:span text:style-name="T5">] </text:span><text:span text:style-name="T2">=</text:span><text:span text:style-name="T5"> </text:span><text:span text:style-name="T7">useState</text:span><text:span text:style-name="T5">([]);</text:span></text:p>
      <text:p text:style-name="P2"/>
      <text:p text:style-name="P1"><text:span text:style-name="T5"><text:s text:c="2"/></text:span><text:span text:style-name="T7">useEffect</text:span><text:span text:style-name="T5">(() </text:span><text:span text:style-name="T2">=&gt;</text:span><text:span text:style-name="T5"> {</text:span></text:p>
      <text:p text:style-name="P1"><text:span text:style-name="T5"><text:s text:c="6"/></text:span><text:span text:style-name="T2">const</text:span><text:span text:style-name="T5"> </text:span><text:span text:style-name="T7">fetchData</text:span><text:span text:style-name="T5"> </text:span><text:span text:style-name="T2">=</text:span><text:span text:style-name="T5"> </text:span><text:span text:style-name="T2">async</text:span><text:span text:style-name="T5"> () </text:span><text:span text:style-name="T2">=&gt;</text:span><text:span text:style-name="T5"> {</text:span></text:p>
      <text:p text:style-name="P1"><text:span text:style-name="T5"><text:s text:c="10"/></text:span><text:span text:style-name="T2">try</text:span><text:span text:style-name="T5"> {</text:span></text:p>
      <text:p text:style-name="P1"><text:span text:style-name="T5"><text:s text:c="14"/></text:span><text:span text:style-name="T2">const</text:span><text:span text:style-name="T5"> </text:span><text:span text:style-name="T14">response</text:span><text:span text:style-name="T5"> </text:span><text:span text:style-name="T2">=</text:span><text:span text:style-name="T5"> </text:span><text:span text:style-name="T2">await</text:span><text:span text:style-name="T5"> </text:span><text:span text:style-name="T14">axios</text:span><text:span text:style-name="T5">.</text:span><text:span text:style-name="T7">get</text:span><text:span text:style-name="T5">(</text:span><text:span text:style-name="T9">'</text:span><text:span text:style-name="T10">http://localhost:3333/doador</text:span><text:span text:style-name="T9">'</text:span><text:span text:style-name="T5">);</text:span></text:p>
      <text:p text:style-name="P1"><text:span text:style-name="T5"><text:s text:c="14"/></text:span><text:span text:style-name="T7">setItems</text:span><text:span text:style-name="T5">(</text:span><text:span text:style-name="T14">response</text:span><text:span text:style-name="T5">.data);</text:span></text:p>
      <text:p text:style-name="P1"><text:span text:style-name="T5"><text:s text:c="10"/>} </text:span><text:span text:style-name="T2">catch</text:span><text:span text:style-name="T5"> (err) {</text:span></text:p>
      <text:p text:style-name="P1"><text:span text:style-name="T5"><text:s text:c="14"/></text:span><text:span text:style-name="T14">console</text:span><text:span text:style-name="T5">.</text:span><text:span text:style-name="T7">error</text:span><text:span text:style-name="T5">(err);</text:span></text:p>
      <text:p text:style-name="P2"><text:s text:c="10"/>}</text:p>
      <text:p text:style-name="P2"><text:s text:c="6"/>};</text:p>
      <text:p text:style-name="P2"/>
      <text:p text:style-name="P1"><text:span text:style-name="T5"><text:s text:c="6"/></text:span><text:span text:style-name="T7">fetchData</text:span><text:span text:style-name="T5">();</text:span></text:p>
      <text:p text:style-name="P2"><text:s text:c="2"/>}, []);</text:p>
      <text:p text:style-name="P2"><text:s text:c="3"/></text:p>
      <text:p text:style-name="P1"><text:span text:style-name="T5"><text:s/></text:span><text:span text:style-name="T2">const</text:span><text:span text:style-name="T5"> [</text:span><text:span text:style-name="T14">doador</text:span><text:span text:style-name="T5">, </text:span><text:span text:style-name="T7">setDoador</text:span><text:span text:style-name="T5">] </text:span><text:span text:style-name="T2">=</text:span><text:span text:style-name="T5"> </text:span><text:span text:style-name="T7">useState</text:span><text:span text:style-name="T5">(</text:span><text:span text:style-name="T9">''</text:span><text:span text:style-name="T5">);</text:span></text:p>
      <text:p text:style-name="P1"><text:span text:style-name="T5"><text:s/></text:span><text:span text:style-name="T2">const</text:span><text:span text:style-name="T5"> [</text:span><text:span text:style-name="T14">qtdSangue</text:span><text:span text:style-name="T5">, </text:span><text:span text:style-name="T7">setQtdSangue</text:span><text:span text:style-name="T5">] </text:span><text:span text:style-name="T2">=</text:span><text:span text:style-name="T5"> </text:span><text:span text:style-name="T7">useState</text:span><text:span text:style-name="T5">(</text:span><text:span text:style-name="T9">''</text:span><text:span text:style-name="T5">);</text:span></text:p>
      <text:p text:style-name="P1"><text:span text:style-name="T5"><text:s/></text:span><text:span text:style-name="T2">const</text:span><text:span text:style-name="T5"> [</text:span><text:span text:style-name="T14">dataDoacao</text:span><text:span text:style-name="T5">, </text:span><text:span text:style-name="T7">setData</text:span><text:span text:style-name="T5">] </text:span><text:span text:style-name="T2">=</text:span><text:span text:style-name="T5"> </text:span><text:span text:style-name="T7">useState</text:span><text:span text:style-name="T5">(</text:span><text:span text:style-name="T9">''</text:span><text:span text:style-name="T5">);</text:span></text:p>
      <text:p text:style-name="P1"><text:span text:style-name="T5"><text:s/></text:span><text:span text:style-name="T2">const</text:span><text:span text:style-name="T5"> [</text:span><text:span text:style-name="T14">tipo_sanguineo</text:span><text:span text:style-name="T5">, </text:span><text:span text:style-name="T7">setTipoSanguineo</text:span><text:span text:style-name="T5">] </text:span><text:span text:style-name="T2">=</text:span><text:span text:style-name="T5"> </text:span><text:span text:style-name="T7">useState</text:span><text:span text:style-name="T5">(</text:span><text:span text:style-name="T9">''</text:span><text:span text:style-name="T5">);</text:span></text:p>
      <text:p text:style-name="P1"><text:span text:style-name="T5"><text:s/></text:span><text:span text:style-name="T2">const</text:span><text:span text:style-name="T5"> [</text:span><text:span text:style-name="T14">rh</text:span><text:span text:style-name="T5">, </text:span><text:span text:style-name="T7">setRh</text:span><text:span text:style-name="T5">] </text:span><text:span text:style-name="T2">=</text:span><text:span text:style-name="T5"> </text:span><text:span text:style-name="T7">useState</text:span><text:span text:style-name="T5">(</text:span><text:span text:style-name="T9">''</text:span><text:span text:style-name="T5">);</text:span></text:p>
      <text:p text:style-name="P1"><text:span text:style-name="T5"><text:s/></text:span><text:span text:style-name="T2">const</text:span><text:span text:style-name="T5"> [</text:span><text:span text:style-name="T14">erros</text:span><text:span text:style-name="T5">, </text:span><text:span text:style-name="T7">setErrors</text:span><text:span text:style-name="T5">] </text:span><text:span text:style-name="T2">=</text:span><text:span text:style-name="T5"> </text:span><text:span text:style-name="T7">useState</text:span><text:span text:style-name="T5">({});</text:span></text:p>
      <text:p text:style-name="P2"/>
      <text:p text:style-name="P1"><text:span text:style-name="T5"><text:s/></text:span><text:span text:style-name="T2">const</text:span><text:span text:style-name="T5"> </text:span><text:span text:style-name="T7">handleSubmit</text:span><text:span text:style-name="T5"> </text:span><text:span text:style-name="T2">=</text:span><text:span text:style-name="T5"> </text:span><text:span text:style-name="T2">async</text:span><text:span text:style-name="T5"> (</text:span><text:span text:style-name="T17">e</text:span><text:span text:style-name="T5">) </text:span><text:span text:style-name="T2">=&gt;</text:span><text:span text:style-name="T5"> {</text:span></text:p>
      <text:p text:style-name="P1"><text:span text:style-name="T5"><text:s text:c="3"/></text:span><text:span text:style-name="T17">e</text:span><text:span text:style-name="T5">.</text:span><text:span text:style-name="T7">preventDefault</text:span><text:span text:style-name="T5">();</text:span></text:p>
      <text:p text:style-name="P2"><text:s text:c="3"/></text:p>
      <text:p text:style-name="P1"><text:span text:style-name="T5"><text:s text:c="3"/></text:span><text:span text:style-name="T18">// Validação dos dados do formulário</text:span></text:p>
      <text:p text:style-name="P1"><text:span text:style-name="T5"><text:s text:c="3"/></text:span><text:span text:style-name="T2">const</text:span><text:span text:style-name="T5"> </text:span><text:span text:style-name="T14">validationErrors</text:span><text:span text:style-name="T5"> </text:span><text:span text:style-name="T2">=</text:span><text:span text:style-name="T5"> {};</text:span></text:p>
      <text:p text:style-name="P2"/>
      <text:p text:style-name="P1"><text:span text:style-name="T5"><text:s text:c="3"/></text:span><text:span text:style-name="T2">if</text:span><text:span text:style-name="T5"> (</text:span><text:span text:style-name="T2">!</text:span><text:span text:style-name="T14">doador</text:span><text:span text:style-name="T5">) {</text:span></text:p>
      <text:p text:style-name="P1"><text:span text:style-name="T5"><text:s text:c="4"/></text:span><text:span text:style-name="T14">validationErrors</text:span><text:span text:style-name="T5">.doador </text:span><text:span text:style-name="T2">=</text:span><text:span text:style-name="T5"> </text:span><text:span text:style-name="T9">'</text:span><text:span text:style-name="T10">O doador é obrigatório e deve ter entre 2 e 255 caracteres</text:span><text:span text:style-name="T9">'</text:span><text:span text:style-name="T5">;</text:span></text:p>
      <text:p text:style-name="P2"><text:s text:c="2"/>}</text:p>
      <text:p text:style-name="P2"/>
      <text:p text:style-name="P1"><text:soft-page-break/><text:span text:style-name="T5"><text:s text:c="2"/></text:span><text:span text:style-name="T2">if</text:span><text:span text:style-name="T5"> (</text:span><text:span text:style-name="T2">!</text:span><text:span text:style-name="T14">qtdSangue</text:span><text:span text:style-name="T5"> </text:span><text:span text:style-name="T2">||</text:span><text:span text:style-name="T5"> </text:span><text:span text:style-name="T12">isNaN</text:span><text:span text:style-name="T5">(</text:span><text:span text:style-name="T14">qtdSangue</text:span><text:span text:style-name="T5">) </text:span><text:span text:style-name="T2">||</text:span><text:span text:style-name="T5"> </text:span><text:span text:style-name="T14">qtdSangue</text:span><text:span text:style-name="T5"> </text:span><text:span text:style-name="T2">&lt;=</text:span><text:span text:style-name="T5"> </text:span><text:span text:style-name="T14">0</text:span><text:span text:style-name="T5"> </text:span><text:span text:style-name="T2">||</text:span><text:span text:style-name="T5"> </text:span><text:span text:style-name="T14">qtdSangue</text:span><text:span text:style-name="T5"> </text:span><text:span text:style-name="T2">&gt;=</text:span><text:span text:style-name="T5"> </text:span><text:span text:style-name="T14">1000</text:span><text:span text:style-name="T5">) {</text:span></text:p>
      <text:p text:style-name="P1"><text:span text:style-name="T5"><text:s text:c="4"/></text:span><text:span text:style-name="T14">validationErrors</text:span><text:span text:style-name="T5">.qtdSangue </text:span><text:span text:style-name="T2">=</text:span><text:span text:style-name="T5"> </text:span><text:span text:style-name="T9">'</text:span><text:span text:style-name="T10">Quantidade de sangue é obrigatória</text:span><text:span text:style-name="T9">'</text:span><text:span text:style-name="T5">;</text:span></text:p>
      <text:p text:style-name="P2"><text:s text:c="2"/>}</text:p>
      <text:p text:style-name="P2"/>
      <text:p text:style-name="P1"><text:span text:style-name="T5"><text:s text:c="2"/></text:span><text:span text:style-name="T2">if</text:span><text:span text:style-name="T5"> (</text:span><text:span text:style-name="T2">!</text:span><text:span text:style-name="T14">rh</text:span><text:span text:style-name="T5">) {</text:span></text:p>
      <text:p text:style-name="P1"><text:span text:style-name="T5"><text:s text:c="4"/></text:span><text:span text:style-name="T14">validationErrors</text:span><text:span text:style-name="T5">.rh </text:span><text:span text:style-name="T2">=</text:span><text:span text:style-name="T5"> </text:span><text:span text:style-name="T9">'</text:span><text:span text:style-name="T10">Selecione um RH</text:span><text:span text:style-name="T9">'</text:span><text:span text:style-name="T5">;</text:span></text:p>
      <text:p text:style-name="P2"><text:s text:c="2"/>}</text:p>
      <text:p text:style-name="P2"/>
      <text:p text:style-name="P1"><text:span text:style-name="T5"><text:s text:c="2"/></text:span><text:span text:style-name="T7">setErrors</text:span><text:span text:style-name="T5">(</text:span><text:span text:style-name="T14">validationErrors</text:span><text:span text:style-name="T5">);</text:span></text:p>
      <text:p text:style-name="P2"><text:s/></text:p>
      <text:p text:style-name="P1"><text:span text:style-name="T5"><text:s text:c="2"/></text:span><text:span text:style-name="T2">if</text:span><text:span text:style-name="T5"> (Object.</text:span><text:span text:style-name="T7">keys</text:span><text:span text:style-name="T5">(validationErrors).length </text:span><text:span text:style-name="T2">===</text:span><text:span text:style-name="T5"> </text:span><text:span text:style-name="T14">0</text:span><text:span text:style-name="T5">) {</text:span></text:p>
      <text:p text:style-name="P1"><text:span text:style-name="T5"><text:s text:c="4"/></text:span><text:span text:style-name="T18">// Se não houver erros de validação, você pode enviar os dados do formulário para a API</text:span></text:p>
      <text:p text:style-name="P1"><text:span text:style-name="T5"><text:s text:c="4"/></text:span><text:span text:style-name="T2">const</text:span><text:span text:style-name="T5"> formData </text:span><text:span text:style-name="T2">=</text:span><text:span text:style-name="T5"> {</text:span></text:p>
      <text:p text:style-name="P2"><text:s text:c="6"/>doador,</text:p>
      <text:p text:style-name="P2"><text:s text:c="6"/>qtdSangue,</text:p>
      <text:p text:style-name="P2"><text:s text:c="6"/>dataDoacao,</text:p>
      <text:p text:style-name="P2"><text:s text:c="6"/>tipo_sanguineo,</text:p>
      <text:p text:style-name="P2"><text:s text:c="6"/>rh</text:p>
      <text:p text:style-name="P2"><text:s text:c="4"/>}</text:p>
      <text:p text:style-name="P2"/>
      <text:p text:style-name="P1"><text:span text:style-name="T5"><text:s text:c="3"/></text:span><text:span text:style-name="T18">// Exibindo os dados do formulário no console</text:span></text:p>
      <text:p text:style-name="P1"><text:span text:style-name="T5"><text:s text:c="3"/>console.</text:span><text:span text:style-name="T7">log</text:span><text:span text:style-name="T5">(formData);</text:span></text:p>
      <text:p text:style-name="P2"/>
      <text:p text:style-name="P1"><text:span text:style-name="T5"><text:s text:c="4"/></text:span><text:span text:style-name="T2">try</text:span><text:span text:style-name="T5"> {</text:span></text:p>
      <text:p text:style-name="P1"><text:span text:style-name="T5"><text:s text:c="12"/></text:span><text:span text:style-name="T2">const</text:span><text:span text:style-name="T5"> response </text:span><text:span text:style-name="T2">=</text:span><text:span text:style-name="T5"> </text:span><text:span text:style-name="T2">await</text:span><text:span text:style-name="T5"> </text:span><text:span text:style-name="T7">fetch</text:span><text:span text:style-name="T5">(</text:span><text:span text:style-name="T9">'</text:span><text:span text:style-name="T10">http://localhost:3333/cadastrarDoacao</text:span><text:span text:style-name="T9">'</text:span><text:span text:style-name="T5">, {</text:span></text:p>
      <text:p text:style-name="P1"><text:span text:style-name="T5"><text:s text:c="12"/>method</text:span><text:span text:style-name="T2">:</text:span><text:span text:style-name="T5"> </text:span><text:span text:style-name="T9">'</text:span><text:span text:style-name="T10">POST</text:span><text:span text:style-name="T9">'</text:span><text:span text:style-name="T5">, </text:span><text:span text:style-name="T18">// Método HTTP para enviar os dados</text:span></text:p>
      <text:p text:style-name="P1"><text:span text:style-name="T5"><text:s text:c="12"/>headers</text:span><text:span text:style-name="T2">:</text:span><text:span text:style-name="T5"> {</text:span></text:p>
      <text:p text:style-name="P1"><text:span text:style-name="T5"><text:s text:c="16"/></text:span><text:span text:style-name="T9">'</text:span><text:span text:style-name="T10">Content-Type</text:span><text:span text:style-name="T9">'</text:span><text:span text:style-name="T2">:</text:span><text:span text:style-name="T5"> </text:span><text:span text:style-name="T9">'</text:span><text:span text:style-name="T10">application/json</text:span><text:span text:style-name="T9">'</text:span><text:span text:style-name="T5"> </text:span><text:span text:style-name="T18">// Tipo de conteúdo do corpo da requisição</text:span></text:p>
      <text:p text:style-name="P2"><text:s text:c="12"/>},</text:p>
      <text:p text:style-name="P1"><text:span text:style-name="T5"><text:s text:c="12"/>body</text:span><text:span text:style-name="T2">:</text:span><text:span text:style-name="T5"> </text:span><text:span text:style-name="T14">JSON</text:span><text:span text:style-name="T5">.</text:span><text:span text:style-name="T7">stringify</text:span><text:span text:style-name="T5">(formData) </text:span><text:span text:style-name="T18">// Dados do formulário convertidos para JSON</text:span></text:p>
      <text:p text:style-name="P2"><text:s text:c="12"/>});</text:p>
      <text:p text:style-name="P2"/>
      <text:p text:style-name="P1"><text:span text:style-name="T5"><text:s text:c="12"/></text:span><text:span text:style-name="T2">if</text:span><text:span text:style-name="T5"> (response.ok) {</text:span></text:p>
      <text:p text:style-name="P1"><text:span text:style-name="T5"><text:s text:c="14"/>console.</text:span><text:span text:style-name="T7">log</text:span><text:span text:style-name="T5">(</text:span><text:span text:style-name="T9">'</text:span><text:span text:style-name="T10">Dados enviados com sucesso!</text:span><text:span text:style-name="T9">'</text:span><text:span text:style-name="T5">);</text:span></text:p>
      <text:p text:style-name="P1"><text:span text:style-name="T5"><text:s text:c="14"/></text:span><text:span text:style-name="T7">alert</text:span><text:span text:style-name="T5">(</text:span><text:span text:style-name="T9">'</text:span><text:span text:style-name="T10">Cadastrado com sucesso!</text:span><text:span text:style-name="T9">'</text:span><text:span text:style-name="T5">)</text:span></text:p>
      <text:p text:style-name="P1"><text:span text:style-name="T5"><text:s text:c="12"/>} </text:span><text:span text:style-name="T2">else</text:span><text:span text:style-name="T5"> {</text:span></text:p>
      <text:p text:style-name="P1"><text:span text:style-name="T5"><text:s text:c="16"/>console.</text:span><text:span text:style-name="T7">error</text:span><text:span text:style-name="T5">(</text:span><text:span text:style-name="T9">'</text:span><text:span text:style-name="T10">Falha ao enviar os dados.</text:span><text:span text:style-name="T9">'</text:span><text:span text:style-name="T5">);</text:span></text:p>
      <text:p text:style-name="P1"><text:span text:style-name="T5"><text:s text:c="16"/>console.</text:span><text:span text:style-name="T7">log</text:span><text:span text:style-name="T5">(response);</text:span></text:p>
      <text:p text:style-name="P2"><text:s text:c="12"/>}</text:p>
      <text:p text:style-name="P1"><text:span text:style-name="T5"><text:s text:c="8"/>} </text:span><text:span text:style-name="T2">catch</text:span><text:span text:style-name="T5"> (error) {console.</text:span><text:span text:style-name="T7">log</text:span><text:span text:style-name="T5">(</text:span><text:span text:style-name="T9">'</text:span><text:span text:style-name="T10">Erro ao enviar os dados:</text:span><text:span text:style-name="T9">'</text:span><text:span text:style-name="T5">, error);}</text:span></text:p>
      <text:p text:style-name="P1"><text:span text:style-name="T5"><text:s text:c="4"/>}</text:span><text:span text:style-name="T2">else</text:span><text:span text:style-name="T5">{</text:span></text:p>
      <text:p text:style-name="P1"><text:span text:style-name="T5"><text:s text:c="8"/></text:span><text:span text:style-name="T7">alert</text:span><text:span text:style-name="T5">(</text:span><text:span text:style-name="T9">"</text:span><text:span text:style-name="T10">Dados inválidos!</text:span><text:span text:style-name="T9">"</text:span><text:span text:style-name="T5">);</text:span></text:p>
      <text:p text:style-name="P2"><text:s text:c="4"/>}</text:p>
      <text:p text:style-name="P2"><text:s/>};</text:p>
      <text:p text:style-name="P2"/>
      <text:p text:style-name="P1"><text:span text:style-name="T5"><text:s/></text:span><text:span text:style-name="T2">return</text:span><text:span text:style-name="T5"> (</text:span></text:p>
      <text:p text:style-name="P1"><text:span text:style-name="T5"><text:s text:c="3"/>&lt;</text:span><text:span text:style-name="T2">form</text:span><text:span text:style-name="T5"> </text:span><text:span text:style-name="T8">onSubmit</text:span><text:span text:style-name="T2">={</text:span><text:span text:style-name="T7">handleSubmit</text:span><text:span text:style-name="T2">}</text:span><text:span text:style-name="T5">&gt;</text:span></text:p>
      <text:p text:style-name="P1"><text:soft-page-break/><text:span text:style-name="T5"><text:s text:c="5"/>&lt;</text:span><text:span text:style-name="T2">label</text:span><text:span text:style-name="T5">&gt;</text:span></text:p>
      <text:p text:style-name="P2"><text:s text:c="7"/>Doador:</text:p>
      <text:p text:style-name="P1"><text:span text:style-name="T5"><text:s text:c="7"/>&lt;</text:span><text:span text:style-name="T2">select</text:span><text:span text:style-name="T5"> </text:span><text:span text:style-name="T8">value</text:span><text:span text:style-name="T2">={</text:span><text:span text:style-name="T14">doador</text:span><text:span text:style-name="T2">}</text:span><text:span text:style-name="T5"> </text:span><text:span text:style-name="T8">onChange</text:span><text:span text:style-name="T2">={</text:span><text:span text:style-name="T5">(</text:span><text:span text:style-name="T17">e</text:span><text:span text:style-name="T5">) </text:span><text:span text:style-name="T2">=&gt;</text:span><text:span text:style-name="T5"> </text:span><text:span text:style-name="T7">setDoador</text:span><text:span text:style-name="T5">(</text:span><text:span text:style-name="T17">e</text:span><text:span text:style-name="T5">.target.value)</text:span><text:span text:style-name="T2">}</text:span><text:span text:style-name="T5">&gt;</text:span></text:p>
      <text:p text:style-name="P1"><text:span text:style-name="T5"><text:s text:c="7"/></text:span><text:span text:style-name="T2">{</text:span><text:span text:style-name="T14">items</text:span><text:span text:style-name="T5">.</text:span><text:span text:style-name="T7">map</text:span><text:span text:style-name="T5">(</text:span><text:span text:style-name="T17">item</text:span><text:span text:style-name="T5"> </text:span><text:span text:style-name="T2">=&gt;</text:span><text:span text:style-name="T5"> (</text:span></text:p>
      <text:p text:style-name="P1"><text:span text:style-name="T5"><text:s text:c="8"/>&lt;</text:span><text:span text:style-name="T2">option</text:span><text:span text:style-name="T5"> </text:span><text:span text:style-name="T8">key</text:span><text:span text:style-name="T2">={</text:span><text:span text:style-name="T17">item</text:span><text:span text:style-name="T5">.codigo</text:span><text:span text:style-name="T2">}</text:span><text:span text:style-name="T5"> </text:span><text:span text:style-name="T8">value</text:span><text:span text:style-name="T2">={</text:span><text:span text:style-name="T17">item</text:span><text:span text:style-name="T5">.codigo</text:span><text:span text:style-name="T2">}</text:span><text:span text:style-name="T5">&gt;</text:span><text:span text:style-name="T2">{</text:span><text:span text:style-name="T17">item</text:span><text:span text:style-name="T5">.nome</text:span><text:span text:style-name="T2">}</text:span><text:span text:style-name="T5">&lt;/</text:span><text:span text:style-name="T2">option</text:span><text:span text:style-name="T5">&gt;</text:span></text:p>
      <text:p text:style-name="P1"><text:span text:style-name="T5"><text:s text:c="8"/>))</text:span><text:span text:style-name="T2">}</text:span></text:p>
      <text:p text:style-name="P1"><text:span text:style-name="T5"><text:s text:c="7"/>&lt;/</text:span><text:span text:style-name="T2">select</text:span><text:span text:style-name="T5">&gt;</text:span></text:p>
      <text:p text:style-name="P1"><text:span text:style-name="T5"><text:s text:c="5"/>&lt;/</text:span><text:span text:style-name="T2">label</text:span><text:span text:style-name="T5">&gt;</text:span></text:p>
      <text:p text:style-name="P1"><text:span text:style-name="T5"><text:s text:c="5"/>&lt;</text:span><text:span text:style-name="T2">label</text:span><text:span text:style-name="T5">&gt;</text:span></text:p>
      <text:p text:style-name="P2"><text:s text:c="7"/>Volume Sangue Doado (ml):</text:p>
      <text:p text:style-name="P1"><text:span text:style-name="T5"><text:s text:c="7"/>&lt;</text:span><text:span text:style-name="T2">input</text:span><text:span text:style-name="T5"> </text:span><text:span text:style-name="T8">type</text:span><text:span text:style-name="T2">=</text:span><text:span text:style-name="T9">"</text:span><text:span text:style-name="T10">text</text:span><text:span text:style-name="T9">"</text:span><text:span text:style-name="T5"> </text:span><text:span text:style-name="T8">value</text:span><text:span text:style-name="T2">={</text:span><text:span text:style-name="T14">qtdSangue</text:span><text:span text:style-name="T2">}</text:span><text:span text:style-name="T5"> </text:span><text:span text:style-name="T8">onChange</text:span><text:span text:style-name="T2">={</text:span><text:span text:style-name="T5">(</text:span><text:span text:style-name="T17">e</text:span><text:span text:style-name="T5">) </text:span><text:span text:style-name="T2">=&gt;</text:span><text:span text:style-name="T5"> </text:span><text:span text:style-name="T7">setQtdSangue</text:span><text:span text:style-name="T5">(</text:span><text:span text:style-name="T17">e</text:span><text:span text:style-name="T5">.target.value)</text:span><text:span text:style-name="T2">}</text:span><text:span text:style-name="T5"> /&gt;</text:span></text:p>
      <text:p text:style-name="P1"><text:span text:style-name="T5"><text:s text:c="5"/>&lt;/</text:span><text:span text:style-name="T2">label</text:span><text:span text:style-name="T5">&gt;</text:span></text:p>
      <text:p text:style-name="P1"><text:span text:style-name="T5"><text:s text:c="5"/></text:span><text:span text:style-name="T2">{</text:span><text:span text:style-name="T14">erros</text:span><text:span text:style-name="T5">.qtdSangue </text:span><text:span text:style-name="T2">&amp;&amp;</text:span><text:span text:style-name="T5"> &lt;</text:span><text:span text:style-name="T2">p</text:span><text:span text:style-name="T5"> </text:span><text:span text:style-name="T8">className</text:span><text:span text:style-name="T2">=</text:span><text:span text:style-name="T9">"</text:span><text:span text:style-name="T10">error</text:span><text:span text:style-name="T9">"</text:span><text:span text:style-name="T5">&gt;</text:span><text:span text:style-name="T2">{</text:span><text:span text:style-name="T14">erros</text:span><text:span text:style-name="T5">.qtdSangue</text:span><text:span text:style-name="T2">}</text:span><text:span text:style-name="T5">&lt;/</text:span><text:span text:style-name="T2">p</text:span><text:span text:style-name="T5">&gt;</text:span><text:span text:style-name="T2">}</text:span></text:p>
      <text:p text:style-name="P1"><text:span text:style-name="T5"><text:s text:c="5"/>&lt;</text:span><text:span text:style-name="T2">label</text:span><text:span text:style-name="T5">&gt;</text:span></text:p>
      <text:p text:style-name="P2"><text:s text:c="7"/>Data Doação:</text:p>
      <text:p text:style-name="P1"><text:span text:style-name="T5"><text:s text:c="7"/>&lt;</text:span><text:span text:style-name="T2">input</text:span><text:span text:style-name="T5"> </text:span><text:span text:style-name="T8">type</text:span><text:span text:style-name="T2">=</text:span><text:span text:style-name="T9">"</text:span><text:span text:style-name="T10">date</text:span><text:span text:style-name="T9">"</text:span><text:span text:style-name="T5"> </text:span><text:span text:style-name="T8">value</text:span><text:span text:style-name="T2">={</text:span><text:span text:style-name="T14">dataDoacao</text:span><text:span text:style-name="T2">}</text:span><text:span text:style-name="T5"> </text:span><text:span text:style-name="T8">onChange</text:span><text:span text:style-name="T2">={</text:span><text:span text:style-name="T5">(</text:span><text:span text:style-name="T17">e</text:span><text:span text:style-name="T5">) </text:span><text:span text:style-name="T2">=&gt;</text:span><text:span text:style-name="T5"> </text:span><text:span text:style-name="T7">setData</text:span><text:span text:style-name="T5">(</text:span><text:span text:style-name="T17">e</text:span><text:span text:style-name="T5">.target.value)</text:span><text:span text:style-name="T2">}</text:span><text:span text:style-name="T5"> /&gt;</text:span></text:p>
      <text:p text:style-name="P1"><text:span text:style-name="T5"><text:s text:c="5"/>&lt;/</text:span><text:span text:style-name="T2">label</text:span><text:span text:style-name="T5">&gt;</text:span></text:p>
      <text:p text:style-name="P1"><text:span text:style-name="T5"><text:s text:c="5"/>&lt;</text:span><text:span text:style-name="T2">label</text:span><text:span text:style-name="T5">&gt;</text:span></text:p>
      <text:p text:style-name="P2"><text:s text:c="7"/>Tipo Sanguíneo:</text:p>
      <text:p text:style-name="P1"><text:span text:style-name="T5"><text:s text:c="7"/>&lt;</text:span><text:span text:style-name="T2">select</text:span><text:span text:style-name="T5"> </text:span><text:span text:style-name="T8">value</text:span><text:span text:style-name="T2">={</text:span><text:span text:style-name="T14">tipo_sanguineo</text:span><text:span text:style-name="T2">}</text:span><text:span text:style-name="T5"> </text:span><text:span text:style-name="T8">onChange</text:span><text:span text:style-name="T2">={</text:span><text:span text:style-name="T5">(</text:span><text:span text:style-name="T17">e</text:span><text:span text:style-name="T5">) </text:span><text:span text:style-name="T2">=&gt;</text:span><text:span text:style-name="T5"> </text:span><text:span text:style-name="T7">setTipoSanguineo</text:span><text:span text:style-name="T5">(</text:span><text:span text:style-name="T17">e</text:span><text:span text:style-name="T5">.target.value)</text:span><text:span text:style-name="T2">}</text:span><text:span text:style-name="T5">&gt;</text:span></text:p>
      <text:p text:style-name="P1"><text:span text:style-name="T5"><text:s text:c="9"/>&lt;</text:span><text:span text:style-name="T2">option</text:span><text:span text:style-name="T5"> </text:span><text:span text:style-name="T8">value</text:span><text:span text:style-name="T2">=</text:span><text:span text:style-name="T9">""</text:span><text:span text:style-name="T5">&gt;Selecione uma opção&lt;/</text:span><text:span text:style-name="T2">option</text:span><text:span text:style-name="T5">&gt;</text:span></text:p>
      <text:p text:style-name="P1"><text:span text:style-name="T5"><text:s text:c="9"/>&lt;</text:span><text:span text:style-name="T2">option</text:span><text:span text:style-name="T5"> </text:span><text:span text:style-name="T8">value</text:span><text:span text:style-name="T2">=</text:span><text:span text:style-name="T9">"</text:span><text:span text:style-name="T10">A</text:span><text:span text:style-name="T9">"</text:span><text:span text:style-name="T5">&gt;A&lt;/</text:span><text:span text:style-name="T2">option</text:span><text:span text:style-name="T5">&gt;</text:span></text:p>
      <text:p text:style-name="P1"><text:span text:style-name="T5"><text:s text:c="9"/>&lt;</text:span><text:span text:style-name="T2">option</text:span><text:span text:style-name="T5"> </text:span><text:span text:style-name="T8">value</text:span><text:span text:style-name="T2">=</text:span><text:span text:style-name="T9">"</text:span><text:span text:style-name="T10">B</text:span><text:span text:style-name="T9">"</text:span><text:span text:style-name="T5">&gt;B&lt;/</text:span><text:span text:style-name="T2">option</text:span><text:span text:style-name="T5">&gt;</text:span></text:p>
      <text:p text:style-name="P1"><text:span text:style-name="T5"><text:s text:c="9"/>&lt;</text:span><text:span text:style-name="T2">option</text:span><text:span text:style-name="T5"> </text:span><text:span text:style-name="T8">value</text:span><text:span text:style-name="T2">=</text:span><text:span text:style-name="T9">"</text:span><text:span text:style-name="T10">AB</text:span><text:span text:style-name="T9">"</text:span><text:span text:style-name="T5">&gt;AB&lt;/</text:span><text:span text:style-name="T2">option</text:span><text:span text:style-name="T5">&gt;</text:span></text:p>
      <text:p text:style-name="P1"><text:span text:style-name="T5"><text:s text:c="9"/>&lt;</text:span><text:span text:style-name="T2">option</text:span><text:span text:style-name="T5"> </text:span><text:span text:style-name="T8">value</text:span><text:span text:style-name="T2">=</text:span><text:span text:style-name="T9">"</text:span><text:span text:style-name="T10">O</text:span><text:span text:style-name="T9">"</text:span><text:span text:style-name="T5">&gt;O&lt;/</text:span><text:span text:style-name="T2">option</text:span><text:span text:style-name="T5">&gt;</text:span></text:p>
      <text:p text:style-name="P1"><text:span text:style-name="T5"><text:s text:c="7"/>&lt;/</text:span><text:span text:style-name="T2">select</text:span><text:span text:style-name="T5">&gt;</text:span></text:p>
      <text:p text:style-name="P1"><text:span text:style-name="T5"><text:s text:c="5"/>&lt;/</text:span><text:span text:style-name="T2">label</text:span><text:span text:style-name="T5">&gt;</text:span></text:p>
      <text:p text:style-name="P1"><text:span text:style-name="T5"><text:s text:c="5"/>&lt;</text:span><text:span text:style-name="T2">label</text:span><text:span text:style-name="T5">&gt;</text:span></text:p>
      <text:p text:style-name="P2"><text:s text:c="7"/>RH:</text:p>
      <text:p text:style-name="P1"><text:span text:style-name="T5"><text:s text:c="7"/>&lt;</text:span><text:span text:style-name="T2">label</text:span><text:span text:style-name="T5">&gt;</text:span></text:p>
      <text:p text:style-name="P1"><text:span text:style-name="T5"><text:s text:c="9"/>&lt;</text:span><text:span text:style-name="T2">input</text:span><text:span text:style-name="T5"> </text:span><text:span text:style-name="T8">type</text:span><text:span text:style-name="T2">=</text:span><text:span text:style-name="T9">"</text:span><text:span text:style-name="T10">radio</text:span><text:span text:style-name="T9">"</text:span><text:span text:style-name="T5"> </text:span><text:span text:style-name="T8">value</text:span><text:span text:style-name="T2">=</text:span><text:span text:style-name="T9">"</text:span><text:span text:style-name="T10">+</text:span><text:span text:style-name="T9">"</text:span><text:span text:style-name="T5"> </text:span><text:span text:style-name="T8">checked</text:span><text:span text:style-name="T2">={</text:span><text:span text:style-name="T14">rh</text:span><text:span text:style-name="T5"> </text:span><text:span text:style-name="T2">===</text:span><text:span text:style-name="T5"> </text:span><text:span text:style-name="T9">'</text:span><text:span text:style-name="T10">+</text:span><text:span text:style-name="T9">'</text:span><text:span text:style-name="T2">}</text:span><text:span text:style-name="T5"> </text:span><text:span text:style-name="T8">onChange</text:span><text:span text:style-name="T2">={</text:span><text:span text:style-name="T5">() </text:span><text:span text:style-name="T2">=&gt;</text:span><text:span text:style-name="T5"> </text:span><text:span text:style-name="T7">setRh</text:span><text:span text:style-name="T5">(</text:span><text:span text:style-name="T9">'</text:span><text:span text:style-name="T10">+</text:span><text:span text:style-name="T9">'</text:span><text:span text:style-name="T5">)</text:span><text:span text:style-name="T2">}</text:span><text:span text:style-name="T5"> /&gt;</text:span></text:p>
      <text:p text:style-name="P2"><text:s text:c="9"/>Positivo</text:p>
      <text:p text:style-name="P1"><text:span text:style-name="T5"><text:s text:c="7"/>&lt;/</text:span><text:span text:style-name="T2">label</text:span><text:span text:style-name="T5">&gt;</text:span></text:p>
      <text:p text:style-name="P1"><text:span text:style-name="T5"><text:s text:c="7"/>&lt;</text:span><text:span text:style-name="T2">label</text:span><text:span text:style-name="T5">&gt;</text:span></text:p>
      <text:p text:style-name="P1"><text:span text:style-name="T5"><text:s text:c="9"/>&lt;</text:span><text:span text:style-name="T2">input</text:span><text:span text:style-name="T5"> </text:span><text:span text:style-name="T8">type</text:span><text:span text:style-name="T2">=</text:span><text:span text:style-name="T9">"</text:span><text:span text:style-name="T10">radio</text:span><text:span text:style-name="T9">"</text:span><text:span text:style-name="T5"> </text:span><text:span text:style-name="T8">value</text:span><text:span text:style-name="T2">=</text:span><text:span text:style-name="T9">"</text:span><text:span text:style-name="T10">-</text:span><text:span text:style-name="T9">"</text:span><text:span text:style-name="T5"> </text:span><text:span text:style-name="T8">checked</text:span><text:span text:style-name="T2">={</text:span><text:span text:style-name="T14">rh</text:span><text:span text:style-name="T5"> </text:span><text:span text:style-name="T2">===</text:span><text:span text:style-name="T5"> </text:span><text:span text:style-name="T9">'</text:span><text:span text:style-name="T10">-</text:span><text:span text:style-name="T9">'</text:span><text:span text:style-name="T2">}</text:span><text:span text:style-name="T5"> </text:span><text:span text:style-name="T8">onChange</text:span><text:span text:style-name="T2">={</text:span><text:span text:style-name="T5">() </text:span><text:span text:style-name="T2">=&gt;</text:span><text:span text:style-name="T5"> </text:span><text:span text:style-name="T7">setRh</text:span><text:span text:style-name="T5">(</text:span><text:span text:style-name="T9">'</text:span><text:span text:style-name="T10">-</text:span><text:span text:style-name="T9">'</text:span><text:span text:style-name="T5">)</text:span><text:span text:style-name="T2">}</text:span><text:span text:style-name="T5"> /&gt;</text:span></text:p>
      <text:p text:style-name="P2"><text:s text:c="9"/>Negativo</text:p>
      <text:p text:style-name="P1"><text:span text:style-name="T5"><text:s text:c="7"/>&lt;/</text:span><text:span text:style-name="T2">label</text:span><text:span text:style-name="T5">&gt;</text:span></text:p>
      <text:p text:style-name="P1"><text:span text:style-name="T5"><text:s text:c="5"/>&lt;/</text:span><text:span text:style-name="T2">label</text:span><text:span text:style-name="T5">&gt;</text:span></text:p>
      <text:p text:style-name="P1"><text:span text:style-name="T5"><text:s text:c="5"/>&lt;</text:span><text:span text:style-name="T2">button</text:span><text:span text:style-name="T5"> </text:span><text:span text:style-name="T8">type</text:span><text:span text:style-name="T2">=</text:span><text:span text:style-name="T9">"</text:span><text:span text:style-name="T10">submit</text:span><text:span text:style-name="T9">"</text:span><text:span text:style-name="T5">&gt;Enviar&lt;/</text:span><text:span text:style-name="T2">button</text:span><text:span text:style-name="T5">&gt;</text:span></text:p>
      <text:p text:style-name="P1"><text:span text:style-name="T5"><text:s text:c="3"/>&lt;/</text:span><text:span text:style-name="T2">form</text:span><text:span text:style-name="T5">&gt;</text:span></text:p>
      <text:p text:style-name="P2"><text:s/>);</text:p>
      <text:p text:style-name="P2">};</text:p>
      <text:p text:style-name="P2"/>
      <text:p text:style-name="P1"><text:span text:style-name="T2">export</text:span><text:span text:style-name="T5"> </text:span><text:span text:style-name="T2">default</text:span><text:span text:style-name="T5"> </text:span><text:span text:style-name="T7">Formulario</text:span><text:span text:style-name="T5">;</text:span></text:p>
      <text:p text:style-name="P2"/>
      <text:p text:style-name="Standard"><text:soft-page-break/></text:p>
      <text:p text:style-name="Standard">O arquivo cadastrarDoador.js deve ficar assim:</text:p>
      <text:p text:style-name="Standard"/>
      <text:p text:style-name="P1"><text:span text:style-name="T2">import</text:span><text:span text:style-name="T5"> React, { useState } </text:span><text:span text:style-name="T2">from</text:span><text:span text:style-name="T5"> </text:span><text:span text:style-name="T9">'</text:span><text:span text:style-name="T10">react</text:span><text:span text:style-name="T9">'</text:span><text:span text:style-name="T5">;</text:span></text:p>
      <text:p text:style-name="P2"/>
      <text:p text:style-name="P1"><text:span text:style-name="T2">const</text:span><text:span text:style-name="T5"> </text:span><text:span text:style-name="T7">Formulario</text:span><text:span text:style-name="T5"> </text:span><text:span text:style-name="T2">=</text:span><text:span text:style-name="T5"> () </text:span><text:span text:style-name="T2">=&gt;</text:span><text:span text:style-name="T5"> {</text:span></text:p>
      <text:p text:style-name="P2"><text:s text:c="3"/></text:p>
      <text:p text:style-name="P1"><text:span text:style-name="T5"><text:s/></text:span><text:span text:style-name="T2">const</text:span><text:span text:style-name="T5"> [texto, setTexto] </text:span><text:span text:style-name="T2">=</text:span><text:span text:style-name="T5"> </text:span><text:span text:style-name="T7">useState</text:span><text:span text:style-name="T5">(</text:span><text:span text:style-name="T9">''</text:span><text:span text:style-name="T5">);</text:span></text:p>
      <text:p text:style-name="P1"><text:span text:style-name="T5"><text:s/></text:span><text:span text:style-name="T2">const</text:span><text:span text:style-name="T5"> [cpf, setCpf] </text:span><text:span text:style-name="T2">=</text:span><text:span text:style-name="T5"> </text:span><text:span text:style-name="T7">useState</text:span><text:span text:style-name="T5">(</text:span><text:span text:style-name="T9">''</text:span><text:span text:style-name="T5">);</text:span></text:p>
      <text:p text:style-name="P1"><text:span text:style-name="T5"><text:s/></text:span><text:span text:style-name="T2">const</text:span><text:span text:style-name="T5"> [contato, setContato] </text:span><text:span text:style-name="T2">=</text:span><text:span text:style-name="T5"> </text:span><text:span text:style-name="T7">useState</text:span><text:span text:style-name="T5">(</text:span><text:span text:style-name="T9">''</text:span><text:span text:style-name="T5">);</text:span></text:p>
      <text:p text:style-name="P1"><text:span text:style-name="T5"><text:s/></text:span><text:span text:style-name="T2">const</text:span><text:span text:style-name="T5"> [tipo_sanguineo, setTipoSanguineo] </text:span><text:span text:style-name="T2">=</text:span><text:span text:style-name="T5"> </text:span><text:span text:style-name="T7">useState</text:span><text:span text:style-name="T5">(</text:span><text:span text:style-name="T9">''</text:span><text:span text:style-name="T5">);</text:span></text:p>
      <text:p text:style-name="P1"><text:span text:style-name="T5"><text:s/></text:span><text:span text:style-name="T2">const</text:span><text:span text:style-name="T5"> [rh, setRh] </text:span><text:span text:style-name="T2">=</text:span><text:span text:style-name="T5"> </text:span><text:span text:style-name="T7">useState</text:span><text:span text:style-name="T5">(</text:span><text:span text:style-name="T9">''</text:span><text:span text:style-name="T5">);</text:span></text:p>
      <text:p text:style-name="P1"><text:span text:style-name="T5"><text:s/></text:span><text:span text:style-name="T2">const</text:span><text:span text:style-name="T5"> [erros, setErrors] </text:span><text:span text:style-name="T2">=</text:span><text:span text:style-name="T5"> </text:span><text:span text:style-name="T7">useState</text:span><text:span text:style-name="T5">({});</text:span></text:p>
      <text:p text:style-name="P2"/>
      <text:p text:style-name="P1"><text:span text:style-name="T5"><text:s/></text:span><text:span text:style-name="T2">const</text:span><text:span text:style-name="T5"> </text:span><text:span text:style-name="T7">handleSubmit</text:span><text:span text:style-name="T5"> </text:span><text:span text:style-name="T2">=</text:span><text:span text:style-name="T5"> </text:span><text:span text:style-name="T2">async</text:span><text:span text:style-name="T5"> (</text:span><text:span text:style-name="T17">e</text:span><text:span text:style-name="T5">) </text:span><text:span text:style-name="T2">=&gt;</text:span><text:span text:style-name="T5"> {</text:span></text:p>
      <text:p text:style-name="P1"><text:span text:style-name="T5"><text:s text:c="3"/>e.</text:span><text:span text:style-name="T7">preventDefault</text:span><text:span text:style-name="T5">();</text:span></text:p>
      <text:p text:style-name="P2"><text:s text:c="3"/></text:p>
      <text:p text:style-name="P1"><text:span text:style-name="T5"><text:s text:c="3"/></text:span><text:span text:style-name="T18">// Validação dos dados do formulário</text:span></text:p>
      <text:p text:style-name="P1"><text:span text:style-name="T5"><text:s text:c="3"/></text:span><text:span text:style-name="T2">const</text:span><text:span text:style-name="T5"> validationErrors </text:span><text:span text:style-name="T2">=</text:span><text:span text:style-name="T5"> {};</text:span></text:p>
      <text:p text:style-name="P2"/>
      <text:p text:style-name="P1"><text:span text:style-name="T5"><text:s text:c="3"/></text:span><text:span text:style-name="T2">if</text:span><text:span text:style-name="T5"> (</text:span><text:span text:style-name="T2">!</text:span><text:span text:style-name="T5">texto </text:span><text:span text:style-name="T2">||</text:span><text:span text:style-name="T5"> texto.length </text:span><text:span text:style-name="T2">&lt;</text:span><text:span text:style-name="T5"> </text:span><text:span text:style-name="T14">2</text:span><text:span text:style-name="T5"> </text:span><text:span text:style-name="T2">||</text:span><text:span text:style-name="T5"> texto.length </text:span><text:span text:style-name="T2">&gt;</text:span><text:span text:style-name="T5"> </text:span><text:span text:style-name="T14">255</text:span><text:span text:style-name="T5">) {</text:span></text:p>
      <text:p text:style-name="P1"><text:span text:style-name="T5"><text:s text:c="4"/>validationErrors.texto </text:span><text:span text:style-name="T2">=</text:span><text:span text:style-name="T5"> </text:span><text:span text:style-name="T9">'</text:span><text:span text:style-name="T10">O texto é obrigatório e deve ter entre 2 e 255 caracteres</text:span><text:span text:style-name="T9">'</text:span><text:span text:style-name="T5">;</text:span></text:p>
      <text:p text:style-name="P2"><text:s text:c="2"/>}</text:p>
      <text:p text:style-name="P2"/>
      <text:p text:style-name="P1"><text:span text:style-name="T5"><text:s text:c="2"/></text:span><text:span text:style-name="T2">if</text:span><text:span text:style-name="T5"> (</text:span><text:span text:style-name="T2">!</text:span><text:span text:style-name="T5">tipo_sanguineo) {</text:span></text:p>
      <text:p text:style-name="P1"><text:span text:style-name="T5"><text:s text:c="4"/>validationErrors.tipo_sanguineo </text:span><text:span text:style-name="T2">=</text:span><text:span text:style-name="T5"> </text:span><text:span text:style-name="T9">'</text:span><text:span text:style-name="T10">A opção do dropdown é obrigatória</text:span><text:span text:style-name="T9">'</text:span><text:span text:style-name="T5">;</text:span></text:p>
      <text:p text:style-name="P2"><text:s text:c="2"/>}</text:p>
      <text:p text:style-name="P2"/>
      <text:p text:style-name="P1"><text:span text:style-name="T5"><text:s text:c="2"/></text:span><text:span text:style-name="T2">if</text:span><text:span text:style-name="T5"> (</text:span><text:span text:style-name="T2">!</text:span><text:span text:style-name="T5">cpf) {</text:span></text:p>
      <text:p text:style-name="P1"><text:span text:style-name="T5"><text:s text:c="4"/>validationErrors.cpf </text:span><text:span text:style-name="T2">=</text:span><text:span text:style-name="T5"> </text:span><text:span text:style-name="T9">'</text:span><text:span text:style-name="T10">O CPF é obrigatório</text:span><text:span text:style-name="T9">'</text:span><text:span text:style-name="T5">;</text:span></text:p>
      <text:p text:style-name="P2"><text:s text:c="2"/>}</text:p>
      <text:p text:style-name="P2"/>
      <text:p text:style-name="P1"><text:span text:style-name="T5"><text:s text:c="2"/></text:span><text:span text:style-name="T2">if</text:span><text:span text:style-name="T5"> (</text:span><text:span text:style-name="T2">!</text:span><text:span text:style-name="T5">contato) {</text:span></text:p>
      <text:p text:style-name="P1"><text:span text:style-name="T5"><text:s text:c="4"/>validationErrors.contato </text:span><text:span text:style-name="T2">=</text:span><text:span text:style-name="T5"> </text:span><text:span text:style-name="T9">'</text:span><text:span text:style-name="T10">O telefone é obrigatório</text:span><text:span text:style-name="T9">'</text:span><text:span text:style-name="T5">;</text:span></text:p>
      <text:p text:style-name="P2"><text:s text:c="2"/>}</text:p>
      <text:p text:style-name="P2"/>
      <text:p text:style-name="P1"><text:span text:style-name="T5"><text:s text:c="2"/></text:span><text:span text:style-name="T2">if</text:span><text:span text:style-name="T5"> (</text:span><text:span text:style-name="T2">!</text:span><text:span text:style-name="T5">rh) {</text:span></text:p>
      <text:p text:style-name="P1"><text:span text:style-name="T5"><text:s text:c="4"/>validationErrors.rh </text:span><text:span text:style-name="T2">=</text:span><text:span text:style-name="T5"> </text:span><text:span text:style-name="T9">'</text:span><text:span text:style-name="T10">Selecione uma opção de rádio</text:span><text:span text:style-name="T9">'</text:span><text:span text:style-name="T5">;</text:span></text:p>
      <text:p text:style-name="P2"><text:s text:c="2"/>}</text:p>
      <text:p text:style-name="P2"/>
      <text:p text:style-name="P1"><text:span text:style-name="T5"><text:s text:c="2"/></text:span><text:span text:style-name="T7">setErrors</text:span><text:span text:style-name="T5">(validationErrors);</text:span></text:p>
      <text:p text:style-name="P2"><text:s/></text:p>
      <text:p text:style-name="P1"><text:span text:style-name="T5"><text:s text:c="2"/></text:span><text:span text:style-name="T2">if</text:span><text:span text:style-name="T5"> (Object.</text:span><text:span text:style-name="T7">keys</text:span><text:span text:style-name="T5">(validationErrors).length </text:span><text:span text:style-name="T2">===</text:span><text:span text:style-name="T5"> </text:span><text:span text:style-name="T14">0</text:span><text:span text:style-name="T5">) {</text:span></text:p>
      <text:p text:style-name="P1"><text:span text:style-name="T5"><text:s text:c="4"/></text:span><text:span text:style-name="T18">// Se não houver erros de validação, você pode enviar os dados do formulário para a API</text:span></text:p>
      <text:p text:style-name="P1"><text:span text:style-name="T5"><text:s text:c="4"/></text:span><text:span text:style-name="T2">const</text:span><text:span text:style-name="T5"> formData </text:span><text:span text:style-name="T2">=</text:span><text:span text:style-name="T5"> {</text:span></text:p>
      <text:p text:style-name="P2"><text:s text:c="6"/>texto,</text:p>
      <text:p text:style-name="P2"><text:s text:c="6"/>cpf,</text:p>
      <text:p text:style-name="P2"><text:s text:c="6"/>contato,</text:p>
      <text:p text:style-name="P2"><text:soft-page-break/><text:s text:c="6"/>tipo_sanguineo,</text:p>
      <text:p text:style-name="P2"><text:s text:c="6"/>rh</text:p>
      <text:p text:style-name="P2"><text:s text:c="4"/>}</text:p>
      <text:p text:style-name="P2"/>
      <text:p text:style-name="P2"><text:s/></text:p>
      <text:p text:style-name="P1"><text:span text:style-name="T5"><text:s text:c="3"/></text:span><text:span text:style-name="T18">// Exibindo os dados do formulário no console</text:span></text:p>
      <text:p text:style-name="P1"><text:span text:style-name="T5"><text:s text:c="3"/></text:span><text:span text:style-name="T14">console</text:span><text:span text:style-name="T5">.</text:span><text:span text:style-name="T7">log</text:span><text:span text:style-name="T5">(</text:span><text:span text:style-name="T14">formData</text:span><text:span text:style-name="T5">);</text:span></text:p>
      <text:p text:style-name="P2"/>
      <text:p text:style-name="P1"><text:span text:style-name="T5"><text:s text:c="4"/></text:span><text:span text:style-name="T2">try</text:span><text:span text:style-name="T5"> {</text:span></text:p>
      <text:p text:style-name="P1"><text:span text:style-name="T5"><text:s text:c="12"/></text:span><text:span text:style-name="T2">const</text:span><text:span text:style-name="T5"> </text:span><text:span text:style-name="T14">response</text:span><text:span text:style-name="T5"> </text:span><text:span text:style-name="T2">=</text:span><text:span text:style-name="T5"> </text:span><text:span text:style-name="T2">await</text:span><text:span text:style-name="T5"> </text:span><text:span text:style-name="T12">fetch</text:span><text:span text:style-name="T5">(</text:span><text:span text:style-name="T9">'</text:span><text:span text:style-name="T10">http://localhost:3333/cadastrarDoador</text:span><text:span text:style-name="T9">'</text:span><text:span text:style-name="T5">, {</text:span></text:p>
      <text:p text:style-name="P1"><text:span text:style-name="T5"><text:s text:c="12"/>method</text:span><text:span text:style-name="T2">:</text:span><text:span text:style-name="T5"> </text:span><text:span text:style-name="T9">'</text:span><text:span text:style-name="T10">POST</text:span><text:span text:style-name="T9">'</text:span><text:span text:style-name="T5">, </text:span><text:span text:style-name="T18">// Método HTTP para enviar os dados</text:span></text:p>
      <text:p text:style-name="P1"><text:span text:style-name="T5"><text:s text:c="12"/>headers</text:span><text:span text:style-name="T2">:</text:span><text:span text:style-name="T5"> {</text:span></text:p>
      <text:p text:style-name="P1"><text:span text:style-name="T5"><text:s text:c="16"/></text:span><text:span text:style-name="T9">'</text:span><text:span text:style-name="T10">Content-Type</text:span><text:span text:style-name="T9">'</text:span><text:span text:style-name="T2">:</text:span><text:span text:style-name="T5"> </text:span><text:span text:style-name="T9">'</text:span><text:span text:style-name="T10">application/json</text:span><text:span text:style-name="T9">'</text:span><text:span text:style-name="T5"> </text:span><text:span text:style-name="T18">// Tipo de conteúdo do corpo da requisição</text:span></text:p>
      <text:p text:style-name="P2"><text:s text:c="12"/>},</text:p>
      <text:p text:style-name="P1"><text:span text:style-name="T5"><text:s text:c="12"/>body</text:span><text:span text:style-name="T2">:</text:span><text:span text:style-name="T5"> </text:span><text:span text:style-name="T14">JSON</text:span><text:span text:style-name="T5">.</text:span><text:span text:style-name="T7">stringify</text:span><text:span text:style-name="T5">(</text:span><text:span text:style-name="T14">formData</text:span><text:span text:style-name="T5">) </text:span><text:span text:style-name="T18">// Dados do formulário convertidos para JSON</text:span></text:p>
      <text:p text:style-name="P2"><text:s text:c="12"/>});</text:p>
      <text:p text:style-name="P2"/>
      <text:p text:style-name="P1"><text:span text:style-name="T5"><text:s text:c="12"/></text:span><text:span text:style-name="T2">if</text:span><text:span text:style-name="T5"> (</text:span><text:span text:style-name="T14">response</text:span><text:span text:style-name="T5">.</text:span><text:span text:style-name="T14">ok</text:span><text:span text:style-name="T5">) {</text:span></text:p>
      <text:p text:style-name="P1"><text:span text:style-name="T5"><text:s text:c="14"/></text:span><text:span text:style-name="T14">console</text:span><text:span text:style-name="T5">.</text:span><text:span text:style-name="T7">log</text:span><text:span text:style-name="T5">(</text:span><text:span text:style-name="T9">'</text:span><text:span text:style-name="T10">Dados enviados com sucesso!</text:span><text:span text:style-name="T9">'</text:span><text:span text:style-name="T5">);</text:span></text:p>
      <text:p text:style-name="P1"><text:span text:style-name="T5"><text:s text:c="14"/></text:span><text:span text:style-name="T12">alert</text:span><text:span text:style-name="T5">(</text:span><text:span text:style-name="T9">'</text:span><text:span text:style-name="T10">Cadastrado com sucesso!</text:span><text:span text:style-name="T9">'</text:span><text:span text:style-name="T5">)</text:span></text:p>
      <text:p text:style-name="P1"><text:span text:style-name="T5"><text:s text:c="12"/>} </text:span><text:span text:style-name="T2">else</text:span><text:span text:style-name="T5"> {</text:span></text:p>
      <text:p text:style-name="P1"><text:span text:style-name="T5"><text:s text:c="16"/></text:span><text:span text:style-name="T14">console</text:span><text:span text:style-name="T5">.</text:span><text:span text:style-name="T7">error</text:span><text:span text:style-name="T5">(</text:span><text:span text:style-name="T9">'</text:span><text:span text:style-name="T10">Falha ao enviar os dados.</text:span><text:span text:style-name="T9">'</text:span><text:span text:style-name="T5">);</text:span></text:p>
      <text:p text:style-name="P1"><text:span text:style-name="T5"><text:s text:c="16"/></text:span><text:span text:style-name="T14">console</text:span><text:span text:style-name="T5">.</text:span><text:span text:style-name="T7">log</text:span><text:span text:style-name="T5">(</text:span><text:span text:style-name="T14">response</text:span><text:span text:style-name="T5">);</text:span></text:p>
      <text:p text:style-name="P2"><text:s text:c="12"/>}</text:p>
      <text:p text:style-name="P1"><text:span text:style-name="T5"><text:s text:c="8"/>} </text:span><text:span text:style-name="T2">catch</text:span><text:span text:style-name="T5"> (error) {</text:span><text:span text:style-name="T14">console</text:span><text:span text:style-name="T5">.</text:span><text:span text:style-name="T7">log</text:span><text:span text:style-name="T5">(</text:span><text:span text:style-name="T9">'</text:span><text:span text:style-name="T10">Erro ao enviar os dados:</text:span><text:span text:style-name="T9">'</text:span><text:span text:style-name="T5">, error);}</text:span></text:p>
      <text:p text:style-name="P1"><text:span text:style-name="T5"><text:s text:c="4"/>}</text:span><text:span text:style-name="T2">else</text:span><text:span text:style-name="T5">{</text:span></text:p>
      <text:p text:style-name="P1"><text:span text:style-name="T5"><text:s text:c="8"/></text:span><text:span text:style-name="T12">alert</text:span><text:span text:style-name="T5">(</text:span><text:span text:style-name="T9">"</text:span><text:span text:style-name="T10">Dados inválidos!</text:span><text:span text:style-name="T9">"</text:span><text:span text:style-name="T5">);</text:span></text:p>
      <text:p text:style-name="P2"><text:s text:c="4"/>}</text:p>
      <text:p text:style-name="P2"/>
      <text:p text:style-name="P2"/>
      <text:p text:style-name="P2"><text:s/>};</text:p>
      <text:p text:style-name="P2"/>
      <text:p text:style-name="P1"><text:span text:style-name="T5"><text:s/></text:span><text:span text:style-name="T2">return</text:span><text:span text:style-name="T5"> (</text:span></text:p>
      <text:p text:style-name="P1"><text:span text:style-name="T5"><text:s text:c="3"/>&lt;</text:span><text:span text:style-name="T2">form</text:span><text:span text:style-name="T5"> </text:span><text:span text:style-name="T8">onSubmit</text:span><text:span text:style-name="T2">={</text:span><text:span text:style-name="T7">handleSubmit</text:span><text:span text:style-name="T2">}</text:span><text:span text:style-name="T5">&gt;</text:span></text:p>
      <text:p text:style-name="P1"><text:span text:style-name="T5"><text:s text:c="5"/>&lt;</text:span><text:span text:style-name="T2">label</text:span><text:span text:style-name="T5">&gt;</text:span></text:p>
      <text:p text:style-name="P2"><text:s text:c="7"/>Nome:</text:p>
      <text:p text:style-name="P1"><text:span text:style-name="T5"><text:s text:c="7"/>&lt;</text:span><text:span text:style-name="T2">input</text:span><text:span text:style-name="T5"> </text:span><text:span text:style-name="T8">type</text:span><text:span text:style-name="T2">=</text:span><text:span text:style-name="T9">"</text:span><text:span text:style-name="T10">text</text:span><text:span text:style-name="T9">"</text:span><text:span text:style-name="T5"> </text:span><text:span text:style-name="T8">value</text:span><text:span text:style-name="T2">={</text:span><text:span text:style-name="T14">texto</text:span><text:span text:style-name="T2">}</text:span><text:span text:style-name="T5"> </text:span><text:span text:style-name="T8">onChange</text:span><text:span text:style-name="T2">={</text:span><text:span text:style-name="T5">(</text:span><text:span text:style-name="T17">e</text:span><text:span text:style-name="T5">) </text:span><text:span text:style-name="T2">=&gt;</text:span><text:span text:style-name="T5"> </text:span><text:span text:style-name="T7">setTexto</text:span><text:span text:style-name="T5">(</text:span><text:span text:style-name="T17">e</text:span><text:span text:style-name="T5">.target.value)</text:span><text:span text:style-name="T2">}</text:span><text:span text:style-name="T5"> /&gt;</text:span></text:p>
      <text:p text:style-name="P1"><text:span text:style-name="T5"><text:s text:c="5"/>&lt;/</text:span><text:span text:style-name="T2">label</text:span><text:span text:style-name="T5">&gt;</text:span></text:p>
      <text:p text:style-name="P1"><text:span text:style-name="T5"><text:s text:c="5"/>&lt;</text:span><text:span text:style-name="T2">label</text:span><text:span text:style-name="T5">&gt;</text:span></text:p>
      <text:p text:style-name="P2"><text:s text:c="7"/>CPF:</text:p>
      <text:p text:style-name="P1"><text:span text:style-name="T5"><text:s text:c="7"/>&lt;</text:span><text:span text:style-name="T2">input</text:span><text:span text:style-name="T5"> </text:span><text:span text:style-name="T8">type</text:span><text:span text:style-name="T2">=</text:span><text:span text:style-name="T9">"</text:span><text:span text:style-name="T10">text</text:span><text:span text:style-name="T9">"</text:span><text:span text:style-name="T5"> </text:span><text:span text:style-name="T8">value</text:span><text:span text:style-name="T2">={</text:span><text:span text:style-name="T14">cpf</text:span><text:span text:style-name="T2">}</text:span><text:span text:style-name="T5"> </text:span><text:span text:style-name="T8">onChange</text:span><text:span text:style-name="T2">={</text:span><text:span text:style-name="T5">(</text:span><text:span text:style-name="T17">e</text:span><text:span text:style-name="T5">) </text:span><text:span text:style-name="T2">=&gt;</text:span><text:span text:style-name="T5"> </text:span><text:span text:style-name="T7">setCpf</text:span><text:span text:style-name="T5">(</text:span><text:span text:style-name="T17">e</text:span><text:span text:style-name="T5">.target.value)</text:span><text:span text:style-name="T2">}</text:span><text:span text:style-name="T5"> /&gt;</text:span></text:p>
      <text:p text:style-name="P1"><text:span text:style-name="T5"><text:s text:c="5"/>&lt;/</text:span><text:span text:style-name="T2">label</text:span><text:span text:style-name="T5">&gt;</text:span></text:p>
      <text:p text:style-name="P1"><text:span text:style-name="T5"><text:s text:c="5"/>&lt;</text:span><text:span text:style-name="T2">label</text:span><text:span text:style-name="T5">&gt;</text:span></text:p>
      <text:p text:style-name="P2"><text:s text:c="7"/>Contato:</text:p>
      <text:p text:style-name="P1"><text:span text:style-name="T5"><text:s text:c="7"/>&lt;</text:span><text:span text:style-name="T2">input</text:span><text:span text:style-name="T5"> </text:span><text:span text:style-name="T8">type</text:span><text:span text:style-name="T2">=</text:span><text:span text:style-name="T9">"</text:span><text:span text:style-name="T10">text</text:span><text:span text:style-name="T9">"</text:span><text:span text:style-name="T5"> </text:span><text:span text:style-name="T8">value</text:span><text:span text:style-name="T2">={</text:span><text:span text:style-name="T14">contato</text:span><text:span text:style-name="T2">}</text:span><text:span text:style-name="T5"> </text:span><text:span text:style-name="T8">onChange</text:span><text:span text:style-name="T2">={</text:span><text:span text:style-name="T5">(</text:span><text:span text:style-name="T17">e</text:span><text:span text:style-name="T5">) </text:span><text:span text:style-name="T2">=&gt;</text:span><text:span text:style-name="T5"> </text:span><text:span text:style-name="T7">setContato</text:span><text:span text:style-name="T5">(</text:span><text:span text:style-name="T17">e</text:span><text:span text:style-name="T5">.target.value)</text:span><text:span text:style-name="T2">}</text:span><text:span text:style-name="T5"> /&gt;</text:span></text:p>
      <text:p text:style-name="P1"><text:span text:style-name="T5"><text:s text:c="5"/>&lt;/</text:span><text:span text:style-name="T2">label</text:span><text:span text:style-name="T5">&gt;</text:span></text:p>
      <text:p text:style-name="P1"><text:soft-page-break/><text:span text:style-name="T5"><text:s text:c="5"/>&lt;</text:span><text:span text:style-name="T2">label</text:span><text:span text:style-name="T5">&gt;</text:span></text:p>
      <text:p text:style-name="P2"><text:s text:c="7"/>Tipo Sanguíneo:</text:p>
      <text:p text:style-name="P1"><text:span text:style-name="T5"><text:s text:c="7"/>&lt;</text:span><text:span text:style-name="T2">select</text:span><text:span text:style-name="T5"> </text:span><text:span text:style-name="T8">value</text:span><text:span text:style-name="T2">={</text:span><text:span text:style-name="T14">tipo_sanguineo</text:span><text:span text:style-name="T2">}</text:span><text:span text:style-name="T5"> </text:span><text:span text:style-name="T8">onChange</text:span><text:span text:style-name="T2">={</text:span><text:span text:style-name="T5">(</text:span><text:span text:style-name="T17">e</text:span><text:span text:style-name="T5">) </text:span><text:span text:style-name="T2">=&gt;</text:span><text:span text:style-name="T5"> </text:span><text:span text:style-name="T7">setTipoSanguineo</text:span><text:span text:style-name="T5">(</text:span><text:span text:style-name="T17">e</text:span><text:span text:style-name="T5">.target.value)</text:span><text:span text:style-name="T2">}</text:span><text:span text:style-name="T5">&gt;</text:span></text:p>
      <text:p text:style-name="P1"><text:span text:style-name="T5"><text:s text:c="9"/>&lt;</text:span><text:span text:style-name="T2">option</text:span><text:span text:style-name="T5"> </text:span><text:span text:style-name="T8">value</text:span><text:span text:style-name="T2">=</text:span><text:span text:style-name="T9">""</text:span><text:span text:style-name="T5">&gt;Selecione uma opção&lt;/</text:span><text:span text:style-name="T2">option</text:span><text:span text:style-name="T5">&gt;</text:span></text:p>
      <text:p text:style-name="P1"><text:span text:style-name="T5"><text:s text:c="9"/>&lt;</text:span><text:span text:style-name="T2">option</text:span><text:span text:style-name="T5"> </text:span><text:span text:style-name="T8">value</text:span><text:span text:style-name="T2">=</text:span><text:span text:style-name="T9">"</text:span><text:span text:style-name="T10">A</text:span><text:span text:style-name="T9">"</text:span><text:span text:style-name="T5">&gt;A&lt;/</text:span><text:span text:style-name="T2">option</text:span><text:span text:style-name="T5">&gt;</text:span></text:p>
      <text:p text:style-name="P1"><text:span text:style-name="T5"><text:s text:c="9"/>&lt;</text:span><text:span text:style-name="T2">option</text:span><text:span text:style-name="T5"> </text:span><text:span text:style-name="T8">value</text:span><text:span text:style-name="T2">=</text:span><text:span text:style-name="T9">"</text:span><text:span text:style-name="T10">B</text:span><text:span text:style-name="T9">"</text:span><text:span text:style-name="T5">&gt;B&lt;/</text:span><text:span text:style-name="T2">option</text:span><text:span text:style-name="T5">&gt;</text:span></text:p>
      <text:p text:style-name="P1"><text:span text:style-name="T5"><text:s text:c="9"/>&lt;</text:span><text:span text:style-name="T2">option</text:span><text:span text:style-name="T5"> </text:span><text:span text:style-name="T8">value</text:span><text:span text:style-name="T2">=</text:span><text:span text:style-name="T9">"</text:span><text:span text:style-name="T10">AB</text:span><text:span text:style-name="T9">"</text:span><text:span text:style-name="T5">&gt;AB&lt;/</text:span><text:span text:style-name="T2">option</text:span><text:span text:style-name="T5">&gt;</text:span></text:p>
      <text:p text:style-name="P1"><text:span text:style-name="T5"><text:s text:c="9"/>&lt;</text:span><text:span text:style-name="T2">option</text:span><text:span text:style-name="T5"> </text:span><text:span text:style-name="T8">value</text:span><text:span text:style-name="T2">=</text:span><text:span text:style-name="T9">"</text:span><text:span text:style-name="T10">O</text:span><text:span text:style-name="T9">"</text:span><text:span text:style-name="T5">&gt;O&lt;/</text:span><text:span text:style-name="T2">option</text:span><text:span text:style-name="T5">&gt;</text:span></text:p>
      <text:p text:style-name="P1"><text:span text:style-name="T5"><text:s text:c="7"/>&lt;/</text:span><text:span text:style-name="T2">select</text:span><text:span text:style-name="T5">&gt;</text:span></text:p>
      <text:p text:style-name="P1"><text:span text:style-name="T5"><text:s text:c="5"/>&lt;/</text:span><text:span text:style-name="T2">label</text:span><text:span text:style-name="T5">&gt;</text:span></text:p>
      <text:p text:style-name="P1"><text:span text:style-name="T5"><text:s text:c="5"/>&lt;</text:span><text:span text:style-name="T2">label</text:span><text:span text:style-name="T5">&gt;</text:span></text:p>
      <text:p text:style-name="P2"><text:s text:c="7"/>RH:</text:p>
      <text:p text:style-name="P1"><text:span text:style-name="T5"><text:s text:c="7"/>&lt;</text:span><text:span text:style-name="T2">label</text:span><text:span text:style-name="T5">&gt;</text:span></text:p>
      <text:p text:style-name="P1"><text:span text:style-name="T5"><text:s text:c="9"/>&lt;</text:span><text:span text:style-name="T2">input</text:span><text:span text:style-name="T5"> </text:span><text:span text:style-name="T8">type</text:span><text:span text:style-name="T2">=</text:span><text:span text:style-name="T9">"</text:span><text:span text:style-name="T10">radio</text:span><text:span text:style-name="T9">"</text:span><text:span text:style-name="T5"> </text:span><text:span text:style-name="T8">value</text:span><text:span text:style-name="T2">=</text:span><text:span text:style-name="T9">"</text:span><text:span text:style-name="T10">+</text:span><text:span text:style-name="T9">"</text:span><text:span text:style-name="T5"> </text:span><text:span text:style-name="T8">checked</text:span><text:span text:style-name="T2">={</text:span><text:span text:style-name="T14">rh</text:span><text:span text:style-name="T5"> </text:span><text:span text:style-name="T2">===</text:span><text:span text:style-name="T5"> </text:span><text:span text:style-name="T9">'</text:span><text:span text:style-name="T10">+</text:span><text:span text:style-name="T9">'</text:span><text:span text:style-name="T2">}</text:span><text:span text:style-name="T5"> </text:span><text:span text:style-name="T8">onChange</text:span><text:span text:style-name="T2">={</text:span><text:span text:style-name="T5">() </text:span><text:span text:style-name="T2">=&gt;</text:span><text:span text:style-name="T5"> </text:span><text:span text:style-name="T7">setRh</text:span><text:span text:style-name="T5">(</text:span><text:span text:style-name="T9">'</text:span><text:span text:style-name="T10">+</text:span><text:span text:style-name="T9">'</text:span><text:span text:style-name="T5">)</text:span><text:span text:style-name="T2">}</text:span><text:span text:style-name="T5"> /&gt;</text:span></text:p>
      <text:p text:style-name="P2"><text:s text:c="9"/>Positivo</text:p>
      <text:p text:style-name="P1"><text:span text:style-name="T5"><text:s text:c="7"/>&lt;/</text:span><text:span text:style-name="T2">label</text:span><text:span text:style-name="T5">&gt;</text:span></text:p>
      <text:p text:style-name="P1"><text:span text:style-name="T5"><text:s text:c="7"/>&lt;</text:span><text:span text:style-name="T2">label</text:span><text:span text:style-name="T5">&gt;</text:span></text:p>
      <text:p text:style-name="P1"><text:span text:style-name="T5"><text:s text:c="9"/>&lt;</text:span><text:span text:style-name="T2">input</text:span><text:span text:style-name="T5"> </text:span><text:span text:style-name="T8">type</text:span><text:span text:style-name="T2">=</text:span><text:span text:style-name="T9">"</text:span><text:span text:style-name="T10">radio</text:span><text:span text:style-name="T9">"</text:span><text:span text:style-name="T5"> </text:span><text:span text:style-name="T8">value</text:span><text:span text:style-name="T2">=</text:span><text:span text:style-name="T9">"</text:span><text:span text:style-name="T10">-</text:span><text:span text:style-name="T9">"</text:span><text:span text:style-name="T5"> </text:span><text:span text:style-name="T8">checked</text:span><text:span text:style-name="T2">={</text:span><text:span text:style-name="T14">rh</text:span><text:span text:style-name="T5"> </text:span><text:span text:style-name="T2">===</text:span><text:span text:style-name="T5"> </text:span><text:span text:style-name="T9">'</text:span><text:span text:style-name="T10">-</text:span><text:span text:style-name="T9">'</text:span><text:span text:style-name="T2">}</text:span><text:span text:style-name="T5"> </text:span><text:span text:style-name="T8">onChange</text:span><text:span text:style-name="T2">={</text:span><text:span text:style-name="T5">() </text:span><text:span text:style-name="T2">=&gt;</text:span><text:span text:style-name="T5"> </text:span><text:span text:style-name="T7">setRh</text:span><text:span text:style-name="T5">(</text:span><text:span text:style-name="T9">'</text:span><text:span text:style-name="T10">-</text:span><text:span text:style-name="T9">'</text:span><text:span text:style-name="T5">)</text:span><text:span text:style-name="T2">}</text:span><text:span text:style-name="T5"> /&gt;</text:span></text:p>
      <text:p text:style-name="P2"><text:s text:c="9"/>Negativo</text:p>
      <text:p text:style-name="P1"><text:span text:style-name="T5"><text:s text:c="7"/>&lt;/</text:span><text:span text:style-name="T2">label</text:span><text:span text:style-name="T5">&gt;</text:span></text:p>
      <text:p text:style-name="P1"><text:span text:style-name="T5"><text:s text:c="5"/>&lt;/</text:span><text:span text:style-name="T2">label</text:span><text:span text:style-name="T5">&gt;</text:span></text:p>
      <text:p text:style-name="P1"><text:span text:style-name="T5"><text:s text:c="5"/>&lt;</text:span><text:span text:style-name="T2">br</text:span><text:span text:style-name="T5"> /&gt;</text:span></text:p>
      <text:p text:style-name="P1"><text:span text:style-name="T5"><text:s text:c="5"/>&lt;</text:span><text:span text:style-name="T2">button</text:span><text:span text:style-name="T5"> </text:span><text:span text:style-name="T8">type</text:span><text:span text:style-name="T2">=</text:span><text:span text:style-name="T9">"</text:span><text:span text:style-name="T10">submit</text:span><text:span text:style-name="T9">"</text:span><text:span text:style-name="T5">&gt;Enviar&lt;/</text:span><text:span text:style-name="T2">button</text:span><text:span text:style-name="T5">&gt;</text:span></text:p>
      <text:p text:style-name="P1"><text:span text:style-name="T5"><text:s text:c="3"/>&lt;/</text:span><text:span text:style-name="T2">form</text:span><text:span text:style-name="T5">&gt;</text:span></text:p>
      <text:p text:style-name="P2"><text:s/>);</text:p>
      <text:p text:style-name="P2">};</text:p>
      <text:p text:style-name="P2"/>
      <text:p text:style-name="P1"><text:span text:style-name="T2">export</text:span><text:span text:style-name="T5"> </text:span><text:span text:style-name="T2">default</text:span><text:span text:style-name="T5"> Formulario;</text:span></text:p>
      <text:p text:style-name="P2"/>
      <text:p text:style-name="Standard"/>
      <text:p text:style-name="Standard"/>
      <text:p text:style-name="Standard">Home.js:</text:p>
      <text:p text:style-name="P1"><text:span text:style-name="T2">import</text:span><text:span text:style-name="T5"> React </text:span><text:span text:style-name="T2">from</text:span><text:span text:style-name="T5"> </text:span><text:span text:style-name="T9">'</text:span><text:span text:style-name="T10">react</text:span><text:span text:style-name="T9">'</text:span><text:span text:style-name="T5">;</text:span></text:p>
      <text:p text:style-name="P2"/>
      <text:p text:style-name="P1"><text:span text:style-name="T2">function</text:span><text:span text:style-name="T5"> </text:span><text:span text:style-name="T7">Home</text:span><text:span text:style-name="T5">() {</text:span></text:p>
      <text:p text:style-name="P1"><text:span text:style-name="T5"><text:s text:c="2"/></text:span><text:span text:style-name="T2">return</text:span><text:span text:style-name="T5"> &lt;</text:span><text:span text:style-name="T2">div</text:span><text:span text:style-name="T5">&gt;</text:span></text:p>
      <text:p text:style-name="P1"><text:span text:style-name="T5"><text:s text:c="4"/>&lt;</text:span><text:span text:style-name="T2">h2</text:span><text:span text:style-name="T5"> </text:span><text:span text:style-name="T8">id</text:span><text:span text:style-name="T2">=</text:span><text:span text:style-name="T9">"</text:span><text:span text:style-name="T10">titulo_tela</text:span><text:span text:style-name="T9">"</text:span><text:span text:style-name="T5">&gt;Sistema de doação de sangue&lt;/</text:span><text:span text:style-name="T2">h2</text:span><text:span text:style-name="T5">&gt;</text:span></text:p>
      <text:p text:style-name="P1"><text:span text:style-name="T5"><text:s text:c="4"/>&lt;</text:span><text:span text:style-name="T2">h3</text:span><text:span text:style-name="T5"> </text:span><text:span text:style-name="T8">id</text:span><text:span text:style-name="T2">=</text:span><text:span text:style-name="T9">"</text:span><text:span text:style-name="T10">titulo_tela</text:span><text:span text:style-name="T9">"</text:span><text:span text:style-name="T5">&gt;Instituto Federal do Triângulo Mineiro&lt;/</text:span><text:span text:style-name="T2">h3</text:span><text:span text:style-name="T5">&gt;</text:span></text:p>
      <text:p text:style-name="P1"><text:span text:style-name="T5"><text:s text:c="4"/>&lt;</text:span><text:span text:style-name="T2">h4</text:span><text:span text:style-name="T5"> </text:span><text:span text:style-name="T8">id</text:span><text:span text:style-name="T2">=</text:span><text:span text:style-name="T9">"</text:span><text:span text:style-name="T10">titulo_tela</text:span><text:span text:style-name="T9">"</text:span><text:span text:style-name="T5">&gt;Análise e Desenvolvimento de Sistemas&lt;/</text:span><text:span text:style-name="T2">h4</text:span><text:span text:style-name="T5">&gt;</text:span></text:p>
      <text:p text:style-name="P1"><text:span text:style-name="T5"><text:s text:c="4"/>&lt;</text:span><text:span text:style-name="T2">h5</text:span><text:span text:style-name="T5"> </text:span><text:span text:style-name="T8">id</text:span><text:span text:style-name="T2">=</text:span><text:span text:style-name="T9">"</text:span><text:span text:style-name="T10">titulo_tela</text:span><text:span text:style-name="T9">"</text:span><text:span text:style-name="T5">&gt;Stheffany Cruvinel, Ana Cristina Thiersch, Aliny&lt;/</text:span><text:span text:style-name="T2">h5</text:span><text:span text:style-name="T5">&gt;</text:span></text:p>
      <text:p text:style-name="P1"><text:span text:style-name="T5"><text:s text:c="4"/>&lt;/</text:span><text:span text:style-name="T2">div</text:span><text:span text:style-name="T5">&gt;;</text:span></text:p>
      <text:p text:style-name="P2">}</text:p>
      <text:p text:style-name="P2"/>
      <text:p text:style-name="P1"><text:span text:style-name="T2">export</text:span><text:span text:style-name="T5"> </text:span><text:span text:style-name="T2">default</text:span><text:span text:style-name="T5"> </text:span><text:span text:style-name="T7">Home</text:span><text:span text:style-name="T5">;</text:span></text:p>
      <text:p text:style-name="P2"/>
      <text:p text:style-name="Standard"/>
      <text:p text:style-name="Standard">doadores.js:</text:p>
      <text:p text:style-name="Standard"><text:soft-page-break/></text:p>
      <text:p text:style-name="P11"><text:span text:style-name="T20">import</text:span><text:span text:style-name="T21"> </text:span><text:span text:style-name="T23">React</text:span><text:span text:style-name="T21">, { </text:span><text:span text:style-name="T23">useState</text:span><text:span text:style-name="T21">, </text:span><text:span text:style-name="T23">useEffect</text:span><text:span text:style-name="T21"> } </text:span><text:span text:style-name="T20">from</text:span><text:span text:style-name="T21"> </text:span><text:span text:style-name="T25">'react'</text:span><text:span text:style-name="T21">;</text:span></text:p>
      <text:p text:style-name="P9"><text:span text:style-name="T19">import</text:span> <text:span text:style-name="T22">axios</text:span> <text:span text:style-name="T19">from</text:span> <text:span text:style-name="T24">'axios'</text:span>;</text:p>
      <text:p text:style-name="P12"/>
      <text:p text:style-name="P9"><text:span text:style-name="T26">const</text:span> <text:span text:style-name="T28">Modal</text:span> <text:span text:style-name="T30">=</text:span> ({ <text:span text:style-name="T22">isOpen</text:span>, <text:span text:style-name="T22">onClose</text:span>, <text:span text:style-name="T22">item</text:span>, <text:span text:style-name="T22">onSave</text:span> }) <text:span text:style-name="T26">=&gt;</text:span> {</text:p>
      <text:p text:style-name="P9"><text:span text:style-name="T26">const</text:span> [<text:span text:style-name="T32">formData</text:span>, <text:span text:style-name="T32">setFormData</text:span>] <text:span text:style-name="T30">=</text:span> <text:span text:style-name="T28">useState</text:span>({ <text:span text:style-name="T30">...</text:span><text:span text:style-name="T22">item</text:span> });</text:p>
      <text:p text:style-name="P12"/>
      <text:p text:style-name="P9"><text:span text:style-name="T28">useEffect</text:span>(() <text:span text:style-name="T26">=&gt;</text:span> {</text:p>
      <text:p text:style-name="P9"><text:span text:style-name="T28">setFormData</text:span>({ <text:span text:style-name="T30">...</text:span><text:span text:style-name="T22">item</text:span> });</text:p>
      <text:p text:style-name="P9">}, [<text:span text:style-name="T22">item</text:span>]);</text:p>
      <text:p text:style-name="P12"/>
      <text:p text:style-name="P9"><text:span text:style-name="T19">if</text:span> (<text:span text:style-name="T30">!</text:span><text:span text:style-name="T22">isOpen</text:span>) {</text:p>
      <text:p text:style-name="P9"><text:span text:style-name="T19">return</text:span> <text:span text:style-name="T26">null</text:span>;</text:p>
      <text:p text:style-name="P9">}</text:p>
      <text:p text:style-name="P12"/>
      <text:p text:style-name="P9"><text:span text:style-name="T26">const</text:span> <text:span text:style-name="T28">handleChange</text:span> <text:span text:style-name="T30">=</text:span> (<text:span text:style-name="T22">e</text:span>) <text:span text:style-name="T26">=&gt;</text:span> {</text:p>
      <text:p text:style-name="P9"><text:span text:style-name="T26">const</text:span> { <text:span text:style-name="T32">name</text:span>, <text:span text:style-name="T32">value</text:span> } <text:span text:style-name="T30">=</text:span> <text:span text:style-name="T22">e</text:span>.<text:span text:style-name="T22">target</text:span>;</text:p>
      <text:p text:style-name="P9"><text:span text:style-name="T28">setFormData</text:span>((<text:span text:style-name="T22">prevData</text:span>) <text:span text:style-name="T26">=&gt;</text:span> ({ <text:span text:style-name="T30">...</text:span><text:span text:style-name="T22">prevData</text:span>, <text:span text:style-name="T22">[name]:</text:span> <text:span text:style-name="T22">value</text:span> }));</text:p>
      <text:p text:style-name="P9">};</text:p>
      <text:p text:style-name="P12"/>
      <text:p text:style-name="P9"><text:span text:style-name="T26">const</text:span> <text:span text:style-name="T28">handleSave</text:span> <text:span text:style-name="T30">=</text:span> () <text:span text:style-name="T26">=&gt;</text:span> {</text:p>
      <text:p text:style-name="P9"><text:span text:style-name="T28">onSave</text:span>(<text:span text:style-name="T22">formData</text:span>);</text:p>
      <text:p text:style-name="P9">};</text:p>
      <text:p text:style-name="P12"/>
      <text:p text:style-name="P9"><text:span text:style-name="T19">return</text:span> (</text:p>
      <text:p text:style-name="P9"><text:span text:style-name="T34">&lt;</text:span><text:span text:style-name="T26">div</text:span> <text:span text:style-name="T22">className</text:span><text:span text:style-name="T30">=</text:span><text:span text:style-name="T24">"modal-overlay"</text:span><text:span text:style-name="T34">&gt;</text:span></text:p>
      <text:p text:style-name="P9"><text:span text:style-name="T34">&lt;</text:span><text:span text:style-name="T26">div</text:span> <text:span text:style-name="T22">className</text:span><text:span text:style-name="T30">=</text:span><text:span text:style-name="T24">"modal"</text:span><text:span text:style-name="T34">&gt;</text:span></text:p>
      <text:p text:style-name="P9"><text:span text:style-name="T34">&lt;</text:span><text:span text:style-name="T26">h2</text:span><text:span text:style-name="T34">&gt;</text:span>Editar Doador<text:span text:style-name="T34">&lt;/</text:span><text:span text:style-name="T26">h2</text:span><text:span text:style-name="T34">&gt;</text:span></text:p>
      <text:p text:style-name="P9"><text:span text:style-name="T34">&lt;</text:span><text:span text:style-name="T26">form</text:span><text:span text:style-name="T34">&gt;</text:span></text:p>
      <text:p text:style-name="P9"><text:span text:style-name="T34">&lt;</text:span><text:span text:style-name="T26">label</text:span><text:span text:style-name="T34">&gt;</text:span></text:p>
      <text:p text:style-name="P9">Nome:</text:p>
      <text:p text:style-name="P9"><text:span text:style-name="T34">&lt;</text:span><text:span text:style-name="T26">input</text:span> <text:span text:style-name="T22">type</text:span><text:span text:style-name="T30">=</text:span><text:span text:style-name="T24">"text"</text:span> <text:span text:style-name="T22">name</text:span><text:span text:style-name="T30">=</text:span><text:span text:style-name="T24">"nome"</text:span> <text:span text:style-name="T22">value</text:span><text:span text:style-name="T30">=</text:span><text:span text:style-name="T26">{</text:span><text:span text:style-name="T22">formData</text:span><text:span text:style-name="T30">.</text:span><text:span text:style-name="T22">nome</text:span><text:span text:style-name="T26">}</text:span> <text:span text:style-name="T22">onChange</text:span><text:span text:style-name="T30">=</text:span><text:span text:style-name="T26">{</text:span><text:span text:style-name="T22">handleChange</text:span><text:span text:style-name="T26">}</text:span> <text:span text:style-name="T34">/&gt;</text:span></text:p>
      <text:p text:style-name="P9"><text:span text:style-name="T34">&lt;/</text:span><text:span text:style-name="T26">label</text:span><text:span text:style-name="T34">&gt;</text:span></text:p>
      <text:p text:style-name="P9"><text:span text:style-name="T34">&lt;</text:span><text:span text:style-name="T26">label</text:span><text:span text:style-name="T34">&gt;</text:span></text:p>
      <text:p text:style-name="P9">CPF:</text:p>
      <text:p text:style-name="P9"><text:span text:style-name="T34">&lt;</text:span><text:span text:style-name="T26">input</text:span> <text:span text:style-name="T22">type</text:span><text:span text:style-name="T30">=</text:span><text:span text:style-name="T24">"text"</text:span> <text:span text:style-name="T22">name</text:span><text:span text:style-name="T30">=</text:span><text:span text:style-name="T24">"cpf"</text:span> <text:span text:style-name="T22">value</text:span><text:span text:style-name="T30">=</text:span><text:span text:style-name="T26">{</text:span><text:span text:style-name="T22">formData</text:span><text:span text:style-name="T30">.</text:span><text:span text:style-name="T22">cpf</text:span><text:span text:style-name="T26">}</text:span> <text:span text:style-name="T22">onChange</text:span><text:span text:style-name="T30">=</text:span><text:span text:style-name="T26">{</text:span><text:span text:style-name="T22">handleChange</text:span><text:span text:style-name="T26">}</text:span> <text:span text:style-name="T34">/&gt;</text:span></text:p>
      <text:p text:style-name="P9"><text:span text:style-name="T34">&lt;/</text:span><text:span text:style-name="T26">label</text:span><text:span text:style-name="T34">&gt;</text:span></text:p>
      <text:p text:style-name="P9"><text:span text:style-name="T34">&lt;</text:span><text:span text:style-name="T26">label</text:span><text:span text:style-name="T34">&gt;</text:span></text:p>
      <text:p text:style-name="P9">Contato:</text:p>
      <text:p text:style-name="P9"><text:span text:style-name="T34">&lt;</text:span><text:span text:style-name="T26">input</text:span> <text:span text:style-name="T22">type</text:span><text:span text:style-name="T30">=</text:span><text:span text:style-name="T24">"text"</text:span> <text:span text:style-name="T22">name</text:span><text:span text:style-name="T30">=</text:span><text:span text:style-name="T24">"contato"</text:span> <text:span text:style-name="T22">value</text:span><text:span text:style-name="T30">=</text:span><text:span text:style-name="T26">{</text:span><text:span text:style-name="T22">formData</text:span><text:span text:style-name="T30">.</text:span><text:span text:style-name="T22">contato</text:span><text:span text:style-name="T26">}</text:span> <text:span text:style-name="T22">onChange</text:span><text:span text:style-name="T30">=</text:span><text:span text:style-name="T26">{</text:span><text:span text:style-name="T22">handleChange</text:span><text:span text:style-name="T26">}</text:span> <text:span text:style-name="T34">/&gt;</text:span></text:p>
      <text:p text:style-name="P9"><text:span text:style-name="T34">&lt;/</text:span><text:span text:style-name="T26">label</text:span><text:span text:style-name="T34">&gt;</text:span></text:p>
      <text:p text:style-name="P9"><text:span text:style-name="T34">&lt;</text:span><text:span text:style-name="T26">label</text:span><text:span text:style-name="T34">&gt;</text:span></text:p>
      <text:p text:style-name="P9">Tipo Sanguíneo:</text:p>
      <text:p text:style-name="P9"><text:span text:style-name="T34">&lt;</text:span><text:span text:style-name="T26">input</text:span> <text:span text:style-name="T22">type</text:span><text:span text:style-name="T30">=</text:span><text:span text:style-name="T24">"text"</text:span> <text:span text:style-name="T22">name</text:span><text:span text:style-name="T30">=</text:span><text:span text:style-name="T24">"tipo_sanguineo"</text:span> <text:span text:style-name="T22">value</text:span><text:span text:style-name="T30">=</text:span><text:span text:style-name="T26">{</text:span><text:span text:style-name="T22">formData</text:span><text:span text:style-name="T30">.</text:span><text:span text:style-name="T22">tipo_sanguineo</text:span><text:span text:style-name="T26">}</text:span> <text:span text:style-name="T22">onChange</text:span><text:span text:style-name="T30">=</text:span><text:span text:style-name="T26">{</text:span><text:span text:style-name="T22">handleChange</text:span><text:span text:style-name="T26">}</text:span> <text:span text:style-name="T34">/&gt;</text:span></text:p>
      <text:p text:style-name="P9"><text:span text:style-name="T34">&lt;/</text:span><text:span text:style-name="T26">label</text:span><text:span text:style-name="T34">&gt;</text:span></text:p>
      <text:p text:style-name="P9"><text:soft-page-break/><text:span text:style-name="T34">&lt;</text:span><text:span text:style-name="T26">label</text:span><text:span text:style-name="T34">&gt;</text:span></text:p>
      <text:p text:style-name="P9">RH:</text:p>
      <text:p text:style-name="P9"><text:span text:style-name="T34">&lt;</text:span><text:span text:style-name="T26">input</text:span> <text:span text:style-name="T22">type</text:span><text:span text:style-name="T30">=</text:span><text:span text:style-name="T24">"text"</text:span> <text:span text:style-name="T22">name</text:span><text:span text:style-name="T30">=</text:span><text:span text:style-name="T24">"rh"</text:span> <text:span text:style-name="T22">value</text:span><text:span text:style-name="T30">=</text:span><text:span text:style-name="T26">{</text:span><text:span text:style-name="T22">formData</text:span><text:span text:style-name="T30">.</text:span><text:span text:style-name="T22">rh</text:span><text:span text:style-name="T26">}</text:span> <text:span text:style-name="T22">onChange</text:span><text:span text:style-name="T30">=</text:span><text:span text:style-name="T26">{</text:span><text:span text:style-name="T22">handleChange</text:span><text:span text:style-name="T26">}</text:span> <text:span text:style-name="T34">/&gt;</text:span></text:p>
      <text:p text:style-name="P9"><text:span text:style-name="T34">&lt;/</text:span><text:span text:style-name="T26">label</text:span><text:span text:style-name="T34">&gt;</text:span></text:p>
      <text:p text:style-name="P9"><text:span text:style-name="T34">&lt;</text:span><text:span text:style-name="T26">label</text:span><text:span text:style-name="T34">&gt;</text:span></text:p>
      <text:p text:style-name="P9">Tipo RH Corretos:</text:p>
      <text:p text:style-name="P9"><text:span text:style-name="T34">&lt;</text:span><text:span text:style-name="T26">input</text:span> <text:span text:style-name="T22">type</text:span><text:span text:style-name="T30">=</text:span><text:span text:style-name="T24">"text"</text:span> <text:span text:style-name="T22">name</text:span><text:span text:style-name="T30">=</text:span><text:span text:style-name="T24">"tipo_rh_corretos"</text:span> <text:span text:style-name="T22">value</text:span><text:span text:style-name="T30">=</text:span><text:span text:style-name="T26">{</text:span><text:span text:style-name="T22">formData</text:span><text:span text:style-name="T30">.</text:span><text:span text:style-name="T22">tipo_rh_corretos</text:span><text:span text:style-name="T26">}</text:span> <text:span text:style-name="T22">onChange</text:span><text:span text:style-name="T30">=</text:span><text:span text:style-name="T26">{</text:span><text:span text:style-name="T22">handleChange</text:span><text:span text:style-name="T26">}</text:span> <text:span text:style-name="T34">/&gt;</text:span></text:p>
      <text:p text:style-name="P9"><text:span text:style-name="T34">&lt;/</text:span><text:span text:style-name="T26">label</text:span><text:span text:style-name="T34">&gt;</text:span></text:p>
      <text:p text:style-name="P9"><text:span text:style-name="T34">&lt;</text:span><text:span text:style-name="T26">label</text:span><text:span text:style-name="T34">&gt;</text:span></text:p>
      <text:p text:style-name="P9">Situação:</text:p>
      <text:p text:style-name="P9"><text:span text:style-name="T34">&lt;</text:span><text:span text:style-name="T26">input</text:span> <text:span text:style-name="T22">type</text:span><text:span text:style-name="T30">=</text:span><text:span text:style-name="T24">"text"</text:span> <text:span text:style-name="T22">name</text:span><text:span text:style-name="T30">=</text:span><text:span text:style-name="T24">"situacao"</text:span> <text:span text:style-name="T22">value</text:span><text:span text:style-name="T30">=</text:span><text:span text:style-name="T26">{</text:span><text:span text:style-name="T22">formData</text:span><text:span text:style-name="T30">.</text:span><text:span text:style-name="T22">situacao</text:span><text:span text:style-name="T26">}</text:span> <text:span text:style-name="T22">onChange</text:span><text:span text:style-name="T30">=</text:span><text:span text:style-name="T26">{</text:span><text:span text:style-name="T22">handleChange</text:span><text:span text:style-name="T26">}</text:span> <text:span text:style-name="T34">/&gt;</text:span></text:p>
      <text:p text:style-name="P9"><text:span text:style-name="T34">&lt;/</text:span><text:span text:style-name="T26">label</text:span><text:span text:style-name="T34">&gt;</text:span></text:p>
      <text:p text:style-name="P9"><text:span text:style-name="T34">&lt;/</text:span><text:span text:style-name="T26">form</text:span><text:span text:style-name="T34">&gt;</text:span></text:p>
      <text:p text:style-name="P9"><text:span text:style-name="T34">&lt;</text:span><text:span text:style-name="T26">button</text:span> <text:span text:style-name="T22">onClick</text:span><text:span text:style-name="T30">=</text:span><text:span text:style-name="T26">{</text:span><text:span text:style-name="T22">handleSave</text:span><text:span text:style-name="T26">}</text:span><text:span text:style-name="T34">&gt;</text:span>Salvar<text:span text:style-name="T34">&lt;/</text:span><text:span text:style-name="T26">button</text:span><text:span text:style-name="T34">&gt;</text:span></text:p>
      <text:p text:style-name="P9"><text:span text:style-name="T34">&lt;</text:span><text:span text:style-name="T26">button</text:span> <text:span text:style-name="T22">onClick</text:span><text:span text:style-name="T30">=</text:span><text:span text:style-name="T26">{</text:span><text:span text:style-name="T22">onClose</text:span><text:span text:style-name="T26">}</text:span><text:span text:style-name="T34">&gt;</text:span>Cancelar<text:span text:style-name="T34">&lt;/</text:span><text:span text:style-name="T26">button</text:span><text:span text:style-name="T34">&gt;</text:span></text:p>
      <text:p text:style-name="P9"><text:span text:style-name="T34">&lt;/</text:span><text:span text:style-name="T26">div</text:span><text:span text:style-name="T34">&gt;</text:span></text:p>
      <text:p text:style-name="P9"><text:span text:style-name="T34">&lt;/</text:span><text:span text:style-name="T26">div</text:span><text:span text:style-name="T34">&gt;</text:span></text:p>
      <text:p text:style-name="P9">);</text:p>
      <text:p text:style-name="P9">};</text:p>
      <text:p text:style-name="P12"/>
      <text:p text:style-name="P9"><text:span text:style-name="T26">const</text:span> <text:span text:style-name="T28">Doadores</text:span> <text:span text:style-name="T30">=</text:span> () <text:span text:style-name="T26">=&gt;</text:span> {</text:p>
      <text:p text:style-name="P9"><text:span text:style-name="T26">const</text:span> [<text:span text:style-name="T32">items</text:span>, <text:span text:style-name="T32">setItems</text:span>] <text:span text:style-name="T30">=</text:span> <text:span text:style-name="T28">useState</text:span>([]);</text:p>
      <text:p text:style-name="P9"><text:span text:style-name="T26">const</text:span> [<text:span text:style-name="T32">doador</text:span>, <text:span text:style-name="T32">setDoador</text:span>] <text:span text:style-name="T30">=</text:span> <text:span text:style-name="T28">useState</text:span>(<text:span text:style-name="T24">""</text:span>); <text:span text:style-name="T33">// Estado para armazenar o doador selecionado</text:span></text:p>
      <text:p text:style-name="P9"><text:span text:style-name="T26">const</text:span> [<text:span text:style-name="T32">cpf</text:span>, <text:span text:style-name="T32">setCpf</text:span>] <text:span text:style-name="T30">=</text:span> <text:span text:style-name="T28">useState</text:span>(<text:span text:style-name="T24">""</text:span>); <text:span text:style-name="T33">// Estado para armazenar o CPF digitado</text:span></text:p>
      <text:p text:style-name="P9"><text:span text:style-name="T26">const</text:span> [<text:span text:style-name="T32">isModalOpen</text:span>, <text:span text:style-name="T32">setIsModalOpen</text:span>] <text:span text:style-name="T30">=</text:span> <text:span text:style-name="T28">useState</text:span>(<text:span text:style-name="T26">false</text:span>);</text:p>
      <text:p text:style-name="P9"><text:span text:style-name="T26">const</text:span> [<text:span text:style-name="T32">currentItem</text:span>, <text:span text:style-name="T32">setCurrentItem</text:span>] <text:span text:style-name="T30">=</text:span> <text:span text:style-name="T28">useState</text:span>(<text:span text:style-name="T26">null</text:span>);</text:p>
      <text:p text:style-name="P12"/>
      <text:p text:style-name="P9"><text:span text:style-name="T28">useEffect</text:span>(() <text:span text:style-name="T26">=&gt;</text:span> {</text:p>
      <text:p text:style-name="P9"><text:span text:style-name="T26">const</text:span> <text:span text:style-name="T28">fetchData</text:span> <text:span text:style-name="T30">=</text:span> <text:span text:style-name="T26">async</text:span> () <text:span text:style-name="T26">=&gt;</text:span> {</text:p>
      <text:p text:style-name="P9"><text:span text:style-name="T19">try</text:span> {</text:p>
      <text:p text:style-name="P9"><text:span text:style-name="T26">const</text:span> <text:span text:style-name="T32">response</text:span> <text:span text:style-name="T30">=</text:span> <text:span text:style-name="T19">await</text:span> <text:span text:style-name="T22">axios</text:span>.<text:span text:style-name="T28">get</text:span>(<text:span text:style-name="T24">'http://localhost:3333/doador'</text:span>);</text:p>
      <text:p text:style-name="P9"><text:span text:style-name="T28">setItems</text:span>(<text:span text:style-name="T22">response</text:span>.<text:span text:style-name="T22">data</text:span>);</text:p>
      <text:p text:style-name="P9">} <text:span text:style-name="T19">catch</text:span> (<text:span text:style-name="T22">err</text:span>) {</text:p>
      <text:p text:style-name="P9"><text:span text:style-name="T22">console</text:span>.<text:span text:style-name="T28">error</text:span>(<text:span text:style-name="T22">err</text:span>);</text:p>
      <text:p text:style-name="P9">}</text:p>
      <text:p text:style-name="P9">};</text:p>
      <text:p text:style-name="P12"/>
      <text:p text:style-name="P9"><text:span text:style-name="T28">fetchData</text:span>();</text:p>
      <text:p text:style-name="P9">}, []);</text:p>
      <text:p text:style-name="P12"/>
      <text:p text:style-name="P9"><text:span text:style-name="T26">const</text:span> <text:span text:style-name="T28">handleAlterar</text:span> <text:span text:style-name="T30">=</text:span> (<text:span text:style-name="T22">id</text:span>) <text:span text:style-name="T26">=&gt;</text:span> {</text:p>
      <text:p text:style-name="P9"><text:span text:style-name="T22">axios</text:span>.<text:span text:style-name="T28">post</text:span>(<text:span text:style-name="T24">`http://localhost:3333/excluirDoador/</text:span><text:span text:style-name="T26">${</text:span><text:span text:style-name="T22">id</text:span><text:span text:style-name="T26">}</text:span><text:span text:style-name="T24">`</text:span>, { <text:span text:style-name="T33">/* dados a serem enviados para o backend */</text:span> })</text:p>
      <text:p text:style-name="P9">.<text:span text:style-name="T28">then</text:span>(<text:span text:style-name="T22">response</text:span> <text:span text:style-name="T26">=&gt;</text:span> {</text:p>
      <text:p text:style-name="P9"><text:span text:style-name="T28">alert</text:span>(<text:span text:style-name="T24">'Doador inativado com sucesso, atualize a lista para visualizar.'</text:span>)</text:p>
      <text:p text:style-name="P9">})</text:p>
      <text:p text:style-name="P9"><text:soft-page-break/>.<text:span text:style-name="T28">catch</text:span>(<text:span text:style-name="T22">error</text:span> <text:span text:style-name="T26">=&gt;</text:span> {</text:p>
      <text:p text:style-name="P9"><text:span text:style-name="T22">console</text:span>.<text:span text:style-name="T28">error</text:span>(<text:span text:style-name="T24">'Erro ao fazer a requisição:'</text:span>, <text:span text:style-name="T22">error</text:span>);</text:p>
      <text:p text:style-name="P13">// Trate o erro, se necessário</text:p>
      <text:p text:style-name="P9">});</text:p>
      <text:p text:style-name="P9">};</text:p>
      <text:p text:style-name="P12"/>
      <text:p text:style-name="P9"><text:span text:style-name="T26">const</text:span> <text:span text:style-name="T28">handleEdit</text:span> <text:span text:style-name="T30">=</text:span> (<text:span text:style-name="T22">item</text:span>) <text:span text:style-name="T26">=&gt;</text:span> {</text:p>
      <text:p text:style-name="P9"><text:span text:style-name="T28">setCurrentItem</text:span>(<text:span text:style-name="T22">item</text:span>);</text:p>
      <text:p text:style-name="P9"><text:span text:style-name="T28">setIsModalOpen</text:span>(<text:span text:style-name="T26">true</text:span>);</text:p>
      <text:p text:style-name="P9">};</text:p>
      <text:p text:style-name="P12"/>
      <text:p text:style-name="P9"><text:span text:style-name="T26">const</text:span> <text:span text:style-name="T28">handleSave</text:span> <text:span text:style-name="T30">=</text:span> (<text:span text:style-name="T22">updatedItem</text:span>) <text:span text:style-name="T26">=&gt;</text:span> {</text:p>
      <text:p text:style-name="P9"><text:span text:style-name="T22">axios</text:span>.<text:span text:style-name="T28">put</text:span>(<text:span text:style-name="T24">`http://localhost:3333/editarDoador/</text:span><text:span text:style-name="T26">${</text:span><text:span text:style-name="T22">updatedItem</text:span><text:span text:style-name="T30">.</text:span><text:span text:style-name="T22">codigo</text:span><text:span text:style-name="T26">}</text:span><text:span text:style-name="T24">`</text:span>, <text:span text:style-name="T22">updatedItem</text:span>)</text:p>
      <text:p text:style-name="P9">.<text:span text:style-name="T28">then</text:span>(<text:span text:style-name="T22">response</text:span> <text:span text:style-name="T26">=&gt;</text:span> {</text:p>
      <text:p text:style-name="P9"><text:span text:style-name="T28">setItems</text:span>(<text:span text:style-name="T22">items</text:span>.<text:span text:style-name="T28">map</text:span>(<text:span text:style-name="T22">item</text:span> <text:span text:style-name="T26">=&gt;</text:span> <text:span text:style-name="T22">item</text:span>.<text:span text:style-name="T22">codigo</text:span> <text:span text:style-name="T30">===</text:span> <text:span text:style-name="T22">updatedItem</text:span>.<text:span text:style-name="T22">codigo</text:span> <text:span text:style-name="T30">?</text:span> <text:span text:style-name="T22">updatedItem</text:span> <text:span text:style-name="T30">:</text:span> <text:span text:style-name="T22">item</text:span>));</text:p>
      <text:p text:style-name="P9"><text:span text:style-name="T28">setIsModalOpen</text:span>(<text:span text:style-name="T26">false</text:span>);</text:p>
      <text:p text:style-name="P9">})</text:p>
      <text:p text:style-name="P9">.<text:span text:style-name="T28">catch</text:span>(<text:span text:style-name="T22">error</text:span> <text:span text:style-name="T26">=&gt;</text:span> {</text:p>
      <text:p text:style-name="P9"><text:span text:style-name="T22">console</text:span>.<text:span text:style-name="T28">error</text:span>(<text:span text:style-name="T24">'Erro ao fazer a requisição:'</text:span>, <text:span text:style-name="T22">error</text:span>);</text:p>
      <text:p text:style-name="P13">// Trate o erro, se necessário</text:p>
      <text:p text:style-name="P9">});</text:p>
      <text:p text:style-name="P9">};</text:p>
      <text:p text:style-name="P12"/>
      <text:p text:style-name="P9"><text:span text:style-name="T26">const</text:span> <text:span text:style-name="T28">handleDoadorChange</text:span> <text:span text:style-name="T30">=</text:span> (<text:span text:style-name="T22">e</text:span>) <text:span text:style-name="T26">=&gt;</text:span> {</text:p>
      <text:p text:style-name="P9"><text:span text:style-name="T28">setDoador</text:span>(<text:span text:style-name="T22">e</text:span>.<text:span text:style-name="T22">target</text:span>.<text:span text:style-name="T22">value</text:span>);</text:p>
      <text:p text:style-name="P9">};</text:p>
      <text:p text:style-name="P12"/>
      <text:p text:style-name="P9"><text:span text:style-name="T26">const</text:span> <text:span text:style-name="T28">handleCpfChange</text:span> <text:span text:style-name="T30">=</text:span> (<text:span text:style-name="T22">e</text:span>) <text:span text:style-name="T26">=&gt;</text:span> {</text:p>
      <text:p text:style-name="P9"><text:span text:style-name="T28">setCpf</text:span>(<text:span text:style-name="T22">e</text:span>.<text:span text:style-name="T22">target</text:span>.<text:span text:style-name="T22">value</text:span>);</text:p>
      <text:p text:style-name="P9">};</text:p>
      <text:p text:style-name="P12"/>
      <text:p text:style-name="P9"><text:span text:style-name="T26">const</text:span> <text:span text:style-name="T32">filteredItems</text:span> <text:span text:style-name="T30">=</text:span> <text:span text:style-name="T22">items</text:span>.<text:span text:style-name="T28">filter</text:span>(<text:span text:style-name="T22">item</text:span> <text:span text:style-name="T26">=&gt;</text:span> {</text:p>
      <text:p text:style-name="P9"><text:span text:style-name="T26">const</text:span> <text:span text:style-name="T32">doadorMatch</text:span> <text:span text:style-name="T30">=</text:span> <text:span text:style-name="T22">doador</text:span> <text:span text:style-name="T30">===</text:span> <text:span text:style-name="T24">""</text:span> <text:span text:style-name="T30">||</text:span> <text:span text:style-name="T22">item</text:span>.<text:span text:style-name="T22">codigo</text:span> <text:span text:style-name="T30">===</text:span> <text:span text:style-name="T22">doador</text:span>;</text:p>
      <text:p text:style-name="P9"><text:span text:style-name="T26">const</text:span> <text:span text:style-name="T32">cpfMatch</text:span> <text:span text:style-name="T30">=</text:span> <text:span text:style-name="T22">cpf</text:span> <text:span text:style-name="T30">===</text:span> <text:span text:style-name="T24">""</text:span> <text:span text:style-name="T30">||</text:span> <text:span text:style-name="T22">item</text:span>.<text:span text:style-name="T22">cpf</text:span>.<text:span text:style-name="T28">includes</text:span>(<text:span text:style-name="T22">cpf</text:span>);</text:p>
      <text:p text:style-name="P9"><text:span text:style-name="T19">return</text:span> <text:span text:style-name="T22">doadorMatch</text:span> <text:span text:style-name="T30">&amp;&amp;</text:span> <text:span text:style-name="T22">cpfMatch</text:span> <text:span text:style-name="T30">&amp;&amp;</text:span> <text:span text:style-name="T22">item</text:span>.<text:span text:style-name="T22">situacao</text:span> <text:span text:style-name="T30">===</text:span> <text:span text:style-name="T24">'Ativo'</text:span>;</text:p>
      <text:p text:style-name="P9">});</text:p>
      <text:p text:style-name="P12"/>
      <text:p text:style-name="P9"><text:span text:style-name="T19">return</text:span> (</text:p>
      <text:p text:style-name="P9"><text:span text:style-name="T34">&lt;</text:span><text:span text:style-name="T26">div</text:span><text:span text:style-name="T34">&gt;</text:span></text:p>
      <text:p text:style-name="P9"><text:span text:style-name="T34">&lt;</text:span><text:span text:style-name="T26">h2</text:span> <text:span text:style-name="T22">id</text:span><text:span text:style-name="T30">=</text:span><text:span text:style-name="T24">'titulo_tela'</text:span><text:span text:style-name="T34">&gt;</text:span>Doadores<text:span text:style-name="T34">&lt;/</text:span><text:span text:style-name="T26">h2</text:span><text:span text:style-name="T34">&gt;</text:span></text:p>
      <text:p text:style-name="P9"><text:span text:style-name="T34">&lt;</text:span><text:span text:style-name="T26">form</text:span><text:span text:style-name="T34">&gt;</text:span></text:p>
      <text:p text:style-name="P9"><text:span text:style-name="T34">&lt;</text:span><text:span text:style-name="T26">label</text:span><text:span text:style-name="T34">&gt;</text:span></text:p>
      <text:p text:style-name="P9">Doador:</text:p>
      <text:p text:style-name="P9"><text:span text:style-name="T34">&lt;</text:span><text:span text:style-name="T26">select</text:span> <text:span text:style-name="T22">value</text:span><text:span text:style-name="T30">=</text:span><text:span text:style-name="T26">{</text:span><text:span text:style-name="T22">doador</text:span><text:span text:style-name="T26">}</text:span> <text:span text:style-name="T22">onChange</text:span><text:span text:style-name="T30">=</text:span><text:span text:style-name="T26">{</text:span><text:span text:style-name="T22">handleDoadorChange</text:span><text:span text:style-name="T26">}</text:span><text:span text:style-name="T34">&gt;</text:span></text:p>
      <text:p text:style-name="P9"><text:span text:style-name="T34">&lt;</text:span><text:span text:style-name="T26">option</text:span> <text:span text:style-name="T22">value</text:span><text:span text:style-name="T30">=</text:span><text:span text:style-name="T24">""</text:span><text:span text:style-name="T34">&gt;</text:span>Selecione um doador<text:span text:style-name="T34">&lt;/</text:span><text:span text:style-name="T26">option</text:span><text:span text:style-name="T34">&gt;</text:span></text:p>
      <text:p text:style-name="P9"><text:span text:style-name="T26">{</text:span><text:span text:style-name="T22">items</text:span><text:span text:style-name="T30">.</text:span><text:span text:style-name="T28">filter</text:span><text:span text:style-name="T30">(</text:span><text:span text:style-name="T22">doador</text:span><text:span text:style-name="T30"> </text:span><text:span text:style-name="T26">=&gt;</text:span><text:span text:style-name="T30"> </text:span><text:span text:style-name="T22">doador</text:span><text:span text:style-name="T30">.</text:span><text:span text:style-name="T22">situacao</text:span><text:span text:style-name="T30"> === </text:span><text:span text:style-name="T24">'Ativo'</text:span><text:span text:style-name="T30">).</text:span><text:span text:style-name="T28">map</text:span><text:span text:style-name="T30">(</text:span><text:span text:style-name="T22">doador</text:span><text:span text:style-name="T30"> </text:span><text:span text:style-name="T26">=&gt;</text:span><text:span text:style-name="T30"> (</text:span></text:p>
      <text:p text:style-name="P9"><text:span text:style-name="T34">&lt;</text:span><text:span text:style-name="T26">option</text:span><text:span text:style-name="T30"> </text:span><text:span text:style-name="T22">key</text:span><text:span text:style-name="T30">=</text:span><text:span text:style-name="T26">{</text:span><text:span text:style-name="T22">doador</text:span><text:span text:style-name="T30">.</text:span><text:span text:style-name="T22">codigo</text:span><text:span text:style-name="T26">}</text:span><text:span text:style-name="T30"> </text:span><text:span text:style-name="T22">value</text:span><text:span text:style-name="T30">=</text:span><text:span text:style-name="T26">{</text:span><text:span text:style-name="T22">doador</text:span><text:span text:style-name="T30">.</text:span><text:span text:style-name="T22">codigo</text:span><text:span text:style-name="T26">}</text:span><text:span text:style-name="T34">&gt;</text:span></text:p>
      <text:p text:style-name="P9"><text:span text:style-name="T26">{</text:span><text:span text:style-name="T22">doador</text:span><text:span text:style-name="T30">.</text:span><text:span text:style-name="T22">nome</text:span><text:span text:style-name="T26">}</text:span></text:p>
      <text:p text:style-name="P9"><text:soft-page-break/><text:span text:style-name="T34">&lt;/</text:span><text:span text:style-name="T26">option</text:span><text:span text:style-name="T34">&gt;</text:span></text:p>
      <text:p text:style-name="P9"><text:span text:style-name="T30">))</text:span><text:span text:style-name="T26">}</text:span></text:p>
      <text:p text:style-name="P9"><text:span text:style-name="T34">&lt;/</text:span><text:span text:style-name="T26">select</text:span><text:span text:style-name="T34">&gt;</text:span></text:p>
      <text:p text:style-name="P9"><text:span text:style-name="T34">&lt;/</text:span><text:span text:style-name="T26">label</text:span><text:span text:style-name="T34">&gt;</text:span></text:p>
      <text:p text:style-name="P9"><text:span text:style-name="T34">&lt;</text:span><text:span text:style-name="T26">label</text:span><text:span text:style-name="T34">&gt;</text:span></text:p>
      <text:p text:style-name="P9">CPF:</text:p>
      <text:p text:style-name="P9"><text:span text:style-name="T34">&lt;</text:span><text:span text:style-name="T26">input</text:span> <text:span text:style-name="T22">type</text:span><text:span text:style-name="T30">=</text:span><text:span text:style-name="T24">"text"</text:span> <text:span text:style-name="T22">value</text:span><text:span text:style-name="T30">=</text:span><text:span text:style-name="T26">{</text:span><text:span text:style-name="T32">cpf</text:span><text:span text:style-name="T26">}</text:span> <text:span text:style-name="T22">onChange</text:span><text:span text:style-name="T30">=</text:span><text:span text:style-name="T26">{</text:span><text:span text:style-name="T28">handleCpfChange</text:span><text:span text:style-name="T26">}</text:span> <text:span text:style-name="T22">placeholder</text:span><text:span text:style-name="T30">=</text:span><text:span text:style-name="T24">"Digite o CPF"</text:span> <text:span text:style-name="T34">/&gt;</text:span></text:p>
      <text:p text:style-name="P9"><text:span text:style-name="T34">&lt;/</text:span><text:span text:style-name="T26">label</text:span><text:span text:style-name="T34">&gt;</text:span></text:p>
      <text:p text:style-name="P9"><text:span text:style-name="T34">&lt;/</text:span><text:span text:style-name="T26">form</text:span><text:span text:style-name="T34">&gt;</text:span></text:p>
      <text:p text:style-name="P9"><text:span text:style-name="T34">&lt;</text:span><text:span text:style-name="T26">h2</text:span> <text:span text:style-name="T22">id</text:span><text:span text:style-name="T30">=</text:span><text:span text:style-name="T24">'titulo_tela'</text:span><text:span text:style-name="T34">&gt;</text:span>Doadores<text:span text:style-name="T34">&lt;/</text:span><text:span text:style-name="T26">h2</text:span><text:span text:style-name="T34">&gt;</text:span></text:p>
      <text:p text:style-name="P9"><text:span text:style-name="T34">&lt;</text:span><text:span text:style-name="T26">table</text:span><text:span text:style-name="T34">&gt;</text:span></text:p>
      <text:p text:style-name="P9"><text:span text:style-name="T34">&lt;</text:span><text:span text:style-name="T26">thead</text:span><text:span text:style-name="T34">&gt;</text:span></text:p>
      <text:p text:style-name="P9"><text:span text:style-name="T34">&lt;</text:span><text:span text:style-name="T26">tr</text:span><text:span text:style-name="T34">&gt;</text:span></text:p>
      <text:p text:style-name="P9"><text:span text:style-name="T34">&lt;</text:span><text:span text:style-name="T26">th</text:span><text:span text:style-name="T34">&gt;</text:span>Código Doador<text:span text:style-name="T34">&lt;/</text:span><text:span text:style-name="T26">th</text:span><text:span text:style-name="T34">&gt;</text:span></text:p>
      <text:p text:style-name="P9"><text:span text:style-name="T34">&lt;</text:span><text:span text:style-name="T26">th</text:span><text:span text:style-name="T34">&gt;</text:span>Nome<text:span text:style-name="T34">&lt;/</text:span><text:span text:style-name="T26">th</text:span><text:span text:style-name="T34">&gt;</text:span></text:p>
      <text:p text:style-name="P9"><text:span text:style-name="T34">&lt;</text:span><text:span text:style-name="T26">th</text:span><text:span text:style-name="T34">&gt;</text:span>CPF<text:span text:style-name="T34">&lt;/</text:span><text:span text:style-name="T26">th</text:span><text:span text:style-name="T34">&gt;</text:span></text:p>
      <text:p text:style-name="P9"><text:span text:style-name="T34">&lt;</text:span><text:span text:style-name="T26">th</text:span><text:span text:style-name="T34">&gt;</text:span>Contato<text:span text:style-name="T34">&lt;/</text:span><text:span text:style-name="T26">th</text:span><text:span text:style-name="T34">&gt;</text:span></text:p>
      <text:p text:style-name="P9"><text:span text:style-name="T34">&lt;</text:span><text:span text:style-name="T26">th</text:span><text:span text:style-name="T34">&gt;</text:span>Tipo Sanguíneo<text:span text:style-name="T34">&lt;/</text:span><text:span text:style-name="T26">th</text:span><text:span text:style-name="T34">&gt;</text:span></text:p>
      <text:p text:style-name="P9"><text:span text:style-name="T34">&lt;</text:span><text:span text:style-name="T26">th</text:span><text:span text:style-name="T34">&gt;</text:span>RH<text:span text:style-name="T34">&lt;/</text:span><text:span text:style-name="T26">th</text:span><text:span text:style-name="T34">&gt;</text:span></text:p>
      <text:p text:style-name="P9"><text:span text:style-name="T34">&lt;</text:span><text:span text:style-name="T26">th</text:span><text:span text:style-name="T34">&gt;</text:span>Situação<text:span text:style-name="T34">&lt;/</text:span><text:span text:style-name="T26">th</text:span><text:span text:style-name="T34">&gt;</text:span></text:p>
      <text:p text:style-name="P9"><text:span text:style-name="T34">&lt;</text:span><text:span text:style-name="T26">th</text:span><text:span text:style-name="T34">&gt;</text:span>Opções<text:span text:style-name="T34">&lt;/</text:span><text:span text:style-name="T26">th</text:span><text:span text:style-name="T34">&gt;</text:span></text:p>
      <text:p text:style-name="P9"><text:span text:style-name="T34">&lt;/</text:span><text:span text:style-name="T26">tr</text:span><text:span text:style-name="T34">&gt;</text:span></text:p>
      <text:p text:style-name="P9"><text:span text:style-name="T34">&lt;/</text:span><text:span text:style-name="T26">thead</text:span><text:span text:style-name="T34">&gt;</text:span></text:p>
      <text:p text:style-name="P9"><text:span text:style-name="T34">&lt;</text:span><text:span text:style-name="T26">tbody</text:span><text:span text:style-name="T34">&gt;</text:span></text:p>
      <text:p text:style-name="P9"><text:span text:style-name="T26">{</text:span><text:span text:style-name="T32">filteredItems</text:span><text:span text:style-name="T30">.</text:span><text:span text:style-name="T28">map</text:span><text:span text:style-name="T30">(</text:span><text:span text:style-name="T22">item</text:span><text:span text:style-name="T30"> </text:span><text:span text:style-name="T26">=&gt;</text:span><text:span text:style-name="T30"> (</text:span></text:p>
      <text:p text:style-name="P9"><text:span text:style-name="T34">&lt;</text:span><text:span text:style-name="T26">tr</text:span><text:span text:style-name="T30"> </text:span><text:span text:style-name="T22">key</text:span><text:span text:style-name="T30">=</text:span><text:span text:style-name="T26">{</text:span><text:span text:style-name="T22">item</text:span><text:span text:style-name="T30">.</text:span><text:span text:style-name="T22">codigo</text:span><text:span text:style-name="T26">}</text:span><text:span text:style-name="T34">&gt;</text:span></text:p>
      <text:p text:style-name="P9"><text:span text:style-name="T34">&lt;</text:span><text:span text:style-name="T26">td</text:span><text:span text:style-name="T34">&gt;</text:span><text:span text:style-name="T26">{</text:span><text:span text:style-name="T22">item</text:span><text:span text:style-name="T30">.</text:span><text:span text:style-name="T22">codigo</text:span><text:span text:style-name="T26">}</text:span><text:span text:style-name="T34">&lt;/</text:span><text:span text:style-name="T26">td</text:span><text:span text:style-name="T34">&gt;</text:span></text:p>
      <text:p text:style-name="P9"><text:span text:style-name="T34">&lt;</text:span><text:span text:style-name="T26">td</text:span><text:span text:style-name="T34">&gt;</text:span><text:span text:style-name="T26">{</text:span><text:span text:style-name="T22">item</text:span><text:span text:style-name="T30">.</text:span><text:span text:style-name="T22">nome</text:span><text:span text:style-name="T26">}</text:span><text:span text:style-name="T34">&lt;/</text:span><text:span text:style-name="T26">td</text:span><text:span text:style-name="T34">&gt;</text:span></text:p>
      <text:p text:style-name="P9"><text:span text:style-name="T34">&lt;</text:span><text:span text:style-name="T26">td</text:span><text:span text:style-name="T34">&gt;</text:span><text:span text:style-name="T26">{</text:span><text:span text:style-name="T22">item</text:span><text:span text:style-name="T30">.</text:span><text:span text:style-name="T22">cpf</text:span><text:span text:style-name="T26">}</text:span><text:span text:style-name="T34">&lt;/</text:span><text:span text:style-name="T26">td</text:span><text:span text:style-name="T34">&gt;</text:span></text:p>
      <text:p text:style-name="P9"><text:span text:style-name="T34">&lt;</text:span><text:span text:style-name="T26">td</text:span><text:span text:style-name="T34">&gt;</text:span><text:span text:style-name="T26">{</text:span><text:span text:style-name="T22">item</text:span><text:span text:style-name="T30">.</text:span><text:span text:style-name="T22">contato</text:span><text:span text:style-name="T26">}</text:span><text:span text:style-name="T34">&lt;/</text:span><text:span text:style-name="T26">td</text:span><text:span text:style-name="T34">&gt;</text:span></text:p>
      <text:p text:style-name="P9"><text:span text:style-name="T34">&lt;</text:span><text:span text:style-name="T26">td</text:span><text:span text:style-name="T34">&gt;</text:span><text:span text:style-name="T26">{</text:span><text:span text:style-name="T22">item</text:span><text:span text:style-name="T30">.</text:span><text:span text:style-name="T22">tipo_sanguineo</text:span><text:span text:style-name="T26">}</text:span><text:span text:style-name="T34">&lt;/</text:span><text:span text:style-name="T26">td</text:span><text:span text:style-name="T34">&gt;</text:span></text:p>
      <text:p text:style-name="P9"><text:span text:style-name="T34">&lt;</text:span><text:span text:style-name="T26">td</text:span><text:span text:style-name="T34">&gt;</text:span><text:span text:style-name="T26">{</text:span><text:span text:style-name="T22">item</text:span><text:span text:style-name="T30">.</text:span><text:span text:style-name="T22">rh</text:span><text:span text:style-name="T26">}</text:span><text:span text:style-name="T34">&lt;/</text:span><text:span text:style-name="T26">td</text:span><text:span text:style-name="T34">&gt;</text:span></text:p>
      <text:p text:style-name="P9"><text:span text:style-name="T34">&lt;</text:span><text:span text:style-name="T26">td</text:span><text:span text:style-name="T34">&gt;</text:span><text:span text:style-name="T26">{</text:span><text:span text:style-name="T22">item</text:span><text:span text:style-name="T30">.</text:span><text:span text:style-name="T22">situacao</text:span><text:span text:style-name="T26">}</text:span><text:span text:style-name="T34">&lt;/</text:span><text:span text:style-name="T26">td</text:span><text:span text:style-name="T34">&gt;</text:span></text:p>
      <text:p text:style-name="P9"><text:span text:style-name="T34">&lt;</text:span><text:span text:style-name="T26">td</text:span><text:span text:style-name="T34">&gt;</text:span></text:p>
      <text:p text:style-name="P9"><text:span text:style-name="T34">&lt;</text:span><text:span text:style-name="T26">div</text:span><text:span text:style-name="T30"> </text:span><text:span text:style-name="T22">className</text:span><text:span text:style-name="T30">=</text:span><text:span text:style-name="T24">"button-container"</text:span><text:span text:style-name="T34">&gt;</text:span></text:p>
      <text:p text:style-name="P9"><text:span text:style-name="T34">&lt;</text:span><text:span text:style-name="T26">button</text:span><text:span text:style-name="T30"> </text:span><text:span text:style-name="T22">onClick</text:span><text:span text:style-name="T30">=</text:span><text:span text:style-name="T26">{</text:span><text:span text:style-name="T30">() </text:span><text:span text:style-name="T26">=&gt;</text:span><text:span text:style-name="T30"> </text:span><text:span text:style-name="T28">handleAlterar</text:span><text:span text:style-name="T30">(</text:span><text:span text:style-name="T22">item</text:span><text:span text:style-name="T30">.</text:span><text:span text:style-name="T22">codigo</text:span><text:span text:style-name="T30">)</text:span><text:span text:style-name="T26">}</text:span><text:span text:style-name="T34">&gt;</text:span><text:span text:style-name="T30">Excluir</text:span><text:span text:style-name="T34">&lt;/</text:span><text:span text:style-name="T26">button</text:span><text:span text:style-name="T34">&gt;</text:span></text:p>
      <text:p text:style-name="P9"><text:span text:style-name="T34">&lt;</text:span><text:span text:style-name="T26">button</text:span><text:span text:style-name="T30"> </text:span><text:span text:style-name="T22">onClick</text:span><text:span text:style-name="T30">=</text:span><text:span text:style-name="T26">{</text:span><text:span text:style-name="T30">() </text:span><text:span text:style-name="T26">=&gt;</text:span><text:span text:style-name="T30"> </text:span><text:span text:style-name="T28">handleEdit</text:span><text:span text:style-name="T30">(</text:span><text:span text:style-name="T22">item</text:span><text:span text:style-name="T30">)</text:span><text:span text:style-name="T26">}</text:span><text:span text:style-name="T34">&gt;</text:span><text:span text:style-name="T30">Alterar</text:span><text:span text:style-name="T34">&lt;/</text:span><text:span text:style-name="T26">button</text:span><text:span text:style-name="T34">&gt;</text:span></text:p>
      <text:p text:style-name="P9"><text:span text:style-name="T34">&lt;/</text:span><text:span text:style-name="T26">div</text:span><text:span text:style-name="T34">&gt;</text:span></text:p>
      <text:p text:style-name="P9"><text:span text:style-name="T34">&lt;/</text:span><text:span text:style-name="T26">td</text:span><text:span text:style-name="T34">&gt;</text:span></text:p>
      <text:p text:style-name="P9"><text:span text:style-name="T34">&lt;/</text:span><text:span text:style-name="T26">tr</text:span><text:span text:style-name="T34">&gt;</text:span></text:p>
      <text:p text:style-name="P9"><text:span text:style-name="T30">))</text:span><text:span text:style-name="T26">}</text:span></text:p>
      <text:p text:style-name="P9"><text:span text:style-name="T34">&lt;/</text:span><text:span text:style-name="T26">tbody</text:span><text:span text:style-name="T34">&gt;</text:span></text:p>
      <text:p text:style-name="P9"><text:span text:style-name="T34">&lt;/</text:span><text:span text:style-name="T26">table</text:span><text:span text:style-name="T34">&gt;</text:span></text:p>
      <text:p text:style-name="P12"/>
      <text:p text:style-name="P9"><text:span text:style-name="T34">&lt;</text:span><text:span text:style-name="T35">Modal</text:span></text:p>
      <text:p text:style-name="P9"><text:span text:style-name="T22">isOpen</text:span><text:span text:style-name="T30">=</text:span><text:span text:style-name="T26">{</text:span><text:span text:style-name="T32">isModalOpen</text:span><text:span text:style-name="T26">}</text:span></text:p>
      <text:p text:style-name="P9"><text:span text:style-name="T22">onClose</text:span><text:span text:style-name="T30">=</text:span><text:span text:style-name="T26">{</text:span><text:span text:style-name="T30">() </text:span><text:span text:style-name="T26">=&gt;</text:span><text:span text:style-name="T30"> </text:span><text:span text:style-name="T28">setIsModalOpen</text:span><text:span text:style-name="T30">(</text:span><text:span text:style-name="T26">false</text:span><text:span text:style-name="T30">)</text:span><text:span text:style-name="T26">}</text:span></text:p>
      <text:p text:style-name="P9"><text:span text:style-name="T22">item</text:span><text:span text:style-name="T30">=</text:span><text:span text:style-name="T26">{</text:span><text:span text:style-name="T32">currentItem</text:span><text:span text:style-name="T26">}</text:span></text:p>
      <text:p text:style-name="P9"><text:soft-page-break/><text:span text:style-name="T22">onSave</text:span><text:span text:style-name="T30">=</text:span><text:span text:style-name="T26">{</text:span><text:span text:style-name="T28">handleSave</text:span><text:span text:style-name="T26">}</text:span></text:p>
      <text:p text:style-name="P14">/&gt;</text:p>
      <text:p text:style-name="P9"><text:span text:style-name="T34">&lt;/</text:span><text:span text:style-name="T26">div</text:span><text:span text:style-name="T34">&gt;</text:span></text:p>
      <text:p text:style-name="P9">);</text:p>
      <text:p text:style-name="P9">};</text:p>
      <text:p text:style-name="P12"/>
      <text:p text:style-name="P9"><text:span text:style-name="T19">export</text:span> <text:span text:style-name="T19">default</text:span> <text:span text:style-name="T28">Doadores</text:span>;</text:p>
      <text:p text:style-name="P12"/>
      <text:p text:style-name="Standard"/>
      <text:p text:style-name="Standard">doacoes.js:</text:p>
      <text:p text:style-name="Standard"/>
      <text:p text:style-name="P11"><text:span text:style-name="T20">import</text:span><text:span text:style-name="T21"> </text:span><text:span text:style-name="T23">React</text:span><text:span text:style-name="T21">, { </text:span><text:span text:style-name="T23">useState</text:span><text:span text:style-name="T21">, </text:span><text:span text:style-name="T23">useEffect</text:span><text:span text:style-name="T21"> } </text:span><text:span text:style-name="T20">from</text:span><text:span text:style-name="T21"> </text:span><text:span text:style-name="T25">'react'</text:span><text:span text:style-name="T21">;</text:span></text:p>
      <text:p text:style-name="P9"><text:span text:style-name="T19">import</text:span> <text:span text:style-name="T22">axios</text:span> <text:span text:style-name="T19">from</text:span> <text:span text:style-name="T24">'axios'</text:span>;</text:p>
      <text:p text:style-name="P12"/>
      <text:p text:style-name="P9"><text:span text:style-name="T26">const</text:span> <text:span text:style-name="T28">Doacoes</text:span> <text:span text:style-name="T30">=</text:span> () <text:span text:style-name="T26">=&gt;</text:span> {</text:p>
      <text:p text:style-name="P9"><text:span text:style-name="T26">const</text:span> [<text:span text:style-name="T32">doador</text:span>, <text:span text:style-name="T28">setDoador</text:span>] <text:span text:style-name="T30">=</text:span> <text:span text:style-name="T28">useState</text:span>(<text:span text:style-name="T24">''</text:span>);</text:p>
      <text:p text:style-name="P9"><text:span text:style-name="T26">const</text:span> [<text:span text:style-name="T32">doadores</text:span>, <text:span text:style-name="T28">setDoadores</text:span>] <text:span text:style-name="T30">=</text:span> <text:span text:style-name="T28">useState</text:span>([]);</text:p>
      <text:p text:style-name="P9"><text:span text:style-name="T26">const</text:span> [<text:span text:style-name="T32">items</text:span>, <text:span text:style-name="T28">setItems</text:span>] <text:span text:style-name="T30">=</text:span> <text:span text:style-name="T28">useState</text:span>([]);</text:p>
      <text:p text:style-name="P12"/>
      <text:p text:style-name="P9"><text:span text:style-name="T28">useEffect</text:span>(() <text:span text:style-name="T26">=&gt;</text:span> {</text:p>
      <text:p text:style-name="P9"><text:span text:style-name="T26">const</text:span> <text:span text:style-name="T28">fetchData</text:span> <text:span text:style-name="T30">=</text:span> <text:span text:style-name="T26">async</text:span> () <text:span text:style-name="T26">=&gt;</text:span> {</text:p>
      <text:p text:style-name="P9"><text:span text:style-name="T19">try</text:span> {</text:p>
      <text:p text:style-name="P9"><text:span text:style-name="T26">const</text:span> <text:span text:style-name="T32">response</text:span> <text:span text:style-name="T30">=</text:span> <text:span text:style-name="T19">await</text:span> <text:span text:style-name="T32">axios</text:span>.<text:span text:style-name="T28">get</text:span>(<text:span text:style-name="T24">'http://localhost:3333/doador'</text:span>);</text:p>
      <text:p text:style-name="P9"><text:span text:style-name="T28">setDoadores</text:span>(<text:span text:style-name="T32">response</text:span>.<text:span text:style-name="T22">data</text:span>);</text:p>
      <text:p text:style-name="P9">} <text:span text:style-name="T19">catch</text:span> (<text:span text:style-name="T22">err</text:span>) {</text:p>
      <text:p text:style-name="P9"><text:span text:style-name="T22">console</text:span>.<text:span text:style-name="T28">error</text:span>(<text:span text:style-name="T22">err</text:span>);</text:p>
      <text:p text:style-name="P9">}</text:p>
      <text:p text:style-name="P9">};</text:p>
      <text:p text:style-name="P12"/>
      <text:p text:style-name="P9"><text:span text:style-name="T28">fetchData</text:span>();</text:p>
      <text:p text:style-name="P9">}, []);</text:p>
      <text:p text:style-name="P12"/>
      <text:p text:style-name="P9"><text:span text:style-name="T26">const</text:span> [<text:span text:style-name="T32">filters</text:span>, <text:span text:style-name="T28">setFilters</text:span>] <text:span text:style-name="T30">=</text:span> <text:span text:style-name="T28">useState</text:span>({</text:p>
      <text:p text:style-name="P9"><text:span text:style-name="T22">dataInicio:</text:span> <text:span text:style-name="T24">''</text:span>,</text:p>
      <text:p text:style-name="P9"><text:span text:style-name="T22">dataFim:</text:span> <text:span text:style-name="T24">''</text:span>,</text:p>
      <text:p text:style-name="P9"><text:span text:style-name="T22">doador:</text:span> <text:span text:style-name="T24">''</text:span></text:p>
      <text:p text:style-name="P9">});</text:p>
      <text:p text:style-name="P12"/>
      <text:p text:style-name="P9"><text:span text:style-name="T26">const</text:span> <text:span text:style-name="T28">fetchData</text:span> <text:span text:style-name="T30">=</text:span> <text:span text:style-name="T26">async</text:span> (<text:span text:style-name="T22">filters</text:span>) <text:span text:style-name="T26">=&gt;</text:span> {</text:p>
      <text:p text:style-name="P9"><text:span text:style-name="T19">try</text:span> {</text:p>
      <text:p text:style-name="P9"><text:span text:style-name="T26">const</text:span> <text:span text:style-name="T32">response</text:span> <text:span text:style-name="T30">=</text:span> <text:span text:style-name="T19">await</text:span> <text:span text:style-name="T32">axios</text:span>.<text:span text:style-name="T28">get</text:span>(<text:span text:style-name="T24">'http://localhost:3333/doacoes'</text:span>, {</text:p>
      <text:p text:style-name="P9"><text:span text:style-name="T22">params:</text:span> <text:span text:style-name="T22">filters</text:span></text:p>
      <text:p text:style-name="P9">});</text:p>
      <text:p text:style-name="P9"><text:span text:style-name="T28">setItems</text:span>(<text:span text:style-name="T32">response</text:span>.<text:span text:style-name="T22">data</text:span>);</text:p>
      <text:p text:style-name="P9">} <text:span text:style-name="T19">catch</text:span> (<text:span text:style-name="T22">err</text:span>) {</text:p>
      <text:p text:style-name="P9"><text:span text:style-name="T22">console</text:span>.<text:span text:style-name="T28">error</text:span>(<text:span text:style-name="T22">err</text:span>);</text:p>
      <text:p text:style-name="P9">}</text:p>
      <text:p text:style-name="P9">};</text:p>
      <text:p text:style-name="P12"/>
      <text:p text:style-name="P9"><text:soft-page-break/><text:span text:style-name="T28">useEffect</text:span>(() <text:span text:style-name="T26">=&gt;</text:span> {</text:p>
      <text:p text:style-name="P9"><text:span text:style-name="T28">fetchData</text:span>({});</text:p>
      <text:p text:style-name="P9">}, []);</text:p>
      <text:p text:style-name="P12"/>
      <text:p text:style-name="P9"><text:span text:style-name="T26">const</text:span> <text:span text:style-name="T28">handleFilterChange</text:span> <text:span text:style-name="T30">=</text:span> (<text:span text:style-name="T22">e</text:span>) <text:span text:style-name="T26">=&gt;</text:span> {</text:p>
      <text:p text:style-name="P9"><text:span text:style-name="T26">const</text:span> { <text:span text:style-name="T32">name</text:span>, <text:span text:style-name="T32">value</text:span> } <text:span text:style-name="T30">=</text:span> <text:span text:style-name="T22">e</text:span>.<text:span text:style-name="T22">target</text:span>;</text:p>
      <text:p text:style-name="P9"><text:span text:style-name="T28">setFilters</text:span>({</text:p>
      <text:p text:style-name="P9"><text:span text:style-name="T30">...</text:span><text:span text:style-name="T32">filters</text:span>,</text:p>
      <text:p text:style-name="P9"><text:span text:style-name="T22">[</text:span><text:span text:style-name="T32">name</text:span><text:span text:style-name="T22">]:</text:span> <text:span text:style-name="T32">value</text:span></text:p>
      <text:p text:style-name="P9">});</text:p>
      <text:p text:style-name="P9">};</text:p>
      <text:p text:style-name="P12"/>
      <text:p text:style-name="P9"><text:span text:style-name="T26">const</text:span> <text:span text:style-name="T28">handleDoadorChange</text:span> <text:span text:style-name="T30">=</text:span> (<text:span text:style-name="T22">e</text:span>) <text:span text:style-name="T26">=&gt;</text:span> {</text:p>
      <text:p text:style-name="P9"><text:span text:style-name="T28">setDoador</text:span>(<text:span text:style-name="T22">e</text:span>.<text:span text:style-name="T22">target</text:span>.<text:span text:style-name="T22">value</text:span>);</text:p>
      <text:p text:style-name="P9"><text:span text:style-name="T28">filtraDoador</text:span>(<text:span text:style-name="T22">e</text:span>.<text:span text:style-name="T22">target</text:span>.<text:span text:style-name="T22">value</text:span>); <text:span text:style-name="T33">// Chama a função filtraDoador() ao alterar o doador selecionado</text:span></text:p>
      <text:p text:style-name="P9">};</text:p>
      <text:p text:style-name="P12"/>
      <text:p text:style-name="P9"><text:span text:style-name="T26">const</text:span> <text:span text:style-name="T28">handleFilterSubmit</text:span> <text:span text:style-name="T30">=</text:span> (<text:span text:style-name="T22">e</text:span>) <text:span text:style-name="T26">=&gt;</text:span> {</text:p>
      <text:p text:style-name="P9"><text:span text:style-name="T22">e</text:span>.<text:span text:style-name="T28">preventDefault</text:span>();</text:p>
      <text:p text:style-name="P9"><text:span text:style-name="T28">fetchData</text:span>(<text:span text:style-name="T32">filters</text:span>);</text:p>
      <text:p text:style-name="P9">};</text:p>
      <text:p text:style-name="P12"/>
      <text:p text:style-name="P9"><text:span text:style-name="T26">const</text:span> <text:span text:style-name="T28">filtraDoador</text:span> <text:span text:style-name="T30">=</text:span> (<text:span text:style-name="T22">doador</text:span>) <text:span text:style-name="T26">=&gt;</text:span> {</text:p>
      <text:p text:style-name="P13">// Atualiza o estado filters com o novo valor do doador selecionado</text:p>
      <text:p text:style-name="P9"><text:span text:style-name="T28">setFilters</text:span>(<text:span text:style-name="T22">prevFilters</text:span> <text:span text:style-name="T26">=&gt;</text:span> ({</text:p>
      <text:p text:style-name="P9"><text:span text:style-name="T30">...</text:span><text:span text:style-name="T22">prevFilters</text:span>,</text:p>
      <text:p text:style-name="P9"><text:span text:style-name="T22">doador:</text:span> <text:span text:style-name="T22">doador</text:span></text:p>
      <text:p text:style-name="P9">}));</text:p>
      <text:p text:style-name="P9">};</text:p>
      <text:p text:style-name="P12"/>
      <text:p text:style-name="P9"><text:span text:style-name="T22">console</text:span>.<text:span text:style-name="T28">log</text:span>(<text:span text:style-name="T32">filters</text:span>);</text:p>
      <text:p text:style-name="P12"/>
      <text:p text:style-name="P9"><text:span text:style-name="T19">return</text:span> (</text:p>
      <text:p text:style-name="P9"><text:span text:style-name="T34">&lt;</text:span><text:span text:style-name="T26">div</text:span><text:span text:style-name="T34">&gt;</text:span></text:p>
      <text:p text:style-name="P9"><text:span text:style-name="T34">&lt;</text:span><text:span text:style-name="T26">h2</text:span> <text:span text:style-name="T22">id</text:span><text:span text:style-name="T30">=</text:span><text:span text:style-name="T24">'titulo_tela'</text:span><text:span text:style-name="T34">&gt;</text:span>Doações<text:span text:style-name="T34">&lt;/</text:span><text:span text:style-name="T26">h2</text:span><text:span text:style-name="T34">&gt;</text:span></text:p>
      <text:p text:style-name="P9"><text:span text:style-name="T34">&lt;</text:span><text:span text:style-name="T26">form</text:span> <text:span text:style-name="T22">onSubmit</text:span><text:span text:style-name="T30">=</text:span><text:span text:style-name="T26">{</text:span><text:span text:style-name="T28">handleFilterSubmit</text:span><text:span text:style-name="T26">}</text:span><text:span text:style-name="T34">&gt;</text:span></text:p>
      <text:p text:style-name="P9"><text:span text:style-name="T34">&lt;</text:span><text:span text:style-name="T26">label</text:span><text:span text:style-name="T34">&gt;</text:span></text:p>
      <text:p text:style-name="P9">Data Início:</text:p>
      <text:p text:style-name="P9"><text:span text:style-name="T34">&lt;</text:span><text:span text:style-name="T26">input</text:span></text:p>
      <text:p text:style-name="P9"><text:span text:style-name="T22">type</text:span><text:span text:style-name="T30">=</text:span><text:span text:style-name="T24">"date"</text:span></text:p>
      <text:p text:style-name="P9"><text:span text:style-name="T22">name</text:span><text:span text:style-name="T30">=</text:span><text:span text:style-name="T24">"dataInicio"</text:span></text:p>
      <text:p text:style-name="P9"><text:span text:style-name="T22">value</text:span><text:span text:style-name="T30">=</text:span><text:span text:style-name="T26">{</text:span><text:span text:style-name="T32">filters</text:span><text:span text:style-name="T30">.</text:span><text:span text:style-name="T22">dataInicio</text:span><text:span text:style-name="T26">}</text:span></text:p>
      <text:p text:style-name="P9"><text:span text:style-name="T22">onChange</text:span><text:span text:style-name="T30">=</text:span><text:span text:style-name="T26">{</text:span><text:span text:style-name="T28">handleFilterChange</text:span><text:span text:style-name="T26">}</text:span></text:p>
      <text:p text:style-name="P14">/&gt;</text:p>
      <text:p text:style-name="P9"><text:span text:style-name="T34">&lt;/</text:span><text:span text:style-name="T26">label</text:span><text:span text:style-name="T34">&gt;</text:span></text:p>
      <text:p text:style-name="P9"><text:span text:style-name="T34">&lt;</text:span><text:span text:style-name="T26">label</text:span><text:span text:style-name="T34">&gt;</text:span></text:p>
      <text:p text:style-name="P9">Data Fim:</text:p>
      <text:p text:style-name="P9"><text:span text:style-name="T34">&lt;</text:span><text:span text:style-name="T26">input</text:span></text:p>
      <text:p text:style-name="P9"><text:soft-page-break/><text:span text:style-name="T22">type</text:span><text:span text:style-name="T30">=</text:span><text:span text:style-name="T24">"date"</text:span></text:p>
      <text:p text:style-name="P9"><text:span text:style-name="T22">name</text:span><text:span text:style-name="T30">=</text:span><text:span text:style-name="T24">"dataFim"</text:span></text:p>
      <text:p text:style-name="P9"><text:span text:style-name="T22">value</text:span><text:span text:style-name="T30">=</text:span><text:span text:style-name="T26">{</text:span><text:span text:style-name="T32">filters</text:span><text:span text:style-name="T30">.</text:span><text:span text:style-name="T22">dataFim</text:span><text:span text:style-name="T26">}</text:span></text:p>
      <text:p text:style-name="P9"><text:span text:style-name="T22">onChange</text:span><text:span text:style-name="T30">=</text:span><text:span text:style-name="T26">{</text:span><text:span text:style-name="T28">handleFilterChange</text:span><text:span text:style-name="T26">}</text:span></text:p>
      <text:p text:style-name="P14">/&gt;</text:p>
      <text:p text:style-name="P9"><text:span text:style-name="T34">&lt;/</text:span><text:span text:style-name="T26">label</text:span><text:span text:style-name="T34">&gt;</text:span></text:p>
      <text:p text:style-name="P9"><text:span text:style-name="T34">&lt;</text:span><text:span text:style-name="T26">label</text:span><text:span text:style-name="T34">&gt;</text:span></text:p>
      <text:p text:style-name="P9">Doador:</text:p>
      <text:p text:style-name="P9"><text:span text:style-name="T34">&lt;</text:span><text:span text:style-name="T26">select</text:span> <text:span text:style-name="T22">value</text:span><text:span text:style-name="T30">=</text:span><text:span text:style-name="T26">{</text:span><text:span text:style-name="T32">doador</text:span><text:span text:style-name="T26">}</text:span> <text:span text:style-name="T22">onChange</text:span><text:span text:style-name="T30">=</text:span><text:span text:style-name="T26">{</text:span><text:span text:style-name="T28">handleDoadorChange</text:span><text:span text:style-name="T26">}</text:span><text:span text:style-name="T34">&gt;</text:span></text:p>
      <text:p text:style-name="P9"><text:span text:style-name="T34">&lt;</text:span><text:span text:style-name="T26">option</text:span> <text:span text:style-name="T22">value</text:span><text:span text:style-name="T30">=</text:span><text:span text:style-name="T24">""</text:span><text:span text:style-name="T34">&gt;</text:span>Selecione um doador<text:span text:style-name="T34">&lt;/</text:span><text:span text:style-name="T26">option</text:span><text:span text:style-name="T34">&gt;</text:span></text:p>
      <text:p text:style-name="P9"><text:span text:style-name="T26">{</text:span><text:span text:style-name="T32">doadores</text:span><text:span text:style-name="T30">.</text:span><text:span text:style-name="T28">map</text:span><text:span text:style-name="T30">(</text:span><text:span text:style-name="T22">doador</text:span><text:span text:style-name="T30"> </text:span><text:span text:style-name="T26">=&gt;</text:span><text:span text:style-name="T30"> (</text:span></text:p>
      <text:p text:style-name="P9"><text:span text:style-name="T34">&lt;</text:span><text:span text:style-name="T26">option</text:span><text:span text:style-name="T30"> </text:span><text:span text:style-name="T22">key</text:span><text:span text:style-name="T30">=</text:span><text:span text:style-name="T26">{</text:span><text:span text:style-name="T22">doador</text:span><text:span text:style-name="T30">.</text:span><text:span text:style-name="T22">codigo</text:span><text:span text:style-name="T26">}</text:span><text:span text:style-name="T30"> </text:span><text:span text:style-name="T22">value</text:span><text:span text:style-name="T30">=</text:span><text:span text:style-name="T26">{</text:span><text:span text:style-name="T22">doador</text:span><text:span text:style-name="T30">.</text:span><text:span text:style-name="T22">codigo</text:span><text:span text:style-name="T26">}</text:span><text:span text:style-name="T34">&gt;</text:span></text:p>
      <text:p text:style-name="P9"><text:span text:style-name="T26">{</text:span><text:span text:style-name="T22">doador</text:span><text:span text:style-name="T30">.</text:span><text:span text:style-name="T22">nome</text:span><text:span text:style-name="T26">}</text:span></text:p>
      <text:p text:style-name="P9"><text:span text:style-name="T34">&lt;/</text:span><text:span text:style-name="T26">option</text:span><text:span text:style-name="T34">&gt;</text:span></text:p>
      <text:p text:style-name="P9"><text:span text:style-name="T30">))</text:span><text:span text:style-name="T26">}</text:span></text:p>
      <text:p text:style-name="P9"><text:span text:style-name="T34">&lt;/</text:span><text:span text:style-name="T26">select</text:span><text:span text:style-name="T34">&gt;</text:span></text:p>
      <text:p text:style-name="P9"><text:span text:style-name="T34">&lt;/</text:span><text:span text:style-name="T26">label</text:span><text:span text:style-name="T34">&gt;</text:span></text:p>
      <text:p text:style-name="P9"><text:span text:style-name="T34">&lt;</text:span><text:span text:style-name="T26">button</text:span> <text:span text:style-name="T22">type</text:span><text:span text:style-name="T30">=</text:span><text:span text:style-name="T24">"submit"</text:span><text:span text:style-name="T34">&gt;</text:span>Filtrar<text:span text:style-name="T34">&lt;/</text:span><text:span text:style-name="T26">button</text:span><text:span text:style-name="T34">&gt;</text:span></text:p>
      <text:p text:style-name="P9"><text:span text:style-name="T34">&lt;/</text:span><text:span text:style-name="T26">form</text:span><text:span text:style-name="T34">&gt;</text:span></text:p>
      <text:p text:style-name="P9"><text:span text:style-name="T34">&lt;</text:span><text:span text:style-name="T26">table</text:span><text:span text:style-name="T34">&gt;</text:span></text:p>
      <text:p text:style-name="P9"><text:span text:style-name="T34">&lt;</text:span><text:span text:style-name="T26">thead</text:span><text:span text:style-name="T34">&gt;</text:span></text:p>
      <text:p text:style-name="P9"><text:span text:style-name="T34">&lt;</text:span><text:span text:style-name="T26">tr</text:span><text:span text:style-name="T34">&gt;</text:span></text:p>
      <text:p text:style-name="P9"><text:span text:style-name="T34">&lt;</text:span><text:span text:style-name="T26">th</text:span><text:span text:style-name="T34">&gt;</text:span>Cód. Doação<text:span text:style-name="T34">&lt;/</text:span><text:span text:style-name="T26">th</text:span><text:span text:style-name="T34">&gt;</text:span></text:p>
      <text:p text:style-name="P9"><text:span text:style-name="T34">&lt;</text:span><text:span text:style-name="T26">th</text:span><text:span text:style-name="T34">&gt;</text:span>Data e Hora<text:span text:style-name="T34">&lt;/</text:span><text:span text:style-name="T26">th</text:span><text:span text:style-name="T34">&gt;</text:span></text:p>
      <text:p text:style-name="P9"><text:span text:style-name="T34">&lt;</text:span><text:span text:style-name="T26">th</text:span><text:span text:style-name="T34">&gt;</text:span>Volume<text:span text:style-name="T34">&lt;/</text:span><text:span text:style-name="T26">th</text:span><text:span text:style-name="T34">&gt;</text:span></text:p>
      <text:p text:style-name="P9"><text:span text:style-name="T34">&lt;</text:span><text:span text:style-name="T26">th</text:span><text:span text:style-name="T34">&gt;</text:span>Cód. Doador<text:span text:style-name="T34">&lt;/</text:span><text:span text:style-name="T26">th</text:span><text:span text:style-name="T34">&gt;</text:span></text:p>
      <text:p text:style-name="P9"><text:span text:style-name="T34">&lt;</text:span><text:span text:style-name="T26">th</text:span><text:span text:style-name="T34">&gt;</text:span>Nome Doador<text:span text:style-name="T34">&lt;/</text:span><text:span text:style-name="T26">th</text:span><text:span text:style-name="T34">&gt;</text:span></text:p>
      <text:p text:style-name="P9"><text:span text:style-name="T34">&lt;/</text:span><text:span text:style-name="T26">tr</text:span><text:span text:style-name="T34">&gt;</text:span></text:p>
      <text:p text:style-name="P9"><text:span text:style-name="T34">&lt;/</text:span><text:span text:style-name="T26">thead</text:span><text:span text:style-name="T34">&gt;</text:span></text:p>
      <text:p text:style-name="P9"><text:span text:style-name="T34">&lt;</text:span><text:span text:style-name="T26">tbody</text:span><text:span text:style-name="T34">&gt;</text:span></text:p>
      <text:p text:style-name="P9"><text:span text:style-name="T26">{</text:span><text:span text:style-name="T32">items</text:span><text:span text:style-name="T30">.</text:span><text:span text:style-name="T28">map</text:span><text:span text:style-name="T30">(</text:span><text:span text:style-name="T22">item</text:span><text:span text:style-name="T30"> </text:span><text:span text:style-name="T26">=&gt;</text:span><text:span text:style-name="T30"> (</text:span></text:p>
      <text:p text:style-name="P9"><text:span text:style-name="T34">&lt;</text:span><text:span text:style-name="T26">tr</text:span><text:span text:style-name="T30"> </text:span><text:span text:style-name="T22">key</text:span><text:span text:style-name="T30">=</text:span><text:span text:style-name="T26">{</text:span><text:span text:style-name="T22">item</text:span><text:span text:style-name="T30">.</text:span><text:span text:style-name="T22">codigo</text:span><text:span text:style-name="T26">}</text:span><text:span text:style-name="T34">&gt;</text:span></text:p>
      <text:p text:style-name="P9"><text:span text:style-name="T34">&lt;</text:span><text:span text:style-name="T26">td</text:span><text:span text:style-name="T34">&gt;</text:span><text:span text:style-name="T26">{</text:span><text:span text:style-name="T22">item</text:span><text:span text:style-name="T30">.</text:span><text:span text:style-name="T22">codigo</text:span><text:span text:style-name="T26">}</text:span><text:span text:style-name="T34">&lt;/</text:span><text:span text:style-name="T26">td</text:span><text:span text:style-name="T34">&gt;</text:span></text:p>
      <text:p text:style-name="P9"><text:span text:style-name="T34">&lt;</text:span><text:span text:style-name="T26">td</text:span><text:span text:style-name="T34">&gt;</text:span><text:span text:style-name="T26">{</text:span><text:span text:style-name="T22">item</text:span><text:span text:style-name="T30">.</text:span><text:span text:style-name="T22">data</text:span><text:span text:style-name="T26">}</text:span><text:span text:style-name="T34">&lt;/</text:span><text:span text:style-name="T26">td</text:span><text:span text:style-name="T34">&gt;</text:span></text:p>
      <text:p text:style-name="P9"><text:span text:style-name="T34">&lt;</text:span><text:span text:style-name="T26">td</text:span><text:span text:style-name="T34">&gt;</text:span><text:span text:style-name="T26">{</text:span><text:span text:style-name="T22">item</text:span><text:span text:style-name="T30">.</text:span><text:span text:style-name="T22">volume</text:span><text:span text:style-name="T26">}</text:span><text:span text:style-name="T34">&lt;/</text:span><text:span text:style-name="T26">td</text:span><text:span text:style-name="T34">&gt;</text:span></text:p>
      <text:p text:style-name="P9"><text:span text:style-name="T34">&lt;</text:span><text:span text:style-name="T26">td</text:span><text:span text:style-name="T34">&gt;</text:span><text:span text:style-name="T26">{</text:span><text:span text:style-name="T22">item</text:span><text:span text:style-name="T30">.</text:span><text:span text:style-name="T22">codigo_doador</text:span><text:span text:style-name="T26">}</text:span><text:span text:style-name="T34">&lt;/</text:span><text:span text:style-name="T26">td</text:span><text:span text:style-name="T34">&gt;</text:span></text:p>
      <text:p text:style-name="P9"><text:span text:style-name="T34">&lt;</text:span><text:span text:style-name="T26">td</text:span><text:span text:style-name="T34">&gt;</text:span><text:span text:style-name="T26">{</text:span><text:span text:style-name="T22">item</text:span><text:span text:style-name="T30">.</text:span><text:span text:style-name="T22">nome</text:span><text:span text:style-name="T26">}</text:span><text:span text:style-name="T34">&lt;/</text:span><text:span text:style-name="T26">td</text:span><text:span text:style-name="T34">&gt;</text:span></text:p>
      <text:p text:style-name="P9"><text:span text:style-name="T34">&lt;/</text:span><text:span text:style-name="T26">tr</text:span><text:span text:style-name="T34">&gt;</text:span></text:p>
      <text:p text:style-name="P9"><text:span text:style-name="T30">))</text:span><text:span text:style-name="T26">}</text:span></text:p>
      <text:p text:style-name="P9"><text:span text:style-name="T34">&lt;/</text:span><text:span text:style-name="T26">tbody</text:span><text:span text:style-name="T34">&gt;</text:span></text:p>
      <text:p text:style-name="P9"><text:span text:style-name="T34">&lt;/</text:span><text:span text:style-name="T26">table</text:span><text:span text:style-name="T34">&gt;</text:span></text:p>
      <text:p text:style-name="P9"><text:span text:style-name="T34">&lt;/</text:span><text:span text:style-name="T26">div</text:span><text:span text:style-name="T34">&gt;</text:span></text:p>
      <text:p text:style-name="P9">);</text:p>
      <text:p text:style-name="P9">};</text:p>
      <text:p text:style-name="P12"/>
      <text:p text:style-name="P9"><text:span text:style-name="T19">export</text:span> <text:span text:style-name="T19">default</text:span> <text:span text:style-name="T28">Doacoes</text:span>;</text:p>
      <text:p text:style-name="P12"/>
      <text:p text:style-name="P12"/>
      <text:p text:style-name="Standard">O arquivo App.css deve ficar assim:</text:p>
      <text:p text:style-name="Standard"><text:soft-page-break/></text:p>
      <text:p text:style-name="P6">/* Import Google Fonts */</text:p>
      <text:p text:style-name="P1"><text:span text:style-name="T2">@import</text:span><text:span text:style-name="T5"> </text:span><text:span text:style-name="T12">url</text:span><text:span text:style-name="T5">(</text:span><text:span text:style-name="T9">'</text:span><text:span text:style-name="T10">https://fonts.googleapis.com/css2?family=Roboto:wght@400;700&amp;display=swap</text:span><text:span text:style-name="T9">'</text:span><text:span text:style-name="T5">);</text:span></text:p>
      <text:p text:style-name="P2"/>
      <text:p text:style-name="P6">/* Estilos globais */</text:p>
      <text:p text:style-name="P1"><text:span text:style-name="T2">body</text:span><text:span text:style-name="T5"> {</text:span></text:p>
      <text:p text:style-name="P1"><text:span text:style-name="T5"><text:s text:c="2"/></text:span><text:span text:style-name="T12">font-family</text:span><text:span text:style-name="T2">:</text:span><text:span text:style-name="T5"> </text:span><text:span text:style-name="T9">'</text:span><text:span text:style-name="T10">Roboto</text:span><text:span text:style-name="T9">'</text:span><text:span text:style-name="T5">, </text:span><text:span text:style-name="T14">sans-serif</text:span><text:span text:style-name="T5">;</text:span></text:p>
      <text:p text:style-name="P1"><text:span text:style-name="T5"><text:s text:c="2"/></text:span><text:span text:style-name="T12">margin</text:span><text:span text:style-name="T2">:</text:span><text:span text:style-name="T5"> </text:span><text:span text:style-name="T14">0</text:span><text:span text:style-name="T5">;</text:span></text:p>
      <text:p text:style-name="P1"><text:span text:style-name="T5"><text:s text:c="2"/></text:span><text:span text:style-name="T12">padding</text:span><text:span text:style-name="T2">:</text:span><text:span text:style-name="T5"> </text:span><text:span text:style-name="T14">0</text:span><text:span text:style-name="T5">;</text:span></text:p>
      <text:p text:style-name="P1"><text:span text:style-name="T5"><text:s text:c="2"/></text:span><text:span text:style-name="T12">background-color</text:span><text:span text:style-name="T2">:</text:span><text:span text:style-name="T5"> </text:span><text:span text:style-name="T14">#f9f9f9</text:span><text:span text:style-name="T5">;</text:span></text:p>
      <text:p text:style-name="P1"><text:span text:style-name="T5"><text:s text:c="2"/></text:span><text:span text:style-name="T12">color</text:span><text:span text:style-name="T2">:</text:span><text:span text:style-name="T5"> </text:span><text:span text:style-name="T14">#333</text:span><text:span text:style-name="T5">;</text:span></text:p>
      <text:p text:style-name="P2">}</text:p>
      <text:p text:style-name="P2"/>
      <text:p text:style-name="P1"><text:span text:style-name="T8">.container</text:span><text:span text:style-name="T5"> {</text:span></text:p>
      <text:p text:style-name="P1"><text:span text:style-name="T5"><text:s text:c="2"/></text:span><text:span text:style-name="T12">display</text:span><text:span text:style-name="T2">:</text:span><text:span text:style-name="T5"> </text:span><text:span text:style-name="T14">flex</text:span><text:span text:style-name="T5">;</text:span></text:p>
      <text:p text:style-name="P1"><text:span text:style-name="T5"><text:s text:c="2"/></text:span><text:span text:style-name="T12">flex-direction</text:span><text:span text:style-name="T2">:</text:span><text:span text:style-name="T5"> </text:span><text:span text:style-name="T14">column</text:span><text:span text:style-name="T5">;</text:span></text:p>
      <text:p text:style-name="P1"><text:span text:style-name="T5"><text:s text:c="2"/></text:span><text:span text:style-name="T12">align-items</text:span><text:span text:style-name="T2">:</text:span><text:span text:style-name="T5"> </text:span><text:span text:style-name="T14">center</text:span><text:span text:style-name="T5">;</text:span></text:p>
      <text:p text:style-name="P1"><text:span text:style-name="T5"><text:s text:c="2"/></text:span><text:span text:style-name="T12">padding</text:span><text:span text:style-name="T2">:</text:span><text:span text:style-name="T5"> </text:span><text:span text:style-name="T14">20</text:span><text:span text:style-name="T2">px</text:span><text:span text:style-name="T5">;</text:span></text:p>
      <text:p text:style-name="P2">}</text:p>
      <text:p text:style-name="P2"/>
      <text:p text:style-name="P1"><text:span text:style-name="T8">.menu</text:span><text:span text:style-name="T5"> {</text:span></text:p>
      <text:p text:style-name="P1"><text:span text:style-name="T5"><text:s text:c="2"/></text:span><text:span text:style-name="T12">display</text:span><text:span text:style-name="T2">:</text:span><text:span text:style-name="T5"> </text:span><text:span text:style-name="T14">flex</text:span><text:span text:style-name="T5">;</text:span></text:p>
      <text:p text:style-name="P1"><text:span text:style-name="T5"><text:s text:c="2"/></text:span><text:span text:style-name="T12">gap</text:span><text:span text:style-name="T2">:</text:span><text:span text:style-name="T5"> </text:span><text:span text:style-name="T14">20</text:span><text:span text:style-name="T2">px</text:span><text:span text:style-name="T5">;</text:span></text:p>
      <text:p text:style-name="P1"><text:span text:style-name="T5"><text:s text:c="2"/></text:span><text:span text:style-name="T12">margin-bottom</text:span><text:span text:style-name="T2">:</text:span><text:span text:style-name="T5"> </text:span><text:span text:style-name="T14">20</text:span><text:span text:style-name="T2">px</text:span><text:span text:style-name="T5">;</text:span></text:p>
      <text:p text:style-name="P1"><text:span text:style-name="T5"><text:s text:c="2"/></text:span><text:span text:style-name="T12">flex-wrap</text:span><text:span text:style-name="T2">:</text:span><text:span text:style-name="T5"> </text:span><text:span text:style-name="T14">wrap</text:span><text:span text:style-name="T5">;</text:span></text:p>
      <text:p text:style-name="P2">}</text:p>
      <text:p text:style-name="P2"/>
      <text:p text:style-name="P1"><text:span text:style-name="T8">.card</text:span><text:span text:style-name="T5"> {</text:span></text:p>
      <text:p text:style-name="P1"><text:span text:style-name="T5"><text:s text:c="2"/></text:span><text:span text:style-name="T12">display</text:span><text:span text:style-name="T2">:</text:span><text:span text:style-name="T5"> </text:span><text:span text:style-name="T14">flex</text:span><text:span text:style-name="T5">;</text:span></text:p>
      <text:p text:style-name="P1"><text:span text:style-name="T5"><text:s text:c="2"/></text:span><text:span text:style-name="T12">align-items</text:span><text:span text:style-name="T2">:</text:span><text:span text:style-name="T5"> </text:span><text:span text:style-name="T14">center</text:span><text:span text:style-name="T5">;</text:span></text:p>
      <text:p text:style-name="P1"><text:span text:style-name="T5"><text:s text:c="2"/></text:span><text:span text:style-name="T12">justify-content</text:span><text:span text:style-name="T2">:</text:span><text:span text:style-name="T5"> </text:span><text:span text:style-name="T14">center</text:span><text:span text:style-name="T5">;</text:span></text:p>
      <text:p text:style-name="P1"><text:span text:style-name="T5"><text:s text:c="2"/></text:span><text:span text:style-name="T12">width</text:span><text:span text:style-name="T2">:</text:span><text:span text:style-name="T5"> </text:span><text:span text:style-name="T14">150</text:span><text:span text:style-name="T2">px</text:span><text:span text:style-name="T5">;</text:span></text:p>
      <text:p text:style-name="P1"><text:span text:style-name="T5"><text:s text:c="2"/></text:span><text:span text:style-name="T12">height</text:span><text:span text:style-name="T2">:</text:span><text:span text:style-name="T5"> </text:span><text:span text:style-name="T14">100</text:span><text:span text:style-name="T2">px</text:span><text:span text:style-name="T5">;</text:span></text:p>
      <text:p text:style-name="P1"><text:span text:style-name="T5"><text:s text:c="2"/></text:span><text:span text:style-name="T12">background-color</text:span><text:span text:style-name="T2">:</text:span><text:span text:style-name="T5"> </text:span><text:span text:style-name="T14">#f0f0f0</text:span><text:span text:style-name="T5">;</text:span></text:p>
      <text:p text:style-name="P1"><text:span text:style-name="T5"><text:s text:c="2"/></text:span><text:span text:style-name="T12">border-radius</text:span><text:span text:style-name="T2">:</text:span><text:span text:style-name="T5"> </text:span><text:span text:style-name="T14">8</text:span><text:span text:style-name="T2">px</text:span><text:span text:style-name="T5">;</text:span></text:p>
      <text:p text:style-name="P1"><text:span text:style-name="T5"><text:s text:c="2"/></text:span><text:span text:style-name="T12">box-shadow</text:span><text:span text:style-name="T2">:</text:span><text:span text:style-name="T5"> </text:span><text:span text:style-name="T14">0</text:span><text:span text:style-name="T5"> </text:span><text:span text:style-name="T14">4</text:span><text:span text:style-name="T2">px</text:span><text:span text:style-name="T5"> </text:span><text:span text:style-name="T14">8</text:span><text:span text:style-name="T2">px</text:span><text:span text:style-name="T5"> </text:span><text:span text:style-name="T12">rgba</text:span><text:span text:style-name="T5">(</text:span><text:span text:style-name="T14">0</text:span><text:span text:style-name="T5">, </text:span><text:span text:style-name="T14">0</text:span><text:span text:style-name="T5">, </text:span><text:span text:style-name="T14">0</text:span><text:span text:style-name="T5">, </text:span><text:span text:style-name="T14">0.1</text:span><text:span text:style-name="T5">);</text:span></text:p>
      <text:p text:style-name="P1"><text:span text:style-name="T5"><text:s text:c="2"/></text:span><text:span text:style-name="T12">text-decoration</text:span><text:span text:style-name="T2">:</text:span><text:span text:style-name="T5"> </text:span><text:span text:style-name="T14">none</text:span><text:span text:style-name="T5">;</text:span></text:p>
      <text:p text:style-name="P1"><text:span text:style-name="T5"><text:s text:c="2"/></text:span><text:span text:style-name="T12">color</text:span><text:span text:style-name="T2">:</text:span><text:span text:style-name="T5"> </text:span><text:span text:style-name="T14">inherit</text:span><text:span text:style-name="T5">;</text:span></text:p>
      <text:p text:style-name="P1"><text:span text:style-name="T5"><text:s text:c="2"/></text:span><text:span text:style-name="T12">transition</text:span><text:span text:style-name="T2">:</text:span><text:span text:style-name="T5"> transform </text:span><text:span text:style-name="T14">0.2</text:span><text:span text:style-name="T2">s</text:span><text:span text:style-name="T5">, box-shadow </text:span><text:span text:style-name="T14">0.2</text:span><text:span text:style-name="T2">s</text:span><text:span text:style-name="T5">;</text:span></text:p>
      <text:p text:style-name="P2">}</text:p>
      <text:p text:style-name="P2"/>
      <text:p text:style-name="P1"><text:span text:style-name="T8">.card</text:span><text:span text:style-name="T4">:</text:span><text:span text:style-name="T8">hover</text:span><text:span text:style-name="T5"> {</text:span></text:p>
      <text:p text:style-name="P1"><text:span text:style-name="T5"><text:s text:c="2"/></text:span><text:span text:style-name="T12">transform</text:span><text:span text:style-name="T2">:</text:span><text:span text:style-name="T5"> </text:span><text:span text:style-name="T12">translateY</text:span><text:span text:style-name="T5">(</text:span><text:span text:style-name="T14">-5</text:span><text:span text:style-name="T2">px</text:span><text:span text:style-name="T5">);</text:span></text:p>
      <text:p text:style-name="P1"><text:span text:style-name="T5"><text:s text:c="2"/></text:span><text:span text:style-name="T12">box-shadow</text:span><text:span text:style-name="T2">:</text:span><text:span text:style-name="T5"> </text:span><text:span text:style-name="T14">0</text:span><text:span text:style-name="T5"> </text:span><text:span text:style-name="T14">8</text:span><text:span text:style-name="T2">px</text:span><text:span text:style-name="T5"> </text:span><text:span text:style-name="T14">16</text:span><text:span text:style-name="T2">px</text:span><text:span text:style-name="T5"> </text:span><text:span text:style-name="T12">rgba</text:span><text:span text:style-name="T5">(</text:span><text:span text:style-name="T14">0</text:span><text:span text:style-name="T5">, </text:span><text:span text:style-name="T14">0</text:span><text:span text:style-name="T5">, </text:span><text:span text:style-name="T14">0</text:span><text:span text:style-name="T5">, </text:span><text:span text:style-name="T14">0.2</text:span><text:span text:style-name="T5">);</text:span></text:p>
      <text:p text:style-name="P2">}</text:p>
      <text:p text:style-name="P2"/>
      <text:p text:style-name="P1"><text:span text:style-name="T8">.content</text:span><text:span text:style-name="T5"> {</text:span></text:p>
      <text:p text:style-name="P1"><text:span text:style-name="T5"><text:s text:c="2"/></text:span><text:span text:style-name="T12">width</text:span><text:span text:style-name="T2">:</text:span><text:span text:style-name="T5"> </text:span><text:span text:style-name="T14">100</text:span><text:span text:style-name="T2">%</text:span><text:span text:style-name="T5">;</text:span></text:p>
      <text:p text:style-name="P1"><text:span text:style-name="T5"><text:s text:c="2"/></text:span><text:span text:style-name="T12">max-width</text:span><text:span text:style-name="T2">:</text:span><text:span text:style-name="T5"> </text:span><text:span text:style-name="T14">70</text:span><text:span text:style-name="T2">%</text:span><text:span text:style-name="T5">;</text:span></text:p>
      <text:p text:style-name="P1"><text:soft-page-break/><text:span text:style-name="T5"><text:s text:c="2"/></text:span><text:span text:style-name="T12">padding</text:span><text:span text:style-name="T2">:</text:span><text:span text:style-name="T5"> </text:span><text:span text:style-name="T14">20</text:span><text:span text:style-name="T2">px</text:span><text:span text:style-name="T5">;</text:span></text:p>
      <text:p text:style-name="P1"><text:span text:style-name="T5"><text:s text:c="2"/></text:span><text:span text:style-name="T12">background-color</text:span><text:span text:style-name="T2">:</text:span><text:span text:style-name="T5"> </text:span><text:span text:style-name="T14">#fff</text:span><text:span text:style-name="T5">;</text:span></text:p>
      <text:p text:style-name="P1"><text:span text:style-name="T5"><text:s text:c="2"/></text:span><text:span text:style-name="T12">border-radius</text:span><text:span text:style-name="T2">:</text:span><text:span text:style-name="T5"> </text:span><text:span text:style-name="T14">8</text:span><text:span text:style-name="T2">px</text:span><text:span text:style-name="T5">;</text:span></text:p>
      <text:p text:style-name="P1"><text:span text:style-name="T5"><text:s text:c="2"/></text:span><text:span text:style-name="T12">box-shadow</text:span><text:span text:style-name="T2">:</text:span><text:span text:style-name="T5"> </text:span><text:span text:style-name="T14">0</text:span><text:span text:style-name="T5"> </text:span><text:span text:style-name="T14">4</text:span><text:span text:style-name="T2">px</text:span><text:span text:style-name="T5"> </text:span><text:span text:style-name="T14">8</text:span><text:span text:style-name="T2">px</text:span><text:span text:style-name="T5"> </text:span><text:span text:style-name="T12">rgba</text:span><text:span text:style-name="T5">(</text:span><text:span text:style-name="T14">0</text:span><text:span text:style-name="T5">, </text:span><text:span text:style-name="T14">0</text:span><text:span text:style-name="T5">, </text:span><text:span text:style-name="T14">0</text:span><text:span text:style-name="T5">, </text:span><text:span text:style-name="T14">0.1</text:span><text:span text:style-name="T5">);</text:span></text:p>
      <text:p text:style-name="P1"><text:span text:style-name="T5"><text:s text:c="2"/></text:span><text:span text:style-name="T12">margin-bottom</text:span><text:span text:style-name="T2">:</text:span><text:span text:style-name="T5"> </text:span><text:span text:style-name="T14">20</text:span><text:span text:style-name="T2">px</text:span><text:span text:style-name="T5">;</text:span></text:p>
      <text:p text:style-name="P2">}</text:p>
      <text:p text:style-name="P2"/>
      <text:p text:style-name="P1"><text:span text:style-name="T8">#titulo_tela</text:span><text:span text:style-name="T5"> {</text:span></text:p>
      <text:p text:style-name="P1"><text:span text:style-name="T5"><text:s text:c="2"/></text:span><text:span text:style-name="T12">display</text:span><text:span text:style-name="T2">:</text:span><text:span text:style-name="T5"> </text:span><text:span text:style-name="T14">flex</text:span><text:span text:style-name="T5">;</text:span></text:p>
      <text:p text:style-name="P1"><text:span text:style-name="T5"><text:s text:c="2"/></text:span><text:span text:style-name="T12">align-items</text:span><text:span text:style-name="T2">:</text:span><text:span text:style-name="T5"> </text:span><text:span text:style-name="T14">center</text:span><text:span text:style-name="T5">;</text:span></text:p>
      <text:p text:style-name="P1"><text:span text:style-name="T5"><text:s text:c="2"/></text:span><text:span text:style-name="T12">justify-content</text:span><text:span text:style-name="T2">:</text:span><text:span text:style-name="T5"> </text:span><text:span text:style-name="T14">center</text:span><text:span text:style-name="T5">;</text:span></text:p>
      <text:p text:style-name="P1"><text:span text:style-name="T5"><text:s text:c="2"/></text:span><text:span text:style-name="T12">margin-bottom</text:span><text:span text:style-name="T2">:</text:span><text:span text:style-name="T5"> </text:span><text:span text:style-name="T14">20</text:span><text:span text:style-name="T2">px</text:span><text:span text:style-name="T5">;</text:span></text:p>
      <text:p text:style-name="P2">}</text:p>
      <text:p text:style-name="P2"/>
      <text:p text:style-name="P1"><text:span text:style-name="T2">form</text:span><text:span text:style-name="T5"> {</text:span></text:p>
      <text:p text:style-name="P1"><text:span text:style-name="T5"><text:s text:c="2"/></text:span><text:span text:style-name="T12">display</text:span><text:span text:style-name="T2">:</text:span><text:span text:style-name="T5"> </text:span><text:span text:style-name="T14">flex</text:span><text:span text:style-name="T5">;</text:span></text:p>
      <text:p text:style-name="P1"><text:span text:style-name="T5"><text:s text:c="2"/></text:span><text:span text:style-name="T12">flex-direction</text:span><text:span text:style-name="T2">:</text:span><text:span text:style-name="T5"> </text:span><text:span text:style-name="T14">column</text:span><text:span text:style-name="T5">;</text:span></text:p>
      <text:p text:style-name="P1"><text:span text:style-name="T5"><text:s text:c="2"/></text:span><text:span text:style-name="T12">width</text:span><text:span text:style-name="T2">:</text:span><text:span text:style-name="T5"> </text:span><text:span text:style-name="T14">90</text:span><text:span text:style-name="T2">%</text:span><text:span text:style-name="T5">;</text:span></text:p>
      <text:p text:style-name="P1"><text:span text:style-name="T5"><text:s text:c="2"/></text:span><text:span text:style-name="T12">max-width</text:span><text:span text:style-name="T2">:</text:span><text:span text:style-name="T5"> </text:span><text:span text:style-name="T14">50</text:span><text:span text:style-name="T2">%</text:span><text:span text:style-name="T5">;</text:span></text:p>
      <text:p text:style-name="P1"><text:span text:style-name="T5"><text:s text:c="2"/></text:span><text:span text:style-name="T12">margin</text:span><text:span text:style-name="T2">:</text:span><text:span text:style-name="T5"> </text:span><text:span text:style-name="T14">0</text:span><text:span text:style-name="T5"> </text:span><text:span text:style-name="T14">auto</text:span><text:span text:style-name="T5">;</text:span></text:p>
      <text:p text:style-name="P2">}</text:p>
      <text:p text:style-name="P2"/>
      <text:p text:style-name="P1"><text:span text:style-name="T2">label</text:span><text:span text:style-name="T5"> {</text:span></text:p>
      <text:p text:style-name="P1"><text:span text:style-name="T5"><text:s text:c="2"/></text:span><text:span text:style-name="T12">margin-bottom</text:span><text:span text:style-name="T2">:</text:span><text:span text:style-name="T5"> </text:span><text:span text:style-name="T14">1</text:span><text:span text:style-name="T2">px</text:span><text:span text:style-name="T5">;</text:span></text:p>
      <text:p text:style-name="P1"><text:span text:style-name="T5"><text:s text:c="2"/></text:span><text:span text:style-name="T12">font-weight</text:span><text:span text:style-name="T2">:</text:span><text:span text:style-name="T5"> </text:span><text:span text:style-name="T14">bold</text:span><text:span text:style-name="T5">;</text:span></text:p>
      <text:p text:style-name="P2">}</text:p>
      <text:p text:style-name="P2"/>
      <text:p text:style-name="P1"><text:span text:style-name="T2">input</text:span><text:span text:style-name="T5">,</text:span><text:span text:style-name="T2"> select</text:span><text:span text:style-name="T5"> {</text:span></text:p>
      <text:p text:style-name="P1"><text:span text:style-name="T5"><text:s text:c="2"/></text:span><text:span text:style-name="T12">padding</text:span><text:span text:style-name="T2">:</text:span><text:span text:style-name="T5"> </text:span><text:span text:style-name="T14">10</text:span><text:span text:style-name="T2">px</text:span><text:span text:style-name="T5">;</text:span></text:p>
      <text:p text:style-name="P1"><text:span text:style-name="T5"><text:s text:c="2"/></text:span><text:span text:style-name="T12">margin-top</text:span><text:span text:style-name="T2">:</text:span><text:span text:style-name="T5"> </text:span><text:span text:style-name="T14">5</text:span><text:span text:style-name="T2">px</text:span><text:span text:style-name="T5">;</text:span></text:p>
      <text:p text:style-name="P1"><text:span text:style-name="T5"><text:s text:c="2"/></text:span><text:span text:style-name="T12">margin-bottom</text:span><text:span text:style-name="T2">:</text:span><text:span text:style-name="T5"> </text:span><text:span text:style-name="T14">10</text:span><text:span text:style-name="T2">px</text:span><text:span text:style-name="T5">;</text:span></text:p>
      <text:p text:style-name="P1"><text:span text:style-name="T5"><text:s text:c="2"/></text:span><text:span text:style-name="T12">border</text:span><text:span text:style-name="T2">:</text:span><text:span text:style-name="T5"> </text:span><text:span text:style-name="T14">1</text:span><text:span text:style-name="T2">px</text:span><text:span text:style-name="T5"> </text:span><text:span text:style-name="T14">solid</text:span><text:span text:style-name="T5"> </text:span><text:span text:style-name="T14">#ccc</text:span><text:span text:style-name="T5">;</text:span></text:p>
      <text:p text:style-name="P1"><text:span text:style-name="T5"><text:s text:c="2"/></text:span><text:span text:style-name="T12">border-radius</text:span><text:span text:style-name="T2">:</text:span><text:span text:style-name="T5"> </text:span><text:span text:style-name="T14">4</text:span><text:span text:style-name="T2">px</text:span><text:span text:style-name="T5">;</text:span></text:p>
      <text:p text:style-name="P1"><text:span text:style-name="T5"><text:s text:c="2"/></text:span><text:span text:style-name="T12">width</text:span><text:span text:style-name="T2">:</text:span><text:span text:style-name="T5"> </text:span><text:span text:style-name="T14">100</text:span><text:span text:style-name="T2">%</text:span><text:span text:style-name="T5">;</text:span></text:p>
      <text:p text:style-name="P1"><text:span text:style-name="T5"><text:s text:c="2"/></text:span><text:span text:style-name="T12">box-sizing</text:span><text:span text:style-name="T2">:</text:span><text:span text:style-name="T5"> </text:span><text:span text:style-name="T14">border-box</text:span><text:span text:style-name="T5">;</text:span></text:p>
      <text:p text:style-name="P2">}</text:p>
      <text:p text:style-name="P2"/>
      <text:p text:style-name="P1"><text:span text:style-name="T2">input</text:span><text:span text:style-name="T5">[</text:span><text:span text:style-name="T8">type</text:span><text:span text:style-name="T2">=</text:span><text:span text:style-name="T9">"</text:span><text:span text:style-name="T10">checkbox</text:span><text:span text:style-name="T9">"</text:span><text:span text:style-name="T5">],</text:span></text:p>
      <text:p text:style-name="P1"><text:span text:style-name="T2">input</text:span><text:span text:style-name="T5">[</text:span><text:span text:style-name="T8">type</text:span><text:span text:style-name="T2">=</text:span><text:span text:style-name="T9">"</text:span><text:span text:style-name="T10">radio</text:span><text:span text:style-name="T9">"</text:span><text:span text:style-name="T5">] {</text:span></text:p>
      <text:p text:style-name="P1"><text:span text:style-name="T5"><text:s text:c="2"/></text:span><text:span text:style-name="T12">width</text:span><text:span text:style-name="T2">:</text:span><text:span text:style-name="T5"> </text:span><text:span text:style-name="T14">auto</text:span><text:span text:style-name="T5">;</text:span></text:p>
      <text:p text:style-name="P1"><text:span text:style-name="T5"><text:s text:c="2"/></text:span><text:span text:style-name="T12">margin-right</text:span><text:span text:style-name="T2">:</text:span><text:span text:style-name="T5"> </text:span><text:span text:style-name="T14">5</text:span><text:span text:style-name="T2">px</text:span><text:span text:style-name="T5">;</text:span></text:p>
      <text:p text:style-name="P2">}</text:p>
      <text:p text:style-name="P2"/>
      <text:p text:style-name="P1"><text:span text:style-name="T2">label</text:span><text:span text:style-name="T8">.inline</text:span><text:span text:style-name="T5"> {</text:span></text:p>
      <text:p text:style-name="P1"><text:span text:style-name="T5"><text:s text:c="2"/></text:span><text:span text:style-name="T12">display</text:span><text:span text:style-name="T2">:</text:span><text:span text:style-name="T5"> </text:span><text:span text:style-name="T14">flex</text:span><text:span text:style-name="T5">;</text:span></text:p>
      <text:p text:style-name="P1"><text:span text:style-name="T5"><text:s text:c="2"/></text:span><text:span text:style-name="T12">align-items</text:span><text:span text:style-name="T2">:</text:span><text:span text:style-name="T5"> </text:span><text:span text:style-name="T14">center</text:span><text:span text:style-name="T5">;</text:span></text:p>
      <text:p text:style-name="P1"><text:span text:style-name="T5"><text:s text:c="2"/></text:span><text:span text:style-name="T12">margin-bottom</text:span><text:span text:style-name="T2">:</text:span><text:span text:style-name="T5"> </text:span><text:span text:style-name="T14">10</text:span><text:span text:style-name="T2">px</text:span><text:span text:style-name="T5">;</text:span></text:p>
      <text:p text:style-name="P2">}</text:p>
      <text:p text:style-name="P2"/>
      <text:p text:style-name="P1"><text:span text:style-name="T2">button</text:span><text:span text:style-name="T5"> {</text:span></text:p>
      <text:p text:style-name="P1"><text:soft-page-break/><text:span text:style-name="T5"><text:s text:c="2"/></text:span><text:span text:style-name="T12">padding</text:span><text:span text:style-name="T2">:</text:span><text:span text:style-name="T5"> </text:span><text:span text:style-name="T14">10</text:span><text:span text:style-name="T2">px</text:span><text:span text:style-name="T5"> </text:span><text:span text:style-name="T14">15</text:span><text:span text:style-name="T2">px</text:span><text:span text:style-name="T5">;</text:span></text:p>
      <text:p text:style-name="P1"><text:span text:style-name="T5"><text:s text:c="2"/></text:span><text:span text:style-name="T12">border</text:span><text:span text:style-name="T2">:</text:span><text:span text:style-name="T5"> </text:span><text:span text:style-name="T14">none</text:span><text:span text:style-name="T5">;</text:span></text:p>
      <text:p text:style-name="P1"><text:span text:style-name="T5"><text:s text:c="2"/></text:span><text:span text:style-name="T12">background-color</text:span><text:span text:style-name="T2">:</text:span><text:span text:style-name="T5"> </text:span><text:span text:style-name="T14">#28a745</text:span><text:span text:style-name="T5">;</text:span></text:p>
      <text:p text:style-name="P1"><text:span text:style-name="T5"><text:s text:c="2"/></text:span><text:span text:style-name="T12">color</text:span><text:span text:style-name="T2">:</text:span><text:span text:style-name="T5"> </text:span><text:span text:style-name="T14">white</text:span><text:span text:style-name="T5">;</text:span></text:p>
      <text:p text:style-name="P1"><text:span text:style-name="T5"><text:s text:c="2"/></text:span><text:span text:style-name="T12">font-size</text:span><text:span text:style-name="T2">:</text:span><text:span text:style-name="T5"> </text:span><text:span text:style-name="T14">16</text:span><text:span text:style-name="T2">px</text:span><text:span text:style-name="T5">;</text:span></text:p>
      <text:p text:style-name="P1"><text:span text:style-name="T5"><text:s text:c="2"/></text:span><text:span text:style-name="T12">cursor</text:span><text:span text:style-name="T2">:</text:span><text:span text:style-name="T5"> </text:span><text:span text:style-name="T14">pointer</text:span><text:span text:style-name="T5">;</text:span></text:p>
      <text:p text:style-name="P1"><text:span text:style-name="T5"><text:s text:c="2"/></text:span><text:span text:style-name="T12">border-radius</text:span><text:span text:style-name="T2">:</text:span><text:span text:style-name="T5"> </text:span><text:span text:style-name="T14">4</text:span><text:span text:style-name="T2">px</text:span><text:span text:style-name="T5">;</text:span></text:p>
      <text:p text:style-name="P1"><text:span text:style-name="T5"><text:s text:c="2"/></text:span><text:span text:style-name="T12">transition</text:span><text:span text:style-name="T2">:</text:span><text:span text:style-name="T5"> background-color </text:span><text:span text:style-name="T14">0.2</text:span><text:span text:style-name="T2">s</text:span><text:span text:style-name="T5">;</text:span></text:p>
      <text:p text:style-name="P2">}</text:p>
      <text:p text:style-name="P2"/>
      <text:p text:style-name="P1"><text:span text:style-name="T2">button</text:span><text:span text:style-name="T4">:</text:span><text:span text:style-name="T8">hover</text:span><text:span text:style-name="T5"> {</text:span></text:p>
      <text:p text:style-name="P1"><text:span text:style-name="T5"><text:s text:c="2"/></text:span><text:span text:style-name="T12">background-color</text:span><text:span text:style-name="T2">:</text:span><text:span text:style-name="T5"> </text:span><text:span text:style-name="T14">#218838</text:span><text:span text:style-name="T5">;</text:span></text:p>
      <text:p text:style-name="P2">}</text:p>
      <text:p text:style-name="P2"/>
      <text:p text:style-name="P1"><text:span text:style-name="T8">.error</text:span><text:span text:style-name="T5"> {</text:span></text:p>
      <text:p text:style-name="P1"><text:span text:style-name="T5"><text:s text:c="2"/></text:span><text:span text:style-name="T12">color</text:span><text:span text:style-name="T2">:</text:span><text:span text:style-name="T5"> </text:span><text:span text:style-name="T14">red</text:span><text:span text:style-name="T5">;</text:span></text:p>
      <text:p text:style-name="P1"><text:span text:style-name="T5"><text:s text:c="2"/></text:span><text:span text:style-name="T12">font-size</text:span><text:span text:style-name="T2">:</text:span><text:span text:style-name="T5"> </text:span><text:span text:style-name="T14">12</text:span><text:span text:style-name="T2">px</text:span><text:span text:style-name="T5">;</text:span></text:p>
      <text:p text:style-name="P1"><text:span text:style-name="T5"><text:s text:c="2"/></text:span><text:span text:style-name="T12">margin-top</text:span><text:span text:style-name="T2">:</text:span><text:span text:style-name="T5"> </text:span><text:span text:style-name="T14">-10</text:span><text:span text:style-name="T2">px</text:span><text:span text:style-name="T5">;</text:span></text:p>
      <text:p text:style-name="P1"><text:span text:style-name="T5"><text:s text:c="2"/></text:span><text:span text:style-name="T12">margin-bottom</text:span><text:span text:style-name="T2">:</text:span><text:span text:style-name="T5"> </text:span><text:span text:style-name="T14">10</text:span><text:span text:style-name="T2">px</text:span><text:span text:style-name="T5">;</text:span></text:p>
      <text:p text:style-name="P2">}</text:p>
      <text:p text:style-name="P2"/>
      <text:p text:style-name="P1"><text:span text:style-name="T2">table</text:span><text:span text:style-name="T5"> {</text:span></text:p>
      <text:p text:style-name="P1"><text:span text:style-name="T5"><text:s text:c="2"/></text:span><text:span text:style-name="T12">width</text:span><text:span text:style-name="T2">:</text:span><text:span text:style-name="T5"> </text:span><text:span text:style-name="T14">100</text:span><text:span text:style-name="T2">%</text:span><text:span text:style-name="T5">;</text:span></text:p>
      <text:p text:style-name="P1"><text:span text:style-name="T5"><text:s text:c="2"/></text:span><text:span text:style-name="T12">border-collapse</text:span><text:span text:style-name="T2">:</text:span><text:span text:style-name="T5"> </text:span><text:span text:style-name="T14">collapse</text:span><text:span text:style-name="T5">;</text:span></text:p>
      <text:p text:style-name="P1"><text:span text:style-name="T5"><text:s text:c="2"/></text:span><text:span text:style-name="T12">margin-top</text:span><text:span text:style-name="T2">:</text:span><text:span text:style-name="T5"> </text:span><text:span text:style-name="T14">10</text:span><text:span text:style-name="T2">px</text:span><text:span text:style-name="T5">;</text:span></text:p>
      <text:p text:style-name="P1"><text:span text:style-name="T5"><text:s text:c="2"/></text:span><text:span text:style-name="T12">background-color</text:span><text:span text:style-name="T2">:</text:span><text:span text:style-name="T5"> </text:span><text:span text:style-name="T14">#fff</text:span><text:span text:style-name="T5">;</text:span></text:p>
      <text:p text:style-name="P1"><text:span text:style-name="T5"><text:s text:c="2"/></text:span><text:span text:style-name="T12">border-radius</text:span><text:span text:style-name="T2">:</text:span><text:span text:style-name="T5"> </text:span><text:span text:style-name="T14">8</text:span><text:span text:style-name="T2">px</text:span><text:span text:style-name="T5">;</text:span></text:p>
      <text:p text:style-name="P1"><text:span text:style-name="T5"><text:s text:c="2"/></text:span><text:span text:style-name="T12">box-shadow</text:span><text:span text:style-name="T2">:</text:span><text:span text:style-name="T5"> </text:span><text:span text:style-name="T14">0</text:span><text:span text:style-name="T5"> </text:span><text:span text:style-name="T14">4</text:span><text:span text:style-name="T2">px</text:span><text:span text:style-name="T5"> </text:span><text:span text:style-name="T14">8</text:span><text:span text:style-name="T2">px</text:span><text:span text:style-name="T5"> </text:span><text:span text:style-name="T12">rgba</text:span><text:span text:style-name="T5">(</text:span><text:span text:style-name="T14">0</text:span><text:span text:style-name="T5">, </text:span><text:span text:style-name="T14">0</text:span><text:span text:style-name="T5">, </text:span><text:span text:style-name="T14">0</text:span><text:span text:style-name="T5">, </text:span><text:span text:style-name="T14">0.1</text:span><text:span text:style-name="T5">);</text:span></text:p>
      <text:p text:style-name="P2">}</text:p>
      <text:p text:style-name="P2"/>
      <text:p text:style-name="P1"><text:span text:style-name="T2">th</text:span><text:span text:style-name="T5">,</text:span><text:span text:style-name="T2"> td</text:span><text:span text:style-name="T5"> {</text:span></text:p>
      <text:p text:style-name="P1"><text:span text:style-name="T5"><text:s text:c="2"/></text:span><text:span text:style-name="T12">border</text:span><text:span text:style-name="T2">:</text:span><text:span text:style-name="T5"> </text:span><text:span text:style-name="T14">1</text:span><text:span text:style-name="T2">px</text:span><text:span text:style-name="T5"> </text:span><text:span text:style-name="T14">solid</text:span><text:span text:style-name="T5"> </text:span><text:span text:style-name="T14">#ddd</text:span><text:span text:style-name="T5">;</text:span></text:p>
      <text:p text:style-name="P1"><text:span text:style-name="T5"><text:s text:c="2"/></text:span><text:span text:style-name="T12">padding</text:span><text:span text:style-name="T2">:</text:span><text:span text:style-name="T5"> </text:span><text:span text:style-name="T14">12</text:span><text:span text:style-name="T2">px</text:span><text:span text:style-name="T5">;</text:span></text:p>
      <text:p text:style-name="P1"><text:span text:style-name="T5"><text:s text:c="2"/></text:span><text:span text:style-name="T12">text-align</text:span><text:span text:style-name="T2">:</text:span><text:span text:style-name="T5"> </text:span><text:span text:style-name="T14">left</text:span><text:span text:style-name="T5">;</text:span></text:p>
      <text:p text:style-name="P2">}</text:p>
      <text:p text:style-name="P2"/>
      <text:p text:style-name="P1"><text:span text:style-name="T2">th</text:span><text:span text:style-name="T5"> {</text:span></text:p>
      <text:p text:style-name="P1"><text:span text:style-name="T5"><text:s text:c="2"/></text:span><text:span text:style-name="T12">background-color</text:span><text:span text:style-name="T2">:</text:span><text:span text:style-name="T5"> </text:span><text:span text:style-name="T14">#f4f4f4</text:span><text:span text:style-name="T5">;</text:span></text:p>
      <text:p text:style-name="P1"><text:span text:style-name="T5"><text:s text:c="2"/></text:span><text:span text:style-name="T12">font-weight</text:span><text:span text:style-name="T2">:</text:span><text:span text:style-name="T5"> </text:span><text:span text:style-name="T14">700</text:span><text:span text:style-name="T5">;</text:span></text:p>
      <text:p text:style-name="P2">}</text:p>
      <text:p text:style-name="P2"/>
      <text:p text:style-name="P1"><text:span text:style-name="T2">tr</text:span><text:span text:style-name="T4">:</text:span><text:span text:style-name="T8">nth-child</text:span><text:span text:style-name="T2">(</text:span><text:span text:style-name="T14">even</text:span><text:span text:style-name="T2">)</text:span><text:span text:style-name="T5"> {</text:span></text:p>
      <text:p text:style-name="P1"><text:span text:style-name="T5"><text:s text:c="2"/></text:span><text:span text:style-name="T12">background-color</text:span><text:span text:style-name="T2">:</text:span><text:span text:style-name="T5"> </text:span><text:span text:style-name="T14">#f9f9f9</text:span><text:span text:style-name="T5">;</text:span></text:p>
      <text:p text:style-name="P2">}</text:p>
      <text:p text:style-name="P2"/>
      <text:p text:style-name="P1"><text:span text:style-name="T2">tr</text:span><text:span text:style-name="T4">:</text:span><text:span text:style-name="T8">hover</text:span><text:span text:style-name="T5"> {</text:span></text:p>
      <text:p text:style-name="P1"><text:span text:style-name="T5"><text:s text:c="2"/></text:span><text:span text:style-name="T12">background-color</text:span><text:span text:style-name="T2">:</text:span><text:span text:style-name="T5"> </text:span><text:span text:style-name="T14">#f1f1f1</text:span><text:span text:style-name="T5">;</text:span></text:p>
      <text:p text:style-name="P2">}</text:p>
      <text:p text:style-name="P2"/>
      <text:p text:style-name="P1"><text:span text:style-name="T8">.button-container</text:span><text:span text:style-name="T5"> {</text:span></text:p>
      <text:p text:style-name="P1"><text:soft-page-break/><text:span text:style-name="T5"><text:s text:c="2"/></text:span><text:span text:style-name="T12">display</text:span><text:span text:style-name="T2">:</text:span><text:span text:style-name="T5"> </text:span><text:span text:style-name="T14">flex</text:span><text:span text:style-name="T5">;</text:span></text:p>
      <text:p text:style-name="P1"><text:span text:style-name="T5"><text:s text:c="2"/></text:span><text:span text:style-name="T12">gap</text:span><text:span text:style-name="T2">:</text:span><text:span text:style-name="T5"> </text:span><text:span text:style-name="T14">10</text:span><text:span text:style-name="T2">px</text:span><text:span text:style-name="T5">;</text:span></text:p>
      <text:p text:style-name="P1"><text:span text:style-name="T5"><text:s text:c="2"/></text:span><text:span text:style-name="T12">flex-wrap</text:span><text:span text:style-name="T2">:</text:span><text:span text:style-name="T5"> </text:span><text:span text:style-name="T14">wrap</text:span><text:span text:style-name="T5">;</text:span></text:p>
      <text:p text:style-name="P1"><text:span text:style-name="T5"><text:s text:c="2"/></text:span><text:span text:style-name="T12">margin-top</text:span><text:span text:style-name="T2">:</text:span><text:span text:style-name="T5"> </text:span><text:span text:style-name="T14">15</text:span><text:span text:style-name="T2">px</text:span><text:span text:style-name="T5">;</text:span></text:p>
      <text:p text:style-name="P2">}</text:p>
      <text:p text:style-name="P2"/>
      <text:p text:style-name="P6">/* Media Queries for Responsiveness */</text:p>
      <text:p text:style-name="P1"><text:span text:style-name="T2">@media</text:span><text:span text:style-name="T5"> (</text:span><text:span text:style-name="T12">max-width</text:span><text:span text:style-name="T2">:</text:span><text:span text:style-name="T5"> </text:span><text:span text:style-name="T14">768</text:span><text:span text:style-name="T2">px</text:span><text:span text:style-name="T5">) {</text:span></text:p>
      <text:p text:style-name="P1"><text:span text:style-name="T5"><text:s text:c="2"/></text:span><text:span text:style-name="T8">.menu</text:span><text:span text:style-name="T5"> {</text:span></text:p>
      <text:p text:style-name="P1"><text:span text:style-name="T5"><text:s text:c="4"/></text:span><text:span text:style-name="T12">flex-direction</text:span><text:span text:style-name="T2">:</text:span><text:span text:style-name="T5"> </text:span><text:span text:style-name="T14">column</text:span><text:span text:style-name="T5">;</text:span></text:p>
      <text:p text:style-name="P1"><text:span text:style-name="T5"><text:s text:c="4"/></text:span><text:span text:style-name="T12">align-items</text:span><text:span text:style-name="T2">:</text:span><text:span text:style-name="T5"> </text:span><text:span text:style-name="T14">center</text:span><text:span text:style-name="T5">;</text:span></text:p>
      <text:p text:style-name="P2"><text:s text:c="2"/>}</text:p>
      <text:p text:style-name="P2"/>
      <text:p text:style-name="P1"><text:span text:style-name="T5"><text:s text:c="2"/></text:span><text:span text:style-name="T8">.card</text:span><text:span text:style-name="T5"> {</text:span></text:p>
      <text:p text:style-name="P1"><text:span text:style-name="T5"><text:s text:c="4"/></text:span><text:span text:style-name="T12">width</text:span><text:span text:style-name="T2">:</text:span><text:span text:style-name="T5"> </text:span><text:span text:style-name="T14">100</text:span><text:span text:style-name="T2">%</text:span><text:span text:style-name="T5">;</text:span></text:p>
      <text:p text:style-name="P1"><text:span text:style-name="T5"><text:s text:c="4"/></text:span><text:span text:style-name="T12">max-width</text:span><text:span text:style-name="T2">:</text:span><text:span text:style-name="T5"> </text:span><text:span text:style-name="T14">300</text:span><text:span text:style-name="T2">px</text:span><text:span text:style-name="T5">;</text:span></text:p>
      <text:p text:style-name="P1"><text:span text:style-name="T5"><text:s text:c="4"/></text:span><text:span text:style-name="T12">margin-bottom</text:span><text:span text:style-name="T2">:</text:span><text:span text:style-name="T5"> </text:span><text:span text:style-name="T14">10</text:span><text:span text:style-name="T2">px</text:span><text:span text:style-name="T5">;</text:span></text:p>
      <text:p text:style-name="P2"><text:s text:c="2"/>}</text:p>
      <text:p text:style-name="P2"/>
      <text:p text:style-name="P1"><text:span text:style-name="T5"><text:s text:c="2"/></text:span><text:span text:style-name="T8">.content</text:span><text:span text:style-name="T5"> {</text:span></text:p>
      <text:p text:style-name="P1"><text:span text:style-name="T5"><text:s text:c="4"/></text:span><text:span text:style-name="T12">padding</text:span><text:span text:style-name="T2">:</text:span><text:span text:style-name="T5"> </text:span><text:span text:style-name="T14">15</text:span><text:span text:style-name="T2">px</text:span><text:span text:style-name="T5">;</text:span></text:p>
      <text:p text:style-name="P2"><text:s text:c="2"/>}</text:p>
      <text:p text:style-name="P2"/>
      <text:p text:style-name="P1"><text:span text:style-name="T5"><text:s text:c="2"/></text:span><text:span text:style-name="T2">form</text:span><text:span text:style-name="T5"> {</text:span></text:p>
      <text:p text:style-name="P1"><text:span text:style-name="T5"><text:s text:c="4"/></text:span><text:span text:style-name="T12">width</text:span><text:span text:style-name="T2">:</text:span><text:span text:style-name="T5"> </text:span><text:span text:style-name="T14">100</text:span><text:span text:style-name="T2">%</text:span><text:span text:style-name="T5">;</text:span></text:p>
      <text:p text:style-name="P2"><text:s text:c="2"/>}</text:p>
      <text:p text:style-name="P2">}</text:p>
      <text:p text:style-name="P2"/>
      <text:p text:style-name="P1"><text:span text:style-name="T2">@media</text:span><text:span text:style-name="T5"> (</text:span><text:span text:style-name="T12">max-width</text:span><text:span text:style-name="T2">:</text:span><text:span text:style-name="T5"> </text:span><text:span text:style-name="T14">480</text:span><text:span text:style-name="T2">px</text:span><text:span text:style-name="T5">) {</text:span></text:p>
      <text:p text:style-name="P1"><text:span text:style-name="T5"><text:s text:c="2"/></text:span><text:span text:style-name="T8">.button-container</text:span><text:span text:style-name="T5"> {</text:span></text:p>
      <text:p text:style-name="P1"><text:span text:style-name="T5"><text:s text:c="4"/></text:span><text:span text:style-name="T12">flex-direction</text:span><text:span text:style-name="T2">:</text:span><text:span text:style-name="T5"> </text:span><text:span text:style-name="T14">column</text:span><text:span text:style-name="T5">;</text:span></text:p>
      <text:p text:style-name="P2"><text:s text:c="2"/>}</text:p>
      <text:p text:style-name="P2"/>
      <text:p text:style-name="P1"><text:span text:style-name="T5"><text:s text:c="2"/></text:span><text:span text:style-name="T2">button</text:span><text:span text:style-name="T5"> {</text:span></text:p>
      <text:p text:style-name="P1"><text:span text:style-name="T5"><text:s text:c="4"/></text:span><text:span text:style-name="T12">width</text:span><text:span text:style-name="T2">:</text:span><text:span text:style-name="T5"> </text:span><text:span text:style-name="T14">100</text:span><text:span text:style-name="T2">%</text:span><text:span text:style-name="T5">;</text:span></text:p>
      <text:p text:style-name="P1"><text:span text:style-name="T5"><text:s text:c="4"/></text:span><text:span text:style-name="T12">margin-bottom</text:span><text:span text:style-name="T2">:</text:span><text:span text:style-name="T5"> </text:span><text:span text:style-name="T14">10</text:span><text:span text:style-name="T2">px</text:span><text:span text:style-name="T5">;</text:span></text:p>
      <text:p text:style-name="P2"><text:s text:c="2"/>}</text:p>
      <text:p text:style-name="P2"/>
      <text:p text:style-name="P1"><text:span text:style-name="T5"><text:s text:c="2"/></text:span><text:span text:style-name="T2">th</text:span><text:span text:style-name="T5">,</text:span><text:span text:style-name="T2"> td</text:span><text:span text:style-name="T5"> {</text:span></text:p>
      <text:p text:style-name="P1"><text:span text:style-name="T5"><text:s text:c="4"/></text:span><text:span text:style-name="T12">padding</text:span><text:span text:style-name="T2">:</text:span><text:span text:style-name="T5"> </text:span><text:span text:style-name="T14">10</text:span><text:span text:style-name="T2">px</text:span><text:span text:style-name="T5">;</text:span></text:p>
      <text:p text:style-name="P2"><text:s text:c="2"/>}</text:p>
      <text:p text:style-name="P2">}</text:p>
      <text:p text:style-name="P2"/>
      <text:p text:style-name="Standard"/>
      <text:p text:style-name="Standard"/>
      <text:p text:style-name="Standard">App.js:</text:p>
      <text:p text:style-name="Standard"/>
      <text:p text:style-name="P1"><text:span text:style-name="T2">import</text:span><text:span text:style-name="T5"> React </text:span><text:span text:style-name="T2">from</text:span><text:span text:style-name="T5"> </text:span><text:span text:style-name="T9">'</text:span><text:span text:style-name="T10">react</text:span><text:span text:style-name="T9">'</text:span><text:span text:style-name="T5">;</text:span></text:p>
      <text:p text:style-name="P1"><text:span text:style-name="T2">import</text:span><text:span text:style-name="T5"> { Route, Routes, Link } </text:span><text:span text:style-name="T2">from</text:span><text:span text:style-name="T5"> </text:span><text:span text:style-name="T9">'</text:span><text:span text:style-name="T10">react-router-dom</text:span><text:span text:style-name="T9">'</text:span><text:span text:style-name="T5">;</text:span></text:p>
      <text:p text:style-name="P1"><text:span text:style-name="T2">import</text:span><text:span text:style-name="T5"> Home </text:span><text:span text:style-name="T2">from</text:span><text:span text:style-name="T5"> </text:span><text:span text:style-name="T9">'</text:span><text:span text:style-name="T10">./components/home</text:span><text:span text:style-name="T9">'</text:span><text:span text:style-name="T5">;</text:span></text:p>
      <text:p text:style-name="P1"><text:soft-page-break/><text:span text:style-name="T2">import</text:span><text:span text:style-name="T5"> Page1 </text:span><text:span text:style-name="T2">from</text:span><text:span text:style-name="T5"> </text:span><text:span text:style-name="T9">'</text:span><text:span text:style-name="T10">./components/doadores</text:span><text:span text:style-name="T9">'</text:span><text:span text:style-name="T5">;</text:span></text:p>
      <text:p text:style-name="P1"><text:span text:style-name="T2">import</text:span><text:span text:style-name="T5"> Page2 </text:span><text:span text:style-name="T2">from</text:span><text:span text:style-name="T5"> </text:span><text:span text:style-name="T9">'</text:span><text:span text:style-name="T10">./components/cadastroDoador</text:span><text:span text:style-name="T9">'</text:span><text:span text:style-name="T5">;</text:span></text:p>
      <text:p text:style-name="P1"><text:span text:style-name="T2">import</text:span><text:span text:style-name="T5"> Page3 </text:span><text:span text:style-name="T2">from</text:span><text:span text:style-name="T5"> </text:span><text:span text:style-name="T9">'</text:span><text:span text:style-name="T10">./components/cadastrarDoacao</text:span><text:span text:style-name="T9">'</text:span><text:span text:style-name="T5">;</text:span></text:p>
      <text:p text:style-name="P1"><text:span text:style-name="T2">import</text:span><text:span text:style-name="T5"> Page4 </text:span><text:span text:style-name="T2">from</text:span><text:span text:style-name="T5"> </text:span><text:span text:style-name="T9">'</text:span><text:span text:style-name="T10">./components/doacoes</text:span><text:span text:style-name="T9">'</text:span><text:span text:style-name="T5">;</text:span></text:p>
      <text:p text:style-name="P1"><text:span text:style-name="T2">import</text:span><text:span text:style-name="T5"> </text:span><text:span text:style-name="T9">'</text:span><text:span text:style-name="T10">./App.css</text:span><text:span text:style-name="T9">'</text:span><text:span text:style-name="T5">;</text:span></text:p>
      <text:p text:style-name="P2"/>
      <text:p text:style-name="P1"><text:span text:style-name="T2">function</text:span><text:span text:style-name="T5"> </text:span><text:span text:style-name="T7">App</text:span><text:span text:style-name="T5">() {</text:span></text:p>
      <text:p text:style-name="P1"><text:span text:style-name="T5"><text:s text:c="2"/></text:span><text:span text:style-name="T2">return</text:span><text:span text:style-name="T5"> (</text:span></text:p>
      <text:p text:style-name="P1"><text:span text:style-name="T5"><text:s text:c="4"/>&lt;</text:span><text:span text:style-name="T2">div</text:span><text:span text:style-name="T5"> </text:span><text:span text:style-name="T8">className</text:span><text:span text:style-name="T2">=</text:span><text:span text:style-name="T9">"</text:span><text:span text:style-name="T10">container</text:span><text:span text:style-name="T9">"</text:span><text:span text:style-name="T5">&gt;</text:span></text:p>
      <text:p text:style-name="P1"><text:span text:style-name="T5"><text:s text:c="6"/>&lt;</text:span><text:span text:style-name="T2">nav</text:span><text:span text:style-name="T5"> </text:span><text:span text:style-name="T8">className</text:span><text:span text:style-name="T2">=</text:span><text:span text:style-name="T9">"</text:span><text:span text:style-name="T10">menu</text:span><text:span text:style-name="T9">"</text:span><text:span text:style-name="T5">&gt;</text:span></text:p>
      <text:p text:style-name="P1"><text:span text:style-name="T5"><text:s text:c="8"/>&lt;</text:span><text:span text:style-name="T13">Link</text:span><text:span text:style-name="T5"> </text:span><text:span text:style-name="T8">to</text:span><text:span text:style-name="T2">=</text:span><text:span text:style-name="T9">"</text:span><text:span text:style-name="T10">/</text:span><text:span text:style-name="T9">"</text:span><text:span text:style-name="T5"> </text:span><text:span text:style-name="T8">className</text:span><text:span text:style-name="T2">=</text:span><text:span text:style-name="T9">"</text:span><text:span text:style-name="T10">card</text:span><text:span text:style-name="T9">"</text:span><text:span text:style-name="T5">&gt;</text:span></text:p>
      <text:p text:style-name="P1"><text:span text:style-name="T5"><text:s text:c="10"/>&lt;</text:span><text:span text:style-name="T2">h3</text:span><text:span text:style-name="T5">&gt;Página Inicial&lt;/</text:span><text:span text:style-name="T2">h3</text:span><text:span text:style-name="T5">&gt;</text:span></text:p>
      <text:p text:style-name="P1"><text:span text:style-name="T5"><text:s text:c="8"/>&lt;/</text:span><text:span text:style-name="T13">Link</text:span><text:span text:style-name="T5">&gt;</text:span></text:p>
      <text:p text:style-name="P1"><text:span text:style-name="T5"><text:s text:c="8"/>&lt;</text:span><text:span text:style-name="T13">Link</text:span><text:span text:style-name="T5"> </text:span><text:span text:style-name="T8">to</text:span><text:span text:style-name="T2">=</text:span><text:span text:style-name="T9">"</text:span><text:span text:style-name="T10">/doadores</text:span><text:span text:style-name="T9">"</text:span><text:span text:style-name="T5"> </text:span><text:span text:style-name="T8">className</text:span><text:span text:style-name="T2">=</text:span><text:span text:style-name="T9">"</text:span><text:span text:style-name="T10">card</text:span><text:span text:style-name="T9">"</text:span><text:span text:style-name="T5">&gt;</text:span></text:p>
      <text:p text:style-name="P1"><text:span text:style-name="T5"><text:s text:c="10"/>&lt;</text:span><text:span text:style-name="T2">h3</text:span><text:span text:style-name="T5">&gt;Doadores&lt;/</text:span><text:span text:style-name="T2">h3</text:span><text:span text:style-name="T5">&gt;</text:span></text:p>
      <text:p text:style-name="P1"><text:span text:style-name="T5"><text:s text:c="8"/>&lt;/</text:span><text:span text:style-name="T13">Link</text:span><text:span text:style-name="T5">&gt;</text:span></text:p>
      <text:p text:style-name="P1"><text:span text:style-name="T5"><text:s text:c="8"/>&lt;</text:span><text:span text:style-name="T13">Link</text:span><text:span text:style-name="T5"> </text:span><text:span text:style-name="T8">to</text:span><text:span text:style-name="T2">=</text:span><text:span text:style-name="T9">"</text:span><text:span text:style-name="T10">/cadastrarDoador</text:span><text:span text:style-name="T9">"</text:span><text:span text:style-name="T5"> </text:span><text:span text:style-name="T8">className</text:span><text:span text:style-name="T2">=</text:span><text:span text:style-name="T9">"</text:span><text:span text:style-name="T10">card</text:span><text:span text:style-name="T9">"</text:span><text:span text:style-name="T5">&gt;</text:span></text:p>
      <text:p text:style-name="P1"><text:span text:style-name="T5"><text:s text:c="10"/>&lt;</text:span><text:span text:style-name="T2">h3</text:span><text:span text:style-name="T5">&gt;Novo Doador&lt;/</text:span><text:span text:style-name="T2">h3</text:span><text:span text:style-name="T5">&gt;</text:span></text:p>
      <text:p text:style-name="P1"><text:span text:style-name="T5"><text:s text:c="8"/>&lt;/</text:span><text:span text:style-name="T13">Link</text:span><text:span text:style-name="T5">&gt;</text:span></text:p>
      <text:p text:style-name="P1"><text:span text:style-name="T5"><text:s text:c="8"/>&lt;</text:span><text:span text:style-name="T13">Link</text:span><text:span text:style-name="T5"> </text:span><text:span text:style-name="T8">to</text:span><text:span text:style-name="T2">=</text:span><text:span text:style-name="T9">"</text:span><text:span text:style-name="T10">/cadastrarDoacao</text:span><text:span text:style-name="T9">"</text:span><text:span text:style-name="T5"> </text:span><text:span text:style-name="T8">className</text:span><text:span text:style-name="T2">=</text:span><text:span text:style-name="T9">"</text:span><text:span text:style-name="T10">card</text:span><text:span text:style-name="T9">"</text:span><text:span text:style-name="T5">&gt;</text:span></text:p>
      <text:p text:style-name="P1"><text:span text:style-name="T5"><text:s text:c="10"/>&lt;</text:span><text:span text:style-name="T2">h3</text:span><text:span text:style-name="T5">&gt;Nova doação&lt;/</text:span><text:span text:style-name="T2">h3</text:span><text:span text:style-name="T5">&gt;</text:span></text:p>
      <text:p text:style-name="P1"><text:span text:style-name="T5"><text:s text:c="8"/>&lt;/</text:span><text:span text:style-name="T13">Link</text:span><text:span text:style-name="T5">&gt;</text:span></text:p>
      <text:p text:style-name="P1"><text:span text:style-name="T5"><text:s text:c="8"/>&lt;</text:span><text:span text:style-name="T13">Link</text:span><text:span text:style-name="T5"> </text:span><text:span text:style-name="T8">to</text:span><text:span text:style-name="T2">=</text:span><text:span text:style-name="T9">"</text:span><text:span text:style-name="T10">/verDoacoes</text:span><text:span text:style-name="T9">"</text:span><text:span text:style-name="T5"> </text:span><text:span text:style-name="T8">className</text:span><text:span text:style-name="T2">=</text:span><text:span text:style-name="T9">"</text:span><text:span text:style-name="T10">card</text:span><text:span text:style-name="T9">"</text:span><text:span text:style-name="T5">&gt;</text:span></text:p>
      <text:p text:style-name="P1"><text:span text:style-name="T5"><text:s text:c="10"/>&lt;</text:span><text:span text:style-name="T2">h3</text:span><text:span text:style-name="T5">&gt;Doações&lt;/</text:span><text:span text:style-name="T2">h3</text:span><text:span text:style-name="T5">&gt;</text:span></text:p>
      <text:p text:style-name="P1"><text:span text:style-name="T5"><text:s text:c="8"/>&lt;/</text:span><text:span text:style-name="T13">Link</text:span><text:span text:style-name="T5">&gt;</text:span></text:p>
      <text:p text:style-name="P1"><text:span text:style-name="T5"><text:s text:c="6"/>&lt;/</text:span><text:span text:style-name="T2">nav</text:span><text:span text:style-name="T5">&gt;</text:span></text:p>
      <text:p text:style-name="P2"/>
      <text:p text:style-name="P1"><text:span text:style-name="T5"><text:s text:c="6"/>&lt;</text:span><text:span text:style-name="T2">div</text:span><text:span text:style-name="T5"> </text:span><text:span text:style-name="T8">className</text:span><text:span text:style-name="T2">=</text:span><text:span text:style-name="T9">"</text:span><text:span text:style-name="T10">content</text:span><text:span text:style-name="T9">"</text:span><text:span text:style-name="T5">&gt;</text:span></text:p>
      <text:p text:style-name="P1"><text:span text:style-name="T5"><text:s text:c="8"/>&lt;</text:span><text:span text:style-name="T13">Routes</text:span><text:span text:style-name="T5">&gt;</text:span></text:p>
      <text:p text:style-name="P1"><text:span text:style-name="T5"><text:s text:c="10"/>&lt;</text:span><text:span text:style-name="T13">Route</text:span><text:span text:style-name="T5"> </text:span><text:span text:style-name="T8">path</text:span><text:span text:style-name="T2">=</text:span><text:span text:style-name="T9">"</text:span><text:span text:style-name="T10">/</text:span><text:span text:style-name="T9">"</text:span><text:span text:style-name="T5"> </text:span><text:span text:style-name="T8">element</text:span><text:span text:style-name="T2">={</text:span><text:span text:style-name="T5">&lt;</text:span><text:span text:style-name="T13">Home</text:span><text:span text:style-name="T5"> /&gt;</text:span><text:span text:style-name="T2">}</text:span><text:span text:style-name="T5"> /&gt;</text:span></text:p>
      <text:p text:style-name="P1"><text:span text:style-name="T5"><text:s text:c="10"/>&lt;</text:span><text:span text:style-name="T13">Route</text:span><text:span text:style-name="T5"> </text:span><text:span text:style-name="T8">path</text:span><text:span text:style-name="T2">=</text:span><text:span text:style-name="T9">"</text:span><text:span text:style-name="T10">/doadores</text:span><text:span text:style-name="T9">"</text:span><text:span text:style-name="T5"> </text:span><text:span text:style-name="T8">element</text:span><text:span text:style-name="T2">={</text:span><text:span text:style-name="T5">&lt;</text:span><text:span text:style-name="T13">Page1</text:span><text:span text:style-name="T5"> /&gt;</text:span><text:span text:style-name="T2">}</text:span><text:span text:style-name="T5"> /&gt;</text:span></text:p>
      <text:p text:style-name="P1"><text:span text:style-name="T5"><text:s text:c="10"/>&lt;</text:span><text:span text:style-name="T13">Route</text:span><text:span text:style-name="T5"> </text:span><text:span text:style-name="T8">path</text:span><text:span text:style-name="T2">=</text:span><text:span text:style-name="T9">"</text:span><text:span text:style-name="T10">/cadastrarDoador</text:span><text:span text:style-name="T9">"</text:span><text:span text:style-name="T5"> </text:span><text:span text:style-name="T8">element</text:span><text:span text:style-name="T2">={</text:span><text:span text:style-name="T5">&lt;</text:span><text:span text:style-name="T13">Page2</text:span><text:span text:style-name="T5"> /&gt;</text:span><text:span text:style-name="T2">}</text:span><text:span text:style-name="T5"> /&gt;</text:span></text:p>
      <text:p text:style-name="P1"><text:span text:style-name="T5"><text:s text:c="10"/>&lt;</text:span><text:span text:style-name="T13">Route</text:span><text:span text:style-name="T5"> </text:span><text:span text:style-name="T8">path</text:span><text:span text:style-name="T2">=</text:span><text:span text:style-name="T9">"</text:span><text:span text:style-name="T10">/cadastrarDoacao</text:span><text:span text:style-name="T9">"</text:span><text:span text:style-name="T5"> </text:span><text:span text:style-name="T8">element</text:span><text:span text:style-name="T2">={</text:span><text:span text:style-name="T5">&lt;</text:span><text:span text:style-name="T13">Page3</text:span><text:span text:style-name="T5"> /&gt;</text:span><text:span text:style-name="T2">}</text:span><text:span text:style-name="T5"> /&gt;</text:span></text:p>
      <text:p text:style-name="P1"><text:span text:style-name="T5"><text:s text:c="10"/>&lt;</text:span><text:span text:style-name="T13">Route</text:span><text:span text:style-name="T5"> </text:span><text:span text:style-name="T8">path</text:span><text:span text:style-name="T2">=</text:span><text:span text:style-name="T9">"</text:span><text:span text:style-name="T10">/verDoacoes</text:span><text:span text:style-name="T9">"</text:span><text:span text:style-name="T5"> </text:span><text:span text:style-name="T8">element</text:span><text:span text:style-name="T2">={</text:span><text:span text:style-name="T5">&lt;</text:span><text:span text:style-name="T13">Page4</text:span><text:span text:style-name="T5"> /&gt;</text:span><text:span text:style-name="T2">}</text:span><text:span text:style-name="T5"> /&gt;</text:span></text:p>
      <text:p text:style-name="P1"><text:span text:style-name="T5"><text:s text:c="8"/>&lt;/</text:span><text:span text:style-name="T13">Routes</text:span><text:span text:style-name="T5">&gt;</text:span></text:p>
      <text:p text:style-name="P1"><text:span text:style-name="T5"><text:s text:c="6"/>&lt;/</text:span><text:span text:style-name="T2">div</text:span><text:span text:style-name="T5">&gt;</text:span></text:p>
      <text:p text:style-name="P1"><text:span text:style-name="T5"><text:s text:c="4"/>&lt;/</text:span><text:span text:style-name="T2">div</text:span><text:span text:style-name="T5">&gt;</text:span></text:p>
      <text:p text:style-name="P2"><text:s text:c="2"/>);</text:p>
      <text:p text:style-name="P2">}</text:p>
      <text:p text:style-name="P2"/>
      <text:p text:style-name="P1"><text:span text:style-name="T2">export</text:span><text:span text:style-name="T5"> </text:span><text:span text:style-name="T2">default</text:span><text:span text:style-name="T5"> </text:span><text:span text:style-name="T7">App</text:span><text:span text:style-name="T5">;</text:span></text:p>
      <text:p text:style-name="P2"/>
      <text:p text:style-name="Standard"/>
      <text:p text:style-name="Standard">index.js:</text:p>
      <text:p text:style-name="Standard"/>
      <text:p text:style-name="P1"><text:span text:style-name="T2">import</text:span><text:span text:style-name="T5"> React </text:span><text:span text:style-name="T2">from</text:span><text:span text:style-name="T5"> </text:span><text:span text:style-name="T9">'</text:span><text:span text:style-name="T10">react</text:span><text:span text:style-name="T9">'</text:span><text:span text:style-name="T5">;</text:span></text:p>
      <text:p text:style-name="P1"><text:span text:style-name="T2">import</text:span><text:span text:style-name="T5"> ReactDOM </text:span><text:span text:style-name="T2">from</text:span><text:span text:style-name="T5"> </text:span><text:span text:style-name="T9">'</text:span><text:span text:style-name="T10">react-dom</text:span><text:span text:style-name="T9">'</text:span><text:span text:style-name="T5">;</text:span></text:p>
      <text:p text:style-name="P1"><text:span text:style-name="T2">import</text:span><text:span text:style-name="T5"> { </text:span><text:span text:style-name="T17">BrowserRouter</text:span><text:span text:style-name="T5"> </text:span><text:span text:style-name="T2">as</text:span><text:span text:style-name="T5"> Router } </text:span><text:span text:style-name="T2">from</text:span><text:span text:style-name="T5"> </text:span><text:span text:style-name="T9">'</text:span><text:span text:style-name="T10">react-router-dom</text:span><text:span text:style-name="T9">'</text:span><text:span text:style-name="T5">;</text:span></text:p>
      <text:p text:style-name="P1"><text:span text:style-name="T2">import</text:span><text:span text:style-name="T5"> App </text:span><text:span text:style-name="T2">from</text:span><text:span text:style-name="T5"> </text:span><text:span text:style-name="T9">'</text:span><text:span text:style-name="T10">./App</text:span><text:span text:style-name="T9">'</text:span><text:span text:style-name="T5">;</text:span></text:p>
      <text:p text:style-name="P2"/>
      <text:p text:style-name="P1"><text:soft-page-break/><text:span text:style-name="T5">ReactDOM.</text:span><text:span text:style-name="T7">render</text:span><text:span text:style-name="T5">(</text:span></text:p>
      <text:p text:style-name="P1"><text:span text:style-name="T5"><text:s text:c="2"/>&lt;</text:span><text:span text:style-name="T13">Router</text:span><text:span text:style-name="T5">&gt;</text:span></text:p>
      <text:p text:style-name="P1"><text:span text:style-name="T5"><text:s text:c="4"/>&lt;</text:span><text:span text:style-name="T13">App</text:span><text:span text:style-name="T5"> /&gt;</text:span></text:p>
      <text:p text:style-name="P1"><text:span text:style-name="T5"><text:s text:c="2"/>&lt;/</text:span><text:span text:style-name="T13">Router</text:span><text:span text:style-name="T5">&gt;,</text:span></text:p>
      <text:p text:style-name="P1"><text:span text:style-name="T5"><text:s text:c="2"/></text:span><text:span text:style-name="T14">document</text:span><text:span text:style-name="T5">.</text:span><text:span text:style-name="T7">getElementById</text:span><text:span text:style-name="T5">(</text:span><text:span text:style-name="T9">'</text:span><text:span text:style-name="T10">root</text:span><text:span text:style-name="T9">'</text:span><text:span text:style-name="T5">)</text:span></text:p>
      <text:p text:style-name="P2">);</text:p>
      <text:p text:style-name="P2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999cm" fo:margin-bottom="1.998cm" fo:margin-left="2.999cm" fo:margin-right="1.998cm" fo:background-color="#ffffff" style:writing-mode="lr-tb" style:layout-grid-color="#c0c0c0" style:layout-grid-lines="2470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6-11T20:45:13.767817971</dc:date>
    <meta:editing-duration>PT6M</meta:editing-duration>
    <meta:editing-cycles>1</meta:editing-cycles>
    <meta:document-statistic meta:table-count="0" meta:image-count="0" meta:object-count="0" meta:page-count="22" meta:paragraph-count="869" meta:word-count="2597" meta:character-count="22309" meta:non-whitespace-character-count="18799"/>
  </office:meta>
</office:document-meta>
</file>